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1.552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gos dos times da serie C 202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row table:style-name="ro1"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adversario</text:p>
          </table:table-cell>
          <table:table-cell table:style-name="ce3" office:value-type="string" calcext:value-type="string">
            <text:p>gols_marcados</text:p>
          </table:table-cell>
          <table:table-cell table:style-name="ce3" office:value-type="string" calcext:value-type="string">
            <text:p>gols_sofridos</text:p>
          </table:table-cell>
          <table:table-cell table:style-name="ce3" office:value-type="string" calcext:value-type="string">
            <text:p>saldo_de_gols</text:p>
          </table:table-cell>
          <table:table-cell table:style-name="ce3" office:value-type="string" calcext:value-type="string">
            <text:p>mando_de_jogo</text:p>
          </table:table-cell>
          <table:table-cell table:style-name="ce3" office:value-type="string" calcext:value-type="string">
            <text:p>resultado</text:p>
          </table:table-cell>
          <table:table-cell table:style-name="ce3" office:value-type="string" calcext:value-type="string">
            <text:p>campeonato</text:p>
          </table:table-cell>
          <table:table-cell table:style-name="ce3" office:value-type="string" calcext:value-type="string">
            <text:p>meses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pontos_ganhos</text:p>
          </table:table-cell>
          <table:table-cell table:style-name="ce3" office:value-type="string" calcext:value-type="string">
            <text:p>qtd_unidade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sous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]-[.D2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iguatu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3]-[.D3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forca e luz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4]-[.D4]" office:value-type="float" office:value="6" calcext:value-type="float">
            <text:p>6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forca e luz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5]-[.D5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barauna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6]-[.D6]" office:value-type="float" office:value="2" calcext:value-type="float">
            <text:p>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potiguar de mossor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7]-[.D7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barauna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8]-[.D8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maranhao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formula="of:=[.C9]-[.D9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potiguar de mossor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0]-[.D10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vitoria de salvado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11]-[.D11]" office:value-type="float" office:value="-2" calcext:value-type="float">
            <text:p>-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botafogo pb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12]-[.D12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trez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13]-[.D13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do brasil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santa cruz rn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formula="of:=[.C14]-[.D14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ceara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formula="of:=[.C15]-[.D15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america r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16]-[.D16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crb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formula="of:=[.C17]-[.D17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potyguar seridoense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formula="of:=[.C18]-[.D18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brusqu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19]-[.D19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do brasil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america r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20]-[.D20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america r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1]-[.D21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sport p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22]-[.D22]" office:value-type="float" office:value="-2" calcext:value-type="float">
            <text:p>-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river pi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3]-[.D23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santa cruz r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4]-[.D24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glob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25]-[.D25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santa cruz r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26]-[.D26]" office:value-type="float" office:value="-2" calcext:value-type="float">
            <text:p>-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ferroviaria sp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27]-[.D27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serie c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nautico p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28]-[.D28]" office:value-type="float" office:value="-3" calcext:value-type="float">
            <text:p>-3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ie c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athletic mg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9]-[.D29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ie c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londrin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30]-[.D30]" office:value-type="float" office:value="-2" calcext:value-type="float">
            <text:p>-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ie c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ferroviario c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31]-[.D31]" office:value-type="float" office:value="4" calcext:value-type="float">
            <text:p>4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serie c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confianca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32]-[.D32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serie c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florest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33]-[.D33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serie c</text:p>
          </table:table-cell>
          <table:table-cell table:style-name="ce4" office:value-type="string" calcext:value-type="string">
            <text:p>junho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figueirense</text:p>
          </table:table-cell>
          <table:table-cell table:style-name="ce4" table:number-columns-repeated="3"/>
          <table:table-cell table:style-name="ce4" office:value-type="string" calcext:value-type="string">
            <text:p>visitante</text:p>
          </table:table-cell>
          <table:table-cell table:style-name="ce4"/>
          <table:table-cell table:style-name="ce4" office:value-type="string" calcext:value-type="string">
            <text:p>serie c</text:p>
          </table:table-cell>
          <table:table-cell table:style-name="ce4" office:value-type="string" calcext:value-type="string">
            <text:p>junh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fogados da ingazeira</text:p>
          </table:table-cell>
          <table:table-cell table:style-name="ce4" office:value-type="string" calcext:value-type="string">
            <text:p>centra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C35]-[.D35]" office:value-type="float" office:value="-3" calcext:value-type="float">
            <text:p>-3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ernambuc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fogados da ingazeira</text:p>
          </table:table-cell>
          <table:table-cell table:style-name="ce4" office:value-type="string" calcext:value-type="string">
            <text:p>nautico p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36]-[.D36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ernambuc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fogados da ingazeira</text:p>
          </table:table-cell>
          <table:table-cell table:style-name="ce4" office:value-type="string" calcext:value-type="string">
            <text:p>porto p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37]-[.D37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ernambuc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fogados da ingazeira</text:p>
          </table:table-cell>
          <table:table-cell table:style-name="ce4" office:value-type="string" calcext:value-type="string">
            <text:p>petrolina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formula="of:=[.C38]-[.D38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ernambuc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fogados da ingazeira</text:p>
          </table:table-cell>
          <table:table-cell table:style-name="ce4" office:value-type="string" calcext:value-type="string">
            <text:p>sport p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39]-[.D39]" office:value-type="float" office:value="-2" calcext:value-type="float">
            <text:p>-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ernambuc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fogados da ingazeira</text:p>
          </table:table-cell>
          <table:table-cell table:style-name="ce4" office:value-type="string" calcext:value-type="string">
            <text:p>retr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40]-[.D40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ernambuc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fogados da ingazeira</text:p>
          </table:table-cell>
          <table:table-cell table:style-name="ce4" office:value-type="string" calcext:value-type="string">
            <text:p>flamengo p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41]-[.D41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ernambuc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fogados da ingazeira</text:p>
          </table:table-cell>
          <table:table-cell table:style-name="ce4" office:value-type="string" calcext:value-type="string">
            <text:p>santa cruz p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[.C42]-[.D42]" office:value-type="float" office:value="-4" calcext:value-type="float">
            <text:p>-4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ernambuc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fogados da ingazeira</text:p>
          </table:table-cell>
          <table:table-cell table:style-name="ce4" office:value-type="string" calcext:value-type="string">
            <text:p>maguary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43]-[.D43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ernambuc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fogados da ingazeira</text:p>
          </table:table-cell>
          <table:table-cell table:style-name="ce4" office:value-type="string" calcext:value-type="string">
            <text:p>nautico p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44]-[.D44]" office:value-type="float" office:value="-2" calcext:value-type="float">
            <text:p>-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ernambucano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tuna lus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45]-[.D45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araens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tapajos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46]-[.D46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araens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paysandu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47]-[.D47]" office:value-type="float" office:value="-3" calcext:value-type="float">
            <text:p>-3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araens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santa rosa p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48]-[.D48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ara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são francisco p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49]-[.D49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ara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caet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50]-[.D50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ara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coritib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51]-[.D51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do brasil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rem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52]-[.D52]" office:value-type="float" office:value="-2" calcext:value-type="float">
            <text:p>-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ara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rio branco ac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53]-[.D53]" office:value-type="float" office:value="-2" calcext:value-type="float">
            <text:p>-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opa verd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camet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54]-[.D54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ara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caet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55]-[.D55]" office:value-type="float" office:value="2" calcext:value-type="float">
            <text:p>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ara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capital t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56]-[.D56]" office:value-type="float" office:value="3" calcext:value-type="float">
            <text:p>3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do brasil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caet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57]-[.D57]" office:value-type="float" office:value="2" calcext:value-type="float">
            <text:p>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ara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paysandu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58]-[.D58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ara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paysandu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C59]-[.D59]" office:value-type="float" office:value="-4" calcext:value-type="float">
            <text:p>-4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ara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são francisco p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60]-[.D60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araense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river pi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61]-[.D61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são paulo s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62]-[.D62]" office:value-type="float" office:value="-2" calcext:value-type="float">
            <text:p>-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opa do brasil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fluminense pi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63]-[.D63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camet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64]-[.D64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maio 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maranha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C65]-[.D65]" office:value-type="float" office:value="-4" calcext:value-type="float">
            <text:p>-4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são paulo sp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66]-[.D66]" office:value-type="float" office:value="-2" calcext:value-type="float">
            <text:p>-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opa do brasil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moto clu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67]-[.D67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altos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table:formula="of:=[.C68]-[.D68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junho</text:p>
          </table:table-cell>
          <table:table-cell table:number-columns-repeated="3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uia de maraba</text:p>
          </table:table-cell>
          <table:table-cell table:style-name="ce4" office:value-type="string" calcext:value-type="string">
            <text:p>tocantinopolis</text:p>
          </table:table-cell>
          <table:table-cell table:style-name="ce4" table:number-columns-repeated="3"/>
          <table:table-cell table:style-name="ce4" office:value-type="string" calcext:value-type="string">
            <text:p>visitante</text:p>
          </table:table-cell>
          <table:table-cell table:style-name="ce4"/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junh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santa cruz pe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formula="of:=[.C70]-[.D70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as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71]-[.D71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quatro de julho pi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72]-[.D72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iauiens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river pi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73]-[.D73]" office:value-type="float" office:value="-3" calcext:value-type="float">
            <text:p>-3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iauiens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picos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74]-[.D74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iauiens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quatro de julho p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75]-[.D75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iauiens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vitoria de salvador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76]-[.D76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river p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77]-[.D77]" office:value-type="float" office:value="2" calcext:value-type="float">
            <text:p>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iaui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cear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78]-[.D78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maranhao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79]-[.D79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picos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80]-[.D80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iaui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botafogo p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81]-[.D81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fluminense pi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82]-[.D82]" office:value-type="float" office:value="3" calcext:value-type="float">
            <text:p>3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iaui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fluminense p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83]-[.D83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iaui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sport p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84]-[.D84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oeirens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85]-[.D85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iaui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oeirens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86]-[.D86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iaui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river pi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87]-[.D87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america rn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88]-[.D88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crb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89]-[.D89]" office:value-type="float" office:value="-2" calcext:value-type="float">
            <text:p>-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parnahyb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90]-[.D90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iaui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parnahyba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91]-[.D91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iauiense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fortalez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[.C92]-[.D92]" office:value-type="float" office:value="-5" calcext:value-type="float">
            <text:p>-5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camet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93]-[.D93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moto clu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94]-[.D94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river pi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95]-[.D95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tocantinopoli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96]-[.D96]" office:value-type="float" office:value="-2" calcext:value-type="float">
            <text:p>-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fluminense pi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97]-[.D97]" office:value-type="float" office:value="3" calcext:value-type="float">
            <text:p>3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aguia de maraba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table:formula="of:=[.C98]-[.D98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junho</text:p>
          </table:table-cell>
          <table:table-cell table:number-columns-repeated="3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tos</text:p>
          </table:table-cell>
          <table:table-cell table:style-name="ce4" office:value-type="string" calcext:value-type="string">
            <text:p>maranhao</text:p>
          </table:table-cell>
          <table:table-cell table:style-name="ce4" table:number-columns-repeated="3"/>
          <table:table-cell table:style-name="ce4" office:value-type="string" calcext:value-type="string">
            <text:p>mandante</text:p>
          </table:table-cell>
          <table:table-cell table:style-name="ce4"/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junh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manauar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100]-[.D100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amazonens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princesa do solimoes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101]-[.D101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amazonens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parintins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102]-[.D102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amazonens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rio negro a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03]-[.D103]" office:value-type="float" office:value="2" calcext:value-type="float">
            <text:p>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amazonense</text:p>
          </table:table-cell>
          <table:table-cell table:style-name="ce4" office:value-type="string" calcext:value-type="string">
            <text:p>fevereiro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são raimundo am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04]-[.D104]" office:value-type="float" office:value="3" calcext:value-type="float">
            <text:p>3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amazon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operario am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05]-[.D105]" office:value-type="float" office:value="4" calcext:value-type="float">
            <text:p>4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amazon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nacional a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106]-[.D106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amazon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independente p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07]-[.D107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amazon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são raimundo a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08]-[.D108]" office:value-type="float" office:value="2" calcext:value-type="float">
            <text:p>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amazon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nacional am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109]-[.D109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amazon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capital t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110]-[.D110]" office:value-type="float" office:value="2" calcext:value-type="float">
            <text:p>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amazon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manau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111]-[.D111]" office:value-type="float" office:value="-2" calcext:value-type="float">
            <text:p>-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amazon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maring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12]-[.D112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do brasil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operario am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113]-[.D113]" office:value-type="float" office:value="2" calcext:value-type="float">
            <text:p>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amazon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rem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114]-[.D114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opa verd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remo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formula="of:=[.C115]-[.D115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verd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unidos do alvorad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16]-[.D116]" office:value-type="float" office:value="2" calcext:value-type="float">
            <text:p>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amazon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parintin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117]-[.D117]" office:value-type="float" office:value="-2" calcext:value-type="float">
            <text:p>-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amazon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manaus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118]-[.D118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amazonense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sport p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119]-[.D119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ie b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crb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120]-[.D120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serie b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flamengo rj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121]-[.D121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opa do brasil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ponte pret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122]-[.D122]" office:value-type="float" office:value="-3" calcext:value-type="float">
            <text:p>-3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ie b 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santos s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23]-[.D123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serie b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cear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124]-[.D124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ie b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paysandu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125]-[.D125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serie b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flamengo rj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126]-[.D126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opa do brasil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mirasso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27]-[.D127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serie b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operario p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128]-[.D128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ie b</text:p>
          </table:table-cell>
          <table:table-cell table:style-name="ce4" office:value-type="string" calcext:value-type="string">
            <text:p>junh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brusque</text:p>
          </table:table-cell>
          <table:table-cell table:style-name="ce4" table:number-columns-repeated="3"/>
          <table:table-cell table:style-name="ce4" office:value-type="string" calcext:value-type="string">
            <text:p>mandante</text:p>
          </table:table-cell>
          <table:table-cell table:style-name="ce4"/>
          <table:table-cell table:style-name="ce4" office:value-type="string" calcext:value-type="string">
            <text:p>serie b</text:p>
          </table:table-cell>
          <table:table-cell table:style-name="ce4" office:value-type="string" calcext:value-type="string">
            <text:p>junh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santa cruz r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130]-[.D130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potyguar seridoen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31]-[.D131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potyguar seridoen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32]-[.D132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glob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33]-[.D133]" office:value-type="float" office:value="4" calcext:value-type="float">
            <text:p>4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globo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34]-[.D134]" office:value-type="float" office:value="7" calcext:value-type="float">
            <text:p>7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fortalez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135]-[.D135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santa cruz rn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formula="of:=[.C136]-[.D136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itabaiana 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137]-[.D137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bahia de salvado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138]-[.D138]" office:value-type="float" office:value="-3" calcext:value-type="float">
            <text:p>-3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costa rica m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139]-[.D139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do brasil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barauna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40]-[.D140]" office:value-type="float" office:value="3" calcext:value-type="float">
            <text:p>3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treze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formula="of:=[.C141]-[.D141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abc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142]-[.D142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juazeiren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143]-[.D143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marco 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barauna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144]-[.D144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são luiz r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45]-[.D145]" office:value-type="float" office:value="3" calcext:value-type="float">
            <text:p>3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do brasil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abc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146]-[.D146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ab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47]-[.D147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o nordest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altos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148]-[.D148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nautico p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49]-[.D149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forca e luz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150]-[.D150]" office:value-type="float" office:value="3" calcext:value-type="float">
            <text:p>3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potiguar de mossoro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151]-[.D151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potiguar de mossor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152]-[.D152]" office:value-type="float" office:value="2" calcext:value-type="float">
            <text:p>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santa cruz r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53]-[.D153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maracan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154]-[.D154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corinthians s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155]-[.D155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do brasil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atletico c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56]-[.D156]" office:value-type="float" office:value="3" calcext:value-type="float">
            <text:p>3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santa cruz r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157]-[.D157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potiguar de mossoro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58]-[.D158]" office:value-type="float" office:value="2" calcext:value-type="float">
            <text:p>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corinthians s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159]-[.D159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opa do brasil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sousa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160]-[.D160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trez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161]-[.D161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junho</text:p>
          </table:table-cell>
          <table:table-cell table:number-columns-repeated="3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rn</text:p>
          </table:table-cell>
          <table:table-cell table:style-name="ce4" office:value-type="string" calcext:value-type="string">
            <text:p>iguatu</text:p>
          </table:table-cell>
          <table:table-cell table:style-name="ce4" table:number-columns-repeated="3"/>
          <table:table-cell table:style-name="ce4" office:value-type="string" calcext:value-type="string">
            <text:p>mandante</text:p>
          </table:table-cell>
          <table:table-cell table:style-name="ce4"/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junh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se</text:p>
          </table:table-cell>
          <table:table-cell table:style-name="ce4" office:value-type="string" calcext:value-type="string">
            <text:p>lagart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163]-[.D163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gip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se</text:p>
          </table:table-cell>
          <table:table-cell table:style-name="ce4" office:value-type="string" calcext:value-type="string">
            <text:p>sergip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164]-[.D164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sergip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se</text:p>
          </table:table-cell>
          <table:table-cell table:style-name="ce4" office:value-type="string" calcext:value-type="string">
            <text:p>doren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65]-[.D165]" office:value-type="float" office:value="2" calcext:value-type="float">
            <text:p>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sergip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se</text:p>
          </table:table-cell>
          <table:table-cell table:style-name="ce4" office:value-type="string" calcext:value-type="string">
            <text:p>carmopoli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66]-[.D166]" office:value-type="float" office:value="2" calcext:value-type="float">
            <text:p>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sergip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se</text:p>
          </table:table-cell>
          <table:table-cell table:style-name="ce4" office:value-type="string" calcext:value-type="string">
            <text:p>itabaiana 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167]-[.D167]" office:value-type="float" office:value="-2" calcext:value-type="float">
            <text:p>-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gip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se</text:p>
          </table:table-cell>
          <table:table-cell table:style-name="ce4" office:value-type="string" calcext:value-type="string">
            <text:p>confian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168]-[.D168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gip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se</text:p>
          </table:table-cell>
          <table:table-cell table:style-name="ce4" office:value-type="string" calcext:value-type="string">
            <text:p>falcon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formula="of:=[.C169]-[.D169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sergip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se</text:p>
          </table:table-cell>
          <table:table-cell table:style-name="ce4" office:value-type="string" calcext:value-type="string">
            <text:p>olimpic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170]-[.D170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gip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se</text:p>
          </table:table-cell>
          <table:table-cell table:style-name="ce4" office:value-type="string" calcext:value-type="string">
            <text:p>atletico s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71]-[.D171]" office:value-type="float" office:value="4" calcext:value-type="float">
            <text:p>4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sergipano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se</text:p>
          </table:table-cell>
          <table:table-cell table:style-name="ce4" office:value-type="string" calcext:value-type="string">
            <text:p>atletico s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172]-[.D172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sergipano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merica se</text:p>
          </table:table-cell>
          <table:table-cell table:style-name="ce4" office:value-type="string" calcext:value-type="string">
            <text:p>atletico 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173]-[.D173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sergipano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ferroviario c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174]-[.D174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alto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175]-[.D175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cruzeiro a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176]-[.D176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alago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c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177]-[.D177]" office:value-type="float" office:value="-2" calcext:value-type="float">
            <text:p>-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alago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corurip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178]-[.D178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alago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dimensao saud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79]-[.D179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alagoas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cr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180]-[.D180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alagoas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cs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81]-[.D181]" office:value-type="float" office:value="2" calcext:value-type="float">
            <text:p>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alago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corurip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182]-[.D182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opa alagoas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peneden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183]-[.D183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alago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penedens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184]-[.D184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alagoas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murici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formula="of:=[.C185]-[.D185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alago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internacional r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186]-[.D186]" office:value-type="float" office:value="-2" calcext:value-type="float">
            <text:p>-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opa do brasil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cr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87]-[.D187]" office:value-type="float" office:value="2" calcext:value-type="float">
            <text:p>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alagoano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cruzeiro al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188]-[.D188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alagoas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cs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189]-[.D189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alagoano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cs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90]-[.D190]" office:value-type="float" office:value="3" calcext:value-type="float">
            <text:p>3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alagoas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c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91]-[.D191]" office:value-type="float" office:value="2" calcext:value-type="float">
            <text:p>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alagoano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crb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192]-[.D192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alagoano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cr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193]-[.D193]" office:value-type="float" office:value="-2" calcext:value-type="float">
            <text:p>-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alagoano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sergip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194]-[.D194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petrolin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95]-[.D195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cs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196]-[.D196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jacuipen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97]-[.D197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juazeirens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198]-[.D198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retr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199]-[.D199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junho</text:p>
          </table:table-cell>
          <table:table-cell table:number-columns-repeated="3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sa</text:p>
          </table:table-cell>
          <table:table-cell table:style-name="ce4" office:value-type="string" calcext:value-type="string">
            <text:p>itabaiana se</text:p>
          </table:table-cell>
          <table:table-cell table:style-name="ce4" table:number-columns-repeated="3"/>
          <table:table-cell table:style-name="ce4" office:value-type="string" calcext:value-type="string">
            <text:p>visitante</text:p>
          </table:table-cell>
          <table:table-cell table:style-name="ce4"/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junh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ba</text:p>
          </table:table-cell>
          <table:table-cell table:style-name="ce4" office:value-type="string" calcext:value-type="string">
            <text:p>itabun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01]-[.D201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ba</text:p>
          </table:table-cell>
          <table:table-cell table:style-name="ce4" office:value-type="string" calcext:value-type="string">
            <text:p>bahia de salvador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table:formula="of:=[.C202]-[.D202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ba</text:p>
          </table:table-cell>
          <table:table-cell table:style-name="ce4" office:value-type="string" calcext:value-type="string">
            <text:p>jacuipen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203]-[.D203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ba</text:p>
          </table:table-cell>
          <table:table-cell table:style-name="ce4" office:value-type="string" calcext:value-type="string">
            <text:p>jequi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204]-[.D204]" office:value-type="float" office:value="-2" calcext:value-type="float">
            <text:p>-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ba</text:p>
          </table:table-cell>
          <table:table-cell table:style-name="ce4" office:value-type="string" calcext:value-type="string">
            <text:p>jacobin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05]-[.D205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ba</text:p>
          </table:table-cell>
          <table:table-cell table:style-name="ce4" office:value-type="string" calcext:value-type="string">
            <text:p>juazeiren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206]-[.D206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ba</text:p>
          </table:table-cell>
          <table:table-cell table:style-name="ce4" office:value-type="string" calcext:value-type="string">
            <text:p>bahia de feira de santan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07]-[.D207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ba</text:p>
          </table:table-cell>
          <table:table-cell table:style-name="ce4" office:value-type="string" calcext:value-type="string">
            <text:p>vitoria de salvado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208]-[.D208]" office:value-type="float" office:value="-3" calcext:value-type="float">
            <text:p>-3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ba</text:p>
          </table:table-cell>
          <table:table-cell table:style-name="ce4" office:value-type="string" calcext:value-type="string">
            <text:p>barcelona de ilheu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09]-[.D209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marco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ce</text:p>
          </table:table-cell>
          <table:table-cell table:style-name="ce4" office:value-type="string" calcext:value-type="string">
            <text:p>iguatu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210]-[.D210]" office:value-type="float" office:value="-2" calcext:value-type="float">
            <text:p>-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earens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ce</text:p>
          </table:table-cell>
          <table:table-cell table:style-name="ce4" office:value-type="string" calcext:value-type="string">
            <text:p>ferroviario 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211]-[.D211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earens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ce</text:p>
          </table:table-cell>
          <table:table-cell table:style-name="ce4" office:value-type="string" calcext:value-type="string">
            <text:p>cear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[.C212]-[.D212]" office:value-type="float" office:value="-6" calcext:value-type="float">
            <text:p>-6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ear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ce</text:p>
          </table:table-cell>
          <table:table-cell table:style-name="ce4" office:value-type="string" calcext:value-type="string">
            <text:p>horizont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213]-[.D213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ear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ce</text:p>
          </table:table-cell>
          <table:table-cell table:style-name="ce4" office:value-type="string" calcext:value-type="string">
            <text:p>barbalha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214]-[.D214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ear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ce</text:p>
          </table:table-cell>
          <table:table-cell table:style-name="ce4" office:value-type="string" calcext:value-type="string">
            <text:p>caucaia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formula="of:=[.C215]-[.D215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ear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ce</text:p>
          </table:table-cell>
          <table:table-cell table:style-name="ce4" office:value-type="string" calcext:value-type="string">
            <text:p>horizont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216]-[.D216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ear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ce</text:p>
          </table:table-cell>
          <table:table-cell table:style-name="ce4" office:value-type="string" calcext:value-type="string">
            <text:p>barbalh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217]-[.D217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ear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ce</text:p>
          </table:table-cell>
          <table:table-cell table:style-name="ce4" office:value-type="string" calcext:value-type="string">
            <text:p>barbalh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218]-[.D218]" office:value-type="float" office:value="-2" calcext:value-type="float">
            <text:p>-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ear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ce</text:p>
          </table:table-cell>
          <table:table-cell table:style-name="ce4" office:value-type="string" calcext:value-type="string">
            <text:p>horizon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19]-[.D219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ear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ce</text:p>
          </table:table-cell>
          <table:table-cell table:style-name="ce4" office:value-type="string" calcext:value-type="string">
            <text:p>caucai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20]-[.D220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ear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ce</text:p>
          </table:table-cell>
          <table:table-cell table:style-name="ce4" office:value-type="string" calcext:value-type="string">
            <text:p>potiguar de mossor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221]-[.D221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ce</text:p>
          </table:table-cell>
          <table:table-cell table:style-name="ce4" office:value-type="string" calcext:value-type="string">
            <text:p>america r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222]-[.D222]" office:value-type="float" office:value="-3" calcext:value-type="float">
            <text:p>-3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ce</text:p>
          </table:table-cell>
          <table:table-cell table:style-name="ce4" office:value-type="string" calcext:value-type="string">
            <text:p>iguatu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23]-[.D223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ce</text:p>
          </table:table-cell>
          <table:table-cell table:style-name="ce4" office:value-type="string" calcext:value-type="string">
            <text:p>maracan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24]-[.D224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ce</text:p>
          </table:table-cell>
          <table:table-cell table:style-name="ce4" office:value-type="string" calcext:value-type="string">
            <text:p>trez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225]-[.D225]" office:value-type="float" office:value="-2" calcext:value-type="float">
            <text:p>-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ce</text:p>
          </table:table-cell>
          <table:table-cell table:style-name="ce4" office:value-type="string" calcext:value-type="string">
            <text:p>sous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226]-[.D226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junho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ce</text:p>
          </table:table-cell>
          <table:table-cell table:style-name="ce4" office:value-type="string" calcext:value-type="string">
            <text:p>santa cruz rn</text:p>
          </table:table-cell>
          <table:table-cell table:style-name="ce4" table:number-columns-repeated="3"/>
          <table:table-cell table:style-name="ce4" office:value-type="string" calcext:value-type="string">
            <text:p>mandante</text:p>
          </table:table-cell>
          <table:table-cell table:style-name="ce4"/>
          <table:table-cell table:style-name="ce4" office:value-type="string" calcext:value-type="string">
            <text:p>serie d</text:p>
          </table:table-cell>
          <table:table-cell table:style-name="ce4" office:value-type="string" calcext:value-type="string">
            <text:p>junh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pb</text:p>
          </table:table-cell>
          <table:table-cell table:style-name="ce4" office:value-type="string" calcext:value-type="string">
            <text:p>cs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228]-[.D228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araib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pb</text:p>
          </table:table-cell>
          <table:table-cell table:style-name="ce4" office:value-type="string" calcext:value-type="string">
            <text:p>pomba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29]-[.D229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araib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atletico pb</text:p>
          </table:table-cell>
          <table:table-cell table:style-name="ce4" office:value-type="string" calcext:value-type="string">
            <text:p>trez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230]-[.D230]" office:value-type="float" office:value="-2" calcext:value-type="float">
            <text:p>-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araib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pb</text:p>
          </table:table-cell>
          <table:table-cell table:style-name="ce4" office:value-type="string" calcext:value-type="string">
            <text:p>nacional de pato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31]-[.D231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araib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pb</text:p>
          </table:table-cell>
          <table:table-cell table:style-name="ce4" office:value-type="string" calcext:value-type="string">
            <text:p>serra branc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32]-[.D232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araib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pb</text:p>
          </table:table-cell>
          <table:table-cell table:style-name="ce4" office:value-type="string" calcext:value-type="string">
            <text:p>são paulo crystal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233]-[.D233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araib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pb</text:p>
          </table:table-cell>
          <table:table-cell table:style-name="ce4" office:value-type="string" calcext:value-type="string">
            <text:p>sous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234]-[.D234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araibano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pb</text:p>
          </table:table-cell>
          <table:table-cell table:style-name="ce4" office:value-type="string" calcext:value-type="string">
            <text:p>campinen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35]-[.D235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araibano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pb</text:p>
          </table:table-cell>
          <table:table-cell table:style-name="ce4" office:value-type="string" calcext:value-type="string">
            <text:p>botafogo pb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36]-[.D236]" office:value-type="float" office:value="3" calcext:value-type="float">
            <text:p>3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araibano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se</text:p>
          </table:table-cell>
          <table:table-cell table:style-name="ce4" office:value-type="string" calcext:value-type="string">
            <text:p>sergip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C237]-[.D237]" office:value-type="float" office:value="-3" calcext:value-type="float">
            <text:p>-3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gip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se</text:p>
          </table:table-cell>
          <table:table-cell table:style-name="ce4" office:value-type="string" calcext:value-type="string">
            <text:p>carmopoli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38]-[.D238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gip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se</text:p>
          </table:table-cell>
          <table:table-cell table:style-name="ce4" office:value-type="string" calcext:value-type="string">
            <text:p>lagart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239]-[.D239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gip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se</text:p>
          </table:table-cell>
          <table:table-cell table:style-name="ce4" office:value-type="string" calcext:value-type="string">
            <text:p>itabaiana 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240]-[.D240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gip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se</text:p>
          </table:table-cell>
          <table:table-cell table:style-name="ce4" office:value-type="string" calcext:value-type="string">
            <text:p>falc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241]-[.D241]" office:value-type="float" office:value="-2" calcext:value-type="float">
            <text:p>-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gip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se</text:p>
          </table:table-cell>
          <table:table-cell table:style-name="ce4" office:value-type="string" calcext:value-type="string">
            <text:p>doren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42]-[.D242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gip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se</text:p>
          </table:table-cell>
          <table:table-cell table:style-name="ce4" office:value-type="string" calcext:value-type="string">
            <text:p>olimpic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43]-[.D243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sergip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se</text:p>
          </table:table-cell>
          <table:table-cell table:style-name="ce4" office:value-type="string" calcext:value-type="string">
            <text:p>confianc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C244]-[.D244]" office:value-type="float" office:value="-4" calcext:value-type="float">
            <text:p>-4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gip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se</text:p>
          </table:table-cell>
          <table:table-cell table:style-name="ce4" office:value-type="string" calcext:value-type="string">
            <text:p>america 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C245]-[.D245]" office:value-type="float" office:value="-4" calcext:value-type="float">
            <text:p>-4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gipano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se</text:p>
          </table:table-cell>
          <table:table-cell table:style-name="ce4" office:value-type="string" calcext:value-type="string">
            <text:p>america s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246]-[.D246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sergipano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tletico se</text:p>
          </table:table-cell>
          <table:table-cell table:style-name="ce4" office:value-type="string" calcext:value-type="string">
            <text:p>america 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247]-[.D247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gipano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feira de santana</text:p>
          </table:table-cell>
          <table:table-cell table:style-name="ce4" office:value-type="string" calcext:value-type="string">
            <text:p>jacobina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48]-[.D248]" office:value-type="float" office:value="5" calcext:value-type="float">
            <text:p>5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feira de santana</text:p>
          </table:table-cell>
          <table:table-cell table:style-name="ce4" office:value-type="string" calcext:value-type="string">
            <text:p>vitoria de salvado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49]-[.D249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feira de santana</text:p>
          </table:table-cell>
          <table:table-cell table:style-name="ce4" office:value-type="string" calcext:value-type="string">
            <text:p>itabun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250]-[.D250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feira de santana</text:p>
          </table:table-cell>
          <table:table-cell table:style-name="ce4" office:value-type="string" calcext:value-type="string">
            <text:p>bahia de salvado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251]-[.D251]" office:value-type="float" office:value="-2" calcext:value-type="float">
            <text:p>-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feira de santana</text:p>
          </table:table-cell>
          <table:table-cell table:style-name="ce4" office:value-type="string" calcext:value-type="string">
            <text:p>jacuipen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52]-[.D252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feira de santana</text:p>
          </table:table-cell>
          <table:table-cell table:style-name="ce4" office:value-type="string" calcext:value-type="string">
            <text:p>jequie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formula="of:=[.C253]-[.D253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feira de santana</text:p>
          </table:table-cell>
          <table:table-cell table:style-name="ce4" office:value-type="string" calcext:value-type="string">
            <text:p>atletico b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254]-[.D254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feira de santana</text:p>
          </table:table-cell>
          <table:table-cell table:style-name="ce4" office:value-type="string" calcext:value-type="string">
            <text:p>barcelona de ilheu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55]-[.D255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feira de santana</text:p>
          </table:table-cell>
          <table:table-cell table:style-name="ce4" office:value-type="string" calcext:value-type="string">
            <text:p>juazeiren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56]-[.D256]" office:value-type="float" office:value="4" calcext:value-type="float">
            <text:p>4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marco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jequi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57]-[.D257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atletico ba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table:formula="of:=[.C258]-[.D258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jacobina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59]-[.D259]" office:value-type="float" office:value="5" calcext:value-type="float">
            <text:p>5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bahia de feira de santan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60]-[.D260]" office:value-type="float" office:value="2" calcext:value-type="float">
            <text:p>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barcelona de ilheu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61]-[.D261]" office:value-type="float" office:value="2" calcext:value-type="float">
            <text:p>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sport p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62]-[.D262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itabuna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63]-[.D263]" office:value-type="float" office:value="5" calcext:value-type="float">
            <text:p>5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river pi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64]-[.D264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america r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65]-[.D265]" office:value-type="float" office:value="3" calcext:value-type="float">
            <text:p>3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vitoria de salvado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266]-[.D266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moto club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67]-[.D267]" office:value-type="float" office:value="4" calcext:value-type="float">
            <text:p>4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do brasil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juazeiren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68]-[.D268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cr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69]-[.D269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jacuipen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70]-[.D270]" office:value-type="float" office:value="2" calcext:value-type="float">
            <text:p>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marco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cear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71]-[.D271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jequi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72]-[.D272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caxias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formula="of:=[.C273]-[.D273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do brasil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jequi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74]-[.D274]" office:value-type="float" office:value="3" calcext:value-type="float">
            <text:p>3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vitoria de salvado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75]-[.D275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maranha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76]-[.D276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botafogo pb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C277]-[.D277]" office:value-type="float" office:value="-4" calcext:value-type="float">
            <text:p>-4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vitoria de salvado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278]-[.D278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vitoria de salvador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279]-[.D279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nautico p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80]-[.D280]" office:value-type="float" office:value="3" calcext:value-type="float">
            <text:p>3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internacional r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281]-[.D281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serie a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fluminense rj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82]-[.D282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seria a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vitoria de salvador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formula="of:=[.C283]-[.D283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serie a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gremio r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84]-[.D284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serie a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cricium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85]-[.D285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do brasil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botafogo rj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86]-[.D286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serie a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bragantino s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87]-[.D287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serie a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cricium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88]-[.D288]" office:value-type="float" office:value="2" calcext:value-type="float">
            <text:p>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opa do brasil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cr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289]-[.D289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opa do nordeste</text:p>
          </table:table-cell>
          <table:table-cell table:style-name="ce4" office:value-type="string" calcext:value-type="string">
            <text:p>maio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atletico mg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290]-[.D290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serie a</text:p>
          </table:table-cell>
          <table:table-cell table:style-name="ce4" office:value-type="string" calcext:value-type="string">
            <text:p>junho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hia de salvador</text:p>
          </table:table-cell>
          <table:table-cell table:style-name="ce4" office:value-type="string" calcext:value-type="string">
            <text:p>fortaleza</text:p>
          </table:table-cell>
          <table:table-cell table:style-name="ce4" table:number-columns-repeated="3"/>
          <table:table-cell table:style-name="ce4" office:value-type="string" calcext:value-type="string">
            <text:p>mandante</text:p>
          </table:table-cell>
          <table:table-cell table:style-name="ce4"/>
          <table:table-cell table:style-name="ce4" office:value-type="string" calcext:value-type="string">
            <text:p>serie a</text:p>
          </table:table-cell>
          <table:table-cell table:style-name="ce4" office:value-type="string" calcext:value-type="string">
            <text:p>junho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aunas</text:p>
          </table:table-cell>
          <table:table-cell table:style-name="ce4" office:value-type="string" calcext:value-type="string">
            <text:p>forca e luz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92]-[.D292]" office:value-type="float" office:value="2" calcext:value-type="float">
            <text:p>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aunas</text:p>
          </table:table-cell>
          <table:table-cell table:style-name="ce4" office:value-type="string" calcext:value-type="string">
            <text:p>potiguar de mossoro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93]-[.D293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aunas</text:p>
          </table:table-cell>
          <table:table-cell table:style-name="ce4" office:value-type="string" calcext:value-type="string">
            <text:p>potiguar de mossor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294]-[.D294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aunas</text:p>
          </table:table-cell>
          <table:table-cell table:style-name="ce4" office:value-type="string" calcext:value-type="string">
            <text:p>abc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295]-[.D295]" office:value-type="float" office:value="-2" calcext:value-type="float">
            <text:p>-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aunas</text:p>
          </table:table-cell>
          <table:table-cell table:style-name="ce4" office:value-type="string" calcext:value-type="string">
            <text:p>abc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96]-[.D296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aunas</text:p>
          </table:table-cell>
          <table:table-cell table:style-name="ce4" office:value-type="string" calcext:value-type="string">
            <text:p>forca e luz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297]-[.D297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aunas</text:p>
          </table:table-cell>
          <table:table-cell table:style-name="ce4" office:value-type="string" calcext:value-type="string">
            <text:p>america r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298]-[.D298]" office:value-type="float" office:value="-3" calcext:value-type="float">
            <text:p>-3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aunas</text:p>
          </table:table-cell>
          <table:table-cell table:style-name="ce4" office:value-type="string" calcext:value-type="string">
            <text:p>america r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299]-[.D299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aunas</text:p>
          </table:table-cell>
          <table:table-cell table:style-name="ce4" office:value-type="string" calcext:value-type="string">
            <text:p>potyguar seridoens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300]-[.D300]" office:value-type="float" office:value="2" calcext:value-type="float">
            <text:p>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aunas</text:p>
          </table:table-cell>
          <table:table-cell table:style-name="ce4" office:value-type="string" calcext:value-type="string">
            <text:p>glob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301]-[.D301]" office:value-type="float" office:value="4" calcext:value-type="float">
            <text:p>4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aunas</text:p>
          </table:table-cell>
          <table:table-cell table:style-name="ce4" office:value-type="string" calcext:value-type="string">
            <text:p>santa cruz rn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302]-[.D302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otiguar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balha</text:p>
          </table:table-cell>
          <table:table-cell table:style-name="ce4" office:value-type="string" calcext:value-type="string">
            <text:p>caucai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303]-[.D303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earens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balha</text:p>
          </table:table-cell>
          <table:table-cell table:style-name="ce4" office:value-type="string" calcext:value-type="string">
            <text:p>fortalez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304]-[.D304]" office:value-type="float" office:value="-3" calcext:value-type="float">
            <text:p>-3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earens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balha</text:p>
          </table:table-cell>
          <table:table-cell table:style-name="ce4" office:value-type="string" calcext:value-type="string">
            <text:p>maracan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305]-[.D305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ear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balha</text:p>
          </table:table-cell>
          <table:table-cell table:style-name="ce4" office:value-type="string" calcext:value-type="string">
            <text:p>floresta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306]-[.D306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ear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balha</text:p>
          </table:table-cell>
          <table:table-cell table:style-name="ce4" office:value-type="string" calcext:value-type="string">
            <text:p>atletico c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307]-[.D307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ear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balha</text:p>
          </table:table-cell>
          <table:table-cell table:style-name="ce4" office:value-type="string" calcext:value-type="string">
            <text:p>horizont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308]-[.D308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cear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balha</text:p>
          </table:table-cell>
          <table:table-cell table:style-name="ce4" office:value-type="string" calcext:value-type="string">
            <text:p>caucai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309]-[.D309]" office:value-type="float" office:value="-2" calcext:value-type="float">
            <text:p>-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ear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balha</text:p>
          </table:table-cell>
          <table:table-cell table:style-name="ce4" office:value-type="string" calcext:value-type="string">
            <text:p>atletico c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310]-[.D310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ear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balha</text:p>
          </table:table-cell>
          <table:table-cell table:style-name="ce4" office:value-type="string" calcext:value-type="string">
            <text:p>atletico c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311]-[.D311]" office:value-type="float" office:value="2" calcext:value-type="float">
            <text:p>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ear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balha</text:p>
          </table:table-cell>
          <table:table-cell table:style-name="ce4" office:value-type="string" calcext:value-type="string">
            <text:p>caucai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312]-[.D312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cear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balha</text:p>
          </table:table-cell>
          <table:table-cell table:style-name="ce4" office:value-type="string" calcext:value-type="string">
            <text:p>horizont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313]-[.D313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cear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celona de ilheus</text:p>
          </table:table-cell>
          <table:table-cell table:style-name="ce4" office:value-type="string" calcext:value-type="string">
            <text:p>juazeirens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314]-[.D314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celona de ilheus</text:p>
          </table:table-cell>
          <table:table-cell table:style-name="ce4" office:value-type="string" calcext:value-type="string">
            <text:p>jequi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315]-[.D315]" office:value-type="float" office:value="2" calcext:value-type="float">
            <text:p>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celona de ilheus</text:p>
          </table:table-cell>
          <table:table-cell table:style-name="ce4" office:value-type="string" calcext:value-type="string">
            <text:p>vitoria de salvado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316]-[.D316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celona de ilheus</text:p>
          </table:table-cell>
          <table:table-cell table:style-name="ce4" office:value-type="string" calcext:value-type="string">
            <text:p>jacobin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317]-[.D317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celona de ilheus</text:p>
          </table:table-cell>
          <table:table-cell table:style-name="ce4" office:value-type="string" calcext:value-type="string">
            <text:p>bahia de salvado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318]-[.D318]" office:value-type="float" office:value="-2" calcext:value-type="float">
            <text:p>-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celona de ilheus</text:p>
          </table:table-cell>
          <table:table-cell table:style-name="ce4" office:value-type="string" calcext:value-type="string">
            <text:p>jacuipen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319]-[.D319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celona de ilheus</text:p>
          </table:table-cell>
          <table:table-cell table:style-name="ce4" office:value-type="string" calcext:value-type="string">
            <text:p>itabun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320]-[.D320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celona de ilheus</text:p>
          </table:table-cell>
          <table:table-cell table:style-name="ce4" office:value-type="string" calcext:value-type="string">
            <text:p>bahia de feira de santan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321]-[.D321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celona de ilheus</text:p>
          </table:table-cell>
          <table:table-cell table:style-name="ce4" office:value-type="string" calcext:value-type="string">
            <text:p>atletico b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322]-[.D322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celona de ilheus</text:p>
          </table:table-cell>
          <table:table-cell table:style-name="ce4" office:value-type="string" calcext:value-type="string">
            <text:p>vitoria de salvado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323]-[.D323]" office:value-type="float" office:value="-2" calcext:value-type="float">
            <text:p>-2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arcelona de ilheus</text:p>
          </table:table-cell>
          <table:table-cell table:style-name="ce4" office:value-type="string" calcext:value-type="string">
            <text:p>vitoria de salvado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C324]-[.D324]" office:value-type="float" office:value="-3" calcext:value-type="float">
            <text:p>-3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baiano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jacuipen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25]-[.D32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potiguar de mossor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26]-[.D32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são paulo crys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327]-[.D327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janeir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cs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28]-[.D32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campinen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29]-[.D329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nautico 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30]-[.D330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juazeiren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31]-[.D33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ab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32]-[.D33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nacional de pat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33]-[.D333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fevereir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al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34]-[.D334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pomb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335]-[.D33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serra bran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36]-[.D33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fortalez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37]-[.D33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sous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38]-[.D33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marc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trez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339]-[.D339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marc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atletico pb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340]-[.D340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trez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41]-[.D34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itabaiana 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42]-[.D342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bahia de salvad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43]-[.D343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serra bran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44]-[.D34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marc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serra bran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45]-[.D34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abri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sous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46]-[.D34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abri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crb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47]-[.D34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abri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sous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48]-[.D34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abril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flore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49]-[.D349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 </text:p>
          </table:table-cell>
          <table:table-cell office:value-type="string" calcext:value-type="string">
            <text:p>abri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caxia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50]-[.D35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bril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re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51]-[.D35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volta redond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352]-[.D352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sampaio correa 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53]-[.D353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athletic m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354]-[.D354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afogo pb</text:p>
          </table:table-cell>
          <table:table-cell office:value-type="string" calcext:value-type="string">
            <text:p>ferroviario ce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gantino pa</text:p>
          </table:table-cell>
          <table:table-cell office:value-type="string" calcext:value-type="string">
            <text:p>tapajo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56]-[.D35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gantino pa</text:p>
          </table:table-cell>
          <table:table-cell office:value-type="string" calcext:value-type="string">
            <text:p>tuna luso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57]-[.D35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gantino pa</text:p>
          </table:table-cell>
          <table:table-cell office:value-type="string" calcext:value-type="string">
            <text:p>são francisco p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58]-[.D35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gantino pa</text:p>
          </table:table-cell>
          <table:table-cell office:value-type="string" calcext:value-type="string">
            <text:p>cae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59]-[.D359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gantino pa</text:p>
          </table:table-cell>
          <table:table-cell office:value-type="string" calcext:value-type="string">
            <text:p>paysand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60]-[.D36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gantino pa</text:p>
          </table:table-cell>
          <table:table-cell office:value-type="string" calcext:value-type="string">
            <text:p>santa rosa 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61]-[.D36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gantino pa</text:p>
          </table:table-cell>
          <table:table-cell office:value-type="string" calcext:value-type="string">
            <text:p>came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62]-[.D36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gantino pa</text:p>
          </table:table-cell>
          <table:table-cell office:value-type="string" calcext:value-type="string">
            <text:p>re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63]-[.D36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gantino pa</text:p>
          </table:table-cell>
          <table:table-cell office:value-type="string" calcext:value-type="string">
            <text:p>paysand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364]-[.D364]" office:value-type="float" office:value="-3" calcext:value-type="float">
            <text:p>-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gantino pa</text:p>
          </table:table-cell>
          <table:table-cell office:value-type="string" calcext:value-type="string">
            <text:p>paysand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365]-[.D365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gantino pa</text:p>
          </table:table-cell>
          <table:table-cell office:value-type="string" calcext:value-type="string">
            <text:p>são francisco p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C366]-[.D366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ete</text:p>
          </table:table-cell>
          <table:table-cell office:value-type="string" calcext:value-type="string">
            <text:p>são francisco 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67]-[.D367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ete</text:p>
          </table:table-cell>
          <table:table-cell office:value-type="string" calcext:value-type="string">
            <text:p>paysan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68]-[.D368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ete</text:p>
          </table:table-cell>
          <table:table-cell office:value-type="string" calcext:value-type="string">
            <text:p>canaa p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69]-[.D36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ete</text:p>
          </table:table-cell>
          <table:table-cell office:value-type="string" calcext:value-type="string">
            <text:p>bragantino p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70]-[.D37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ete</text:p>
          </table:table-cell>
          <table:table-cell office:value-type="string" calcext:value-type="string">
            <text:p>castanh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371]-[.D371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ete</text:p>
          </table:table-cell>
          <table:table-cell office:value-type="string" calcext:value-type="string">
            <text:p>aguia de marab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72]-[.D37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ete</text:p>
          </table:table-cell>
          <table:table-cell office:value-type="string" calcext:value-type="string">
            <text:p>tapaj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73]-[.D373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ete</text:p>
          </table:table-cell>
          <table:table-cell office:value-type="string" calcext:value-type="string">
            <text:p>tuna luso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74]-[.D37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ete</text:p>
          </table:table-cell>
          <table:table-cell office:value-type="string" calcext:value-type="string">
            <text:p>aguia de marab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375]-[.D375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ete</text:p>
          </table:table-cell>
          <table:table-cell office:value-type="string" calcext:value-type="string">
            <text:p>aguia de marab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376]-[.D376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ete</text:p>
          </table:table-cell>
          <table:table-cell office:value-type="string" calcext:value-type="string">
            <text:p>santa rosa p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77]-[.D37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ta</text:p>
          </table:table-cell>
          <table:table-cell office:value-type="string" calcext:value-type="string">
            <text:p>castanhal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78]-[.D37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ta</text:p>
          </table:table-cell>
          <table:table-cell office:value-type="string" calcext:value-type="string">
            <text:p>canaa p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79]-[.D379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ta</text:p>
          </table:table-cell>
          <table:table-cell office:value-type="string" calcext:value-type="string">
            <text:p>tuna lus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380]-[.D380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ta</text:p>
          </table:table-cell>
          <table:table-cell office:value-type="string" calcext:value-type="string">
            <text:p>tapaj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81]-[.D381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ta</text:p>
          </table:table-cell>
          <table:table-cell office:value-type="string" calcext:value-type="string">
            <text:p>são francisco p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82]-[.D38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ta</text:p>
          </table:table-cell>
          <table:table-cell office:value-type="string" calcext:value-type="string">
            <text:p>paysan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83]-[.D383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ta</text:p>
          </table:table-cell>
          <table:table-cell office:value-type="string" calcext:value-type="string">
            <text:p>bragantino 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84]-[.D384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ta</text:p>
          </table:table-cell>
          <table:table-cell office:value-type="string" calcext:value-type="string">
            <text:p>aguia de marab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85]-[.D385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ta</text:p>
          </table:table-cell>
          <table:table-cell office:value-type="string" calcext:value-type="string">
            <text:p>alt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86]-[.D386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abril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ta</text:p>
          </table:table-cell>
          <table:table-cell office:value-type="string" calcext:value-type="string">
            <text:p>tocantinopol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87]-[.D387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ta</text:p>
          </table:table-cell>
          <table:table-cell office:value-type="string" calcext:value-type="string">
            <text:p>aguia de marab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88]-[.D38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ta</text:p>
          </table:table-cell>
          <table:table-cell office:value-type="string" calcext:value-type="string">
            <text:p>moto clu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389]-[.D389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ta</text:p>
          </table:table-cell>
          <table:table-cell office:value-type="string" calcext:value-type="string">
            <text:p>maranh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390]-[.D390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ta</text:p>
          </table:table-cell>
          <table:table-cell office:value-type="string" calcext:value-type="string">
            <text:p>river p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91]-[.D391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ta</text:p>
          </table:table-cell>
          <table:table-cell office:value-type="string" calcext:value-type="string">
            <text:p>fluminense pi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inense</text:p>
          </table:table-cell>
          <table:table-cell office:value-type="string" calcext:value-type="string">
            <text:p>pomb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93]-[.D39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inense</text:p>
          </table:table-cell>
          <table:table-cell office:value-type="string" calcext:value-type="string">
            <text:p>são paulo cryst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94]-[.D394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inense</text:p>
          </table:table-cell>
          <table:table-cell office:value-type="string" calcext:value-type="string">
            <text:p>botafogo pb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95]-[.D39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inense</text:p>
          </table:table-cell>
          <table:table-cell office:value-type="string" calcext:value-type="string">
            <text:p>serra bran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96]-[.D39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fevereir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inense</text:p>
          </table:table-cell>
          <table:table-cell office:value-type="string" calcext:value-type="string">
            <text:p>sous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397]-[.D397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inense</text:p>
          </table:table-cell>
          <table:table-cell office:value-type="string" calcext:value-type="string">
            <text:p>cs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98]-[.D398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inense</text:p>
          </table:table-cell>
          <table:table-cell office:value-type="string" calcext:value-type="string">
            <text:p>nacional de pat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99]-[.D39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fevereiro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inense</text:p>
          </table:table-cell>
          <table:table-cell office:value-type="string" calcext:value-type="string">
            <text:p>atletico p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00]-[.D40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marc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inense</text:p>
          </table:table-cell>
          <table:table-cell office:value-type="string" calcext:value-type="string">
            <text:p>trez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401]-[.D401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a pa</text:p>
          </table:table-cell>
          <table:table-cell office:value-type="string" calcext:value-type="string">
            <text:p>rem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402]-[.D402]" office:value-type="float" office:value="-5" calcext:value-type="float">
            <text:p>-5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a pa</text:p>
          </table:table-cell>
          <table:table-cell office:value-type="string" calcext:value-type="string">
            <text:p>camet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03]-[.D40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a pa</text:p>
          </table:table-cell>
          <table:table-cell office:value-type="string" calcext:value-type="string">
            <text:p>cae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04]-[.D40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a pa</text:p>
          </table:table-cell>
          <table:table-cell office:value-type="string" calcext:value-type="string">
            <text:p>tapaj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05]-[.D40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a pa</text:p>
          </table:table-cell>
          <table:table-cell office:value-type="string" calcext:value-type="string">
            <text:p>santa rosa p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06]-[.D40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a pa</text:p>
          </table:table-cell>
          <table:table-cell office:value-type="string" calcext:value-type="string">
            <text:p>tuna lus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07]-[.D407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a pa</text:p>
          </table:table-cell>
          <table:table-cell office:value-type="string" calcext:value-type="string">
            <text:p>paysan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08]-[.D40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a pa</text:p>
          </table:table-cell>
          <table:table-cell office:value-type="string" calcext:value-type="string">
            <text:p>são francisco p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409]-[.D409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mopolis</text:p>
          </table:table-cell>
          <table:table-cell office:value-type="string" calcext:value-type="string">
            <text:p>itabaiana 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10]-[.D410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mopolis</text:p>
          </table:table-cell>
          <table:table-cell office:value-type="string" calcext:value-type="string">
            <text:p>atletico 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11]-[.D41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mopolis</text:p>
          </table:table-cell>
          <table:table-cell office:value-type="string" calcext:value-type="string">
            <text:p>confian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12]-[.D41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mopolis</text:p>
          </table:table-cell>
          <table:table-cell office:value-type="string" calcext:value-type="string">
            <text:p>america 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413]-[.D413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mopolis</text:p>
          </table:table-cell>
          <table:table-cell office:value-type="string" calcext:value-type="string">
            <text:p>olimpic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14]-[.D41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mopolis</text:p>
          </table:table-cell>
          <table:table-cell office:value-type="string" calcext:value-type="string">
            <text:p>sergi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15]-[.D41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mopolis</text:p>
          </table:table-cell>
          <table:table-cell office:value-type="string" calcext:value-type="string">
            <text:p>lagar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416]-[.D416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mopolis</text:p>
          </table:table-cell>
          <table:table-cell office:value-type="string" calcext:value-type="string">
            <text:p>doren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417]-[.D41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mopolis</text:p>
          </table:table-cell>
          <table:table-cell office:value-type="string" calcext:value-type="string">
            <text:p>falc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18]-[.D41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mopolis</text:p>
          </table:table-cell>
          <table:table-cell office:value-type="string" calcext:value-type="string">
            <text:p>olimpic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419]-[.D419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mopolis</text:p>
          </table:table-cell>
          <table:table-cell office:value-type="string" calcext:value-type="string">
            <text:p>olimpi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20]-[.D420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anhal</text:p>
          </table:table-cell>
          <table:table-cell office:value-type="string" calcext:value-type="string">
            <text:p>camet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21]-[.D42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anhal</text:p>
          </table:table-cell>
          <table:table-cell office:value-type="string" calcext:value-type="string">
            <text:p>re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22]-[.D422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anhal</text:p>
          </table:table-cell>
          <table:table-cell office:value-type="string" calcext:value-type="string">
            <text:p>santa rosa p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23]-[.D42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anhal</text:p>
          </table:table-cell>
          <table:table-cell office:value-type="string" calcext:value-type="string">
            <text:p>tuna luso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24]-[.D42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anhal</text:p>
          </table:table-cell>
          <table:table-cell office:value-type="string" calcext:value-type="string">
            <text:p>cae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425]-[.D42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anhal</text:p>
          </table:table-cell>
          <table:table-cell office:value-type="string" calcext:value-type="string">
            <text:p>tapaj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26]-[.D426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anhal</text:p>
          </table:table-cell>
          <table:table-cell office:value-type="string" calcext:value-type="string">
            <text:p>são francisco p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27]-[.D42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anhal</text:p>
          </table:table-cell>
          <table:table-cell office:value-type="string" calcext:value-type="string">
            <text:p>paysand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428]-[.D428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ucaia</text:p>
          </table:table-cell>
          <table:table-cell office:value-type="string" calcext:value-type="string">
            <text:p>barbalh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29]-[.D42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ucaia</text:p>
          </table:table-cell>
          <table:table-cell office:value-type="string" calcext:value-type="string">
            <text:p>iguat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30]-[.D43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ucaia</text:p>
          </table:table-cell>
          <table:table-cell office:value-type="string" calcext:value-type="string">
            <text:p>ferroviario 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31]-[.D431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ucaia</text:p>
          </table:table-cell>
          <table:table-cell office:value-type="string" calcext:value-type="string">
            <text:p>ce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432]-[.D432]" office:value-type="float" office:value="-5" calcext:value-type="float">
            <text:p>-5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ucaia</text:p>
          </table:table-cell>
          <table:table-cell office:value-type="string" calcext:value-type="string">
            <text:p>horizon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33]-[.D433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ucaia</text:p>
          </table:table-cell>
          <table:table-cell office:value-type="string" calcext:value-type="string">
            <text:p>atletico 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34]-[.D43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ucaia</text:p>
          </table:table-cell>
          <table:table-cell office:value-type="string" calcext:value-type="string">
            <text:p>barbalh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35]-[.D435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ucaia</text:p>
          </table:table-cell>
          <table:table-cell office:value-type="string" calcext:value-type="string">
            <text:p>horizon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36]-[.D43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ucaia</text:p>
          </table:table-cell>
          <table:table-cell office:value-type="string" calcext:value-type="string">
            <text:p>horizon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37]-[.D43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marc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ucaia</text:p>
          </table:table-cell>
          <table:table-cell office:value-type="string" calcext:value-type="string">
            <text:p>barbal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38]-[.D43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marc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ucaia</text:p>
          </table:table-cell>
          <table:table-cell office:value-type="string" calcext:value-type="string">
            <text:p>atletico 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39]-[.D439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marc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maracan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40]-[.D44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flore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41]-[.D44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atletico c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442]-[.D442]" office:value-type="float" office:value="6" calcext:value-type="float">
            <text:p>6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juazeiren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43]-[.D443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caucai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444]-[.D444]" office:value-type="float" office:value="5" calcext:value-type="float">
            <text:p>5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alto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45]-[.D44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nautico p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46]-[.D44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fortalez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447]-[.D44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ab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48]-[.D44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bahia de salvad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49]-[.D449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ferroviario 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450]-[.D450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ferroviario 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51]-[.D45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fortale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52]-[.D452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trez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53]-[.D453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itabaiana 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54]-[.D454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fortalez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55]-[.D45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marc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fortalez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56]-[.D45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abri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sport 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57]-[.D457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abri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goia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58]-[.D45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abril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mirasso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459]-[.D45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abri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cr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60]-[.D46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cr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61]-[.D46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ma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novorizontino s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62]-[.D462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mai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amazon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63]-[.D46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mai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operario p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64]-[.D46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mai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cr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65]-[.D46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io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chapecoen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66]-[.D466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mai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coriti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67]-[.D46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maio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office:value-type="string" calcext:value-type="string">
            <text:p>vila nova go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serie b</text:p>
          </table:table-cell>
          <table:table-cell office:value-type="string" calcext:value-type="string">
            <text:p>junh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afogados da ingazeir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469]-[.D469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porto p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470]-[.D470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flamengo p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471]-[.D471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nautico p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72]-[.D47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ret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473]-[.D473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maguar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74]-[.D47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sport p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475]-[.D475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petrolin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76]-[.D47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santa cruz 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77]-[.D47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santa cruz 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78]-[.D47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o</text:p>
          </table:table-cell>
          <table:table-cell office:value-type="string" calcext:value-type="string">
            <text:p>peneden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79]-[.D47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o</text:p>
          </table:table-cell>
          <table:table-cell office:value-type="string" calcext:value-type="string">
            <text:p>cruzeiro 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480]-[.D480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o</text:p>
          </table:table-cell>
          <table:table-cell office:value-type="string" calcext:value-type="string">
            <text:p>cr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81]-[.D481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o</text:p>
          </table:table-cell>
          <table:table-cell office:value-type="string" calcext:value-type="string">
            <text:p>cs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482]-[.D482]" office:value-type="float" office:value="-3" calcext:value-type="float">
            <text:p>-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o</text:p>
          </table:table-cell>
          <table:table-cell office:value-type="string" calcext:value-type="string">
            <text:p>dimensao sau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83]-[.D48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o</text:p>
          </table:table-cell>
          <table:table-cell office:value-type="string" calcext:value-type="string">
            <text:p>coruri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484]-[.D484]" office:value-type="float" office:value="-3" calcext:value-type="float">
            <text:p>-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adinha ma</text:p>
          </table:table-cell>
          <table:table-cell office:value-type="string" calcext:value-type="string">
            <text:p>maranh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485]-[.D485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adinha ma</text:p>
          </table:table-cell>
          <table:table-cell office:value-type="string" calcext:value-type="string">
            <text:p>cordino 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86]-[.D48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adinha ma</text:p>
          </table:table-cell>
          <table:table-cell office:value-type="string" calcext:value-type="string">
            <text:p>moto clu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487]-[.D487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adinha ma</text:p>
          </table:table-cell>
          <table:table-cell office:value-type="string" calcext:value-type="string">
            <text:p>sampaio correa 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488]-[.D488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adinha ma</text:p>
          </table:table-cell>
          <table:table-cell office:value-type="string" calcext:value-type="string">
            <text:p>imperatriz 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89]-[.D489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adinha ma</text:p>
          </table:table-cell>
          <table:table-cell office:value-type="string" calcext:value-type="string">
            <text:p>tunt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90]-[.D490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fever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adinha ma</text:p>
          </table:table-cell>
          <table:table-cell office:value-type="string" calcext:value-type="string">
            <text:p>pinheiro m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91]-[.D49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fevereir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adinha ma</text:p>
          </table:table-cell>
          <table:table-cell office:value-type="string" calcext:value-type="string">
            <text:p>maranh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92]-[.D49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adinha ma</text:p>
          </table:table-cell>
          <table:table-cell office:value-type="string" calcext:value-type="string">
            <text:p>cordino 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93]-[.D49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adinha ma</text:p>
          </table:table-cell>
          <table:table-cell office:value-type="string" calcext:value-type="string">
            <text:p>moto clu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94]-[.D494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adinha ma</text:p>
          </table:table-cell>
          <table:table-cell office:value-type="string" calcext:value-type="string">
            <text:p>imperatriz 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95]-[.D495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adinha ma</text:p>
          </table:table-cell>
          <table:table-cell office:value-type="string" calcext:value-type="string">
            <text:p>tuntu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496]-[.D496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adinha ma</text:p>
          </table:table-cell>
          <table:table-cell office:value-type="string" calcext:value-type="string">
            <text:p>sampaio correa 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497]-[.D497]" office:value-type="float" office:value="-3" calcext:value-type="float">
            <text:p>-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adinha ma</text:p>
          </table:table-cell>
          <table:table-cell office:value-type="string" calcext:value-type="string">
            <text:p>pinheiro m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98]-[.D49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abri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retr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99]-[.D49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olimpic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00]-[.D500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doren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01]-[.D501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carmopol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02]-[.D502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falc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03]-[.D50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sergi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04]-[.D504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america 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05]-[.D50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atletico 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506]-[.D506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muric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07]-[.D507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itabaiana 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08]-[.D508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lagar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09]-[.D509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itabaiana s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510]-[.D51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abri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itabaiana 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11]-[.D51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abri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sergip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12]-[.D51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abri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sergip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13]-[.D51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abril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londrin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14]-[.D51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bril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são j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15]-[.D51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bril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tomben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516]-[.D516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ferroviaria s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17]-[.D517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 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ab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18]-[.D51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apareciden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19]-[.D519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anca</text:p>
          </table:table-cell>
          <table:table-cell office:value-type="string" calcext:value-type="string">
            <text:p>floresta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dino ma</text:p>
          </table:table-cell>
          <table:table-cell office:value-type="string" calcext:value-type="string">
            <text:p>sampaio correa 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21]-[.D521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dino ma</text:p>
          </table:table-cell>
          <table:table-cell office:value-type="string" calcext:value-type="string">
            <text:p>chapadinha 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22]-[.D52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dino ma</text:p>
          </table:table-cell>
          <table:table-cell office:value-type="string" calcext:value-type="string">
            <text:p>imperatriz 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23]-[.D52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dino ma</text:p>
          </table:table-cell>
          <table:table-cell office:value-type="string" calcext:value-type="string">
            <text:p>maranha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24]-[.D524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dino ma</text:p>
          </table:table-cell>
          <table:table-cell office:value-type="string" calcext:value-type="string">
            <text:p>moto club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25]-[.D52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dino ma</text:p>
          </table:table-cell>
          <table:table-cell office:value-type="string" calcext:value-type="string">
            <text:p>pinheiro 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526]-[.D526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fevereir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dino ma</text:p>
          </table:table-cell>
          <table:table-cell office:value-type="string" calcext:value-type="string">
            <text:p>tuntum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527]-[.D52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dino ma</text:p>
          </table:table-cell>
          <table:table-cell office:value-type="string" calcext:value-type="string">
            <text:p>sampaio correa m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528]-[.D528]" office:value-type="float" office:value="-3" calcext:value-type="float">
            <text:p>-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dino ma</text:p>
          </table:table-cell>
          <table:table-cell office:value-type="string" calcext:value-type="string">
            <text:p>chapadinha 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29]-[.D52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dino ma</text:p>
          </table:table-cell>
          <table:table-cell office:value-type="string" calcext:value-type="string">
            <text:p>imperatriz m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30]-[.D53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dino ma</text:p>
          </table:table-cell>
          <table:table-cell office:value-type="string" calcext:value-type="string">
            <text:p>maranh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531]-[.D531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dino ma</text:p>
          </table:table-cell>
          <table:table-cell office:value-type="string" calcext:value-type="string">
            <text:p>moto clu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32]-[.D53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dino ma</text:p>
          </table:table-cell>
          <table:table-cell office:value-type="string" calcext:value-type="string">
            <text:p>pinheiro m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533]-[.D53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dino ma</text:p>
          </table:table-cell>
          <table:table-cell office:value-type="string" calcext:value-type="string">
            <text:p>tuntu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534]-[.D534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abri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issaba</text:p>
          </table:table-cell>
          <table:table-cell office:value-type="string" calcext:value-type="string">
            <text:p>oeiren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35]-[.D53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issaba</text:p>
          </table:table-cell>
          <table:table-cell office:value-type="string" calcext:value-type="string">
            <text:p>fluminense p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36]-[.D536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issaba</text:p>
          </table:table-cell>
          <table:table-cell office:value-type="string" calcext:value-type="string">
            <text:p>parnahyb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537]-[.D537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issaba</text:p>
          </table:table-cell>
          <table:table-cell office:value-type="string" calcext:value-type="string">
            <text:p>oeiren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538]-[.D538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issaba</text:p>
          </table:table-cell>
          <table:table-cell office:value-type="string" calcext:value-type="string">
            <text:p>fluminense p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539]-[.D539]" office:value-type="float" office:value="-4" calcext:value-type="float">
            <text:p>-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issaba</text:p>
          </table:table-cell>
          <table:table-cell office:value-type="string" calcext:value-type="string">
            <text:p>parnahyb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40]-[.D54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issaba</text:p>
          </table:table-cell>
          <table:table-cell office:value-type="string" calcext:value-type="string">
            <text:p>river p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41]-[.D541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issaba</text:p>
          </table:table-cell>
          <table:table-cell office:value-type="string" calcext:value-type="string">
            <text:p>river p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542]-[.D542]" office:value-type="float" office:value="-4" calcext:value-type="float">
            <text:p>-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uripe</text:p>
          </table:table-cell>
          <table:table-cell office:value-type="string" calcext:value-type="string">
            <text:p>cs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43]-[.D54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uripe</text:p>
          </table:table-cell>
          <table:table-cell office:value-type="string" calcext:value-type="string">
            <text:p>peneden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44]-[.D54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uripe</text:p>
          </table:table-cell>
          <table:table-cell office:value-type="string" calcext:value-type="string">
            <text:p>as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45]-[.D54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uripe</text:p>
          </table:table-cell>
          <table:table-cell office:value-type="string" calcext:value-type="string">
            <text:p>cs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546]-[.D546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uripe</text:p>
          </table:table-cell>
          <table:table-cell office:value-type="string" calcext:value-type="string">
            <text:p>desportivo alian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47]-[.D547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uripe</text:p>
          </table:table-cell>
          <table:table-cell office:value-type="string" calcext:value-type="string">
            <text:p>muric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48]-[.D54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uripe</text:p>
          </table:table-cell>
          <table:table-cell office:value-type="string" calcext:value-type="string">
            <text:p>as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49]-[.D54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uripe</text:p>
          </table:table-cell>
          <table:table-cell office:value-type="string" calcext:value-type="string">
            <text:p>c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50]-[.D55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uripe</text:p>
          </table:table-cell>
          <table:table-cell office:value-type="string" calcext:value-type="string">
            <text:p>muric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51]-[.D55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uripe</text:p>
          </table:table-cell>
          <table:table-cell office:value-type="string" calcext:value-type="string">
            <text:p>cr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52]-[.D552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uripe</text:p>
          </table:table-cell>
          <table:table-cell office:value-type="string" calcext:value-type="string">
            <text:p>cruzeiro 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53]-[.D55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uripe</text:p>
          </table:table-cell>
          <table:table-cell office:value-type="string" calcext:value-type="string">
            <text:p>zumb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54]-[.D554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uripe</text:p>
          </table:table-cell>
          <table:table-cell office:value-type="string" calcext:value-type="string">
            <text:p>ce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555]-[.D555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uripe</text:p>
          </table:table-cell>
          <table:table-cell office:value-type="string" calcext:value-type="string">
            <text:p>peneden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56]-[.D55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uripe</text:p>
          </table:table-cell>
          <table:table-cell office:value-type="string" calcext:value-type="string">
            <text:p>peneden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57]-[.D557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peneden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58]-[.D558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muric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59]-[.D55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c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60]-[.D560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desportivo alian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61]-[.D56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itabaiana 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62]-[.D562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as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63]-[.D563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c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64]-[.D56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fortale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65]-[.D565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trez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66]-[.D56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ce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67]-[.D56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cruzeiro 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68]-[.D56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rio branco a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69]-[.D569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zum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70]-[.D57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coruri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71]-[.D571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bahia de salvad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72]-[.D572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as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573]-[.D573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cs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74]-[.D574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ab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575]-[.D57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muric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76]-[.D57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athletic m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77]-[.D577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muric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578]-[.D578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muric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579]-[.D579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juazeiren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80]-[.D580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nautico p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81]-[.D58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alt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82]-[.D582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a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83]-[.D583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marco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a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84]-[.D584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abri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botafogo pb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85]-[.D58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abri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novorizontino s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86]-[.D586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abr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amazona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87]-[.D58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abril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cea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88]-[.D58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i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cear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589]-[.D589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ma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chapecoen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90]-[.D590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mai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ava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91]-[.D591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mai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vila nova 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92]-[.D592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mai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cea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93]-[.D593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io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bahia de salvado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94]-[.D59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io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ponte pre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595]-[.D595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junh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fortalez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596]-[.D596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unh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fortaleza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copa do nordeste</text:p>
          </table:table-cell>
          <table:table-cell office:value-type="string" calcext:value-type="string">
            <text:p>junh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america mg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serie b</text:p>
          </table:table-cell>
          <table:table-cell office:value-type="string" calcext:value-type="string">
            <text:p>junh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zeiro al</text:p>
          </table:table-cell>
          <table:table-cell office:value-type="string" calcext:value-type="string">
            <text:p>a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99]-[.D59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zeiro al</text:p>
          </table:table-cell>
          <table:table-cell office:value-type="string" calcext:value-type="string">
            <text:p>cs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600]-[.D600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zeiro al</text:p>
          </table:table-cell>
          <table:table-cell office:value-type="string" calcext:value-type="string">
            <text:p>zumb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01]-[.D601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zeiro al</text:p>
          </table:table-cell>
          <table:table-cell office:value-type="string" calcext:value-type="string">
            <text:p>muric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602]-[.D602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zeiro al</text:p>
          </table:table-cell>
          <table:table-cell office:value-type="string" calcext:value-type="string">
            <text:p>ce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603]-[.D603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zeiro al</text:p>
          </table:table-cell>
          <table:table-cell office:value-type="string" calcext:value-type="string">
            <text:p>peneden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04]-[.D604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zeiro al</text:p>
          </table:table-cell>
          <table:table-cell office:value-type="string" calcext:value-type="string">
            <text:p>muric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05]-[.D60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zeiro al</text:p>
          </table:table-cell>
          <table:table-cell office:value-type="string" calcext:value-type="string">
            <text:p>cr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06]-[.D606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zeiro al</text:p>
          </table:table-cell>
          <table:table-cell office:value-type="string" calcext:value-type="string">
            <text:p>desportivo alianc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607]-[.D607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zeiro al</text:p>
          </table:table-cell>
          <table:table-cell office:value-type="string" calcext:value-type="string">
            <text:p>c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08]-[.D608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zeiro al</text:p>
          </table:table-cell>
          <table:table-cell office:value-type="string" calcext:value-type="string">
            <text:p>coruri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09]-[.D60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zeiro al</text:p>
          </table:table-cell>
          <table:table-cell office:value-type="string" calcext:value-type="string">
            <text:p>as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10]-[.D61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zeiro al</text:p>
          </table:table-cell>
          <table:table-cell office:value-type="string" calcext:value-type="string">
            <text:p>cs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611]-[.D611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iguat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12]-[.D61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oruri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13]-[.D61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ruzeiro 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14]-[.D614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r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615]-[.D615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orurip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16]-[.D616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17]-[.D61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as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618]-[.D618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peneden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19]-[.D61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muric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20]-[.D62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dimensao saud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621]-[.D621]" office:value-type="float" office:value="6" calcext:value-type="float">
            <text:p>6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peneden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22]-[.D62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623]-[.D62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r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24]-[.D624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ruzeiro 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25]-[.D625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murici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626]-[.D62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muric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627]-[.D627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peneden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28]-[.D62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peneden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29]-[.D629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abri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30]-[.D630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letiva da copa do brasil 2025</text:p>
          </table:table-cell>
          <table:table-cell office:value-type="string" calcext:value-type="string">
            <text:p>abri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c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31]-[.D631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letiva da copa do brasil 2025</text:p>
          </table:table-cell>
          <table:table-cell office:value-type="string" calcext:value-type="string">
            <text:p>abr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ypiranga 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632]-[.D632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br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ferroviaria s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33]-[.D63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bril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londri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634]-[.D63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athletic m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635]-[.D635]" office:value-type="float" office:value="-5" calcext:value-type="float">
            <text:p>-5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sampaio correa 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36]-[.D63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são bernardo s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637]-[.D637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 </text:p>
          </table:table-cell>
          <table:table-cell office:value-type="string" calcext:value-type="string">
            <text:p>mai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volta redon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38]-[.D63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são jose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muric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40]-[.D64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as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41]-[.D641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peneden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42]-[.D64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muric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643]-[.D643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cs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644]-[.D644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cr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45]-[.D64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zumb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646]-[.D646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corurip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47]-[.D64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ce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648]-[.D648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cruzeiro 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649]-[.D649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cs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650]-[.D65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desportivo alianc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651]-[.D651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as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52]-[.D65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marc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as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653]-[.D653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as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654]-[.D654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marc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cs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655]-[.D655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letiva da copa do brasil 2025</text:p>
          </table:table-cell>
          <table:table-cell office:value-type="string" calcext:value-type="string">
            <text:p>abri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cs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656]-[.D65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letiva da copa do brasil 2025</text:p>
          </table:table-cell>
          <table:table-cell office:value-type="string" calcext:value-type="string">
            <text:p>abri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retr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57]-[.D65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abril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itabaiana 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658]-[.D658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as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59]-[.D65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juazeiren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60]-[.D660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jacuipen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61]-[.D661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sergi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662]-[.D662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juazeirense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atletico pb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64]-[.D66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botafogo p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65]-[.D665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66]-[.D666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fevereir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pomb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67]-[.D66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fevereir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campinen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68]-[.D668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são paulo cryst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669]-[.D669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serra branc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670]-[.D670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marc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tre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71]-[.D671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nacional de pat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672]-[.D672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portivo alianca</text:p>
          </table:table-cell>
          <table:table-cell office:value-type="string" calcext:value-type="string">
            <text:p>cr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73]-[.D67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portivo alianca</text:p>
          </table:table-cell>
          <table:table-cell office:value-type="string" calcext:value-type="string">
            <text:p>coruri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74]-[.D674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portivo alianca</text:p>
          </table:table-cell>
          <table:table-cell office:value-type="string" calcext:value-type="string">
            <text:p>dimensao saud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675]-[.D67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portivo alianca</text:p>
          </table:table-cell>
          <table:table-cell office:value-type="string" calcext:value-type="string">
            <text:p>cruzeiro 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76]-[.D676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portivo alianca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677]-[.D677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portivo alianca</text:p>
          </table:table-cell>
          <table:table-cell office:value-type="string" calcext:value-type="string">
            <text:p>peneden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678]-[.D678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ensao saude</text:p>
          </table:table-cell>
          <table:table-cell office:value-type="string" calcext:value-type="string">
            <text:p>as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79]-[.D679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ensao saude</text:p>
          </table:table-cell>
          <table:table-cell office:value-type="string" calcext:value-type="string">
            <text:p>muric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680]-[.D680]" office:value-type="float" office:value="-4" calcext:value-type="float">
            <text:p>-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ensao saude</text:p>
          </table:table-cell>
          <table:table-cell office:value-type="string" calcext:value-type="string">
            <text:p>desportivo alianc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681]-[.D68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ensao saude</text:p>
          </table:table-cell>
          <table:table-cell office:value-type="string" calcext:value-type="string">
            <text:p>cs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682]-[.D682]" office:value-type="float" office:value="-5" calcext:value-type="float">
            <text:p>-5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ensao saude</text:p>
          </table:table-cell>
          <table:table-cell office:value-type="string" calcext:value-type="string">
            <text:p>ce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83]-[.D68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ensao saude</text:p>
          </table:table-cell>
          <table:table-cell office:value-type="string" calcext:value-type="string">
            <text:p>zum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84]-[.D684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ense</text:p>
          </table:table-cell>
          <table:table-cell office:value-type="string" calcext:value-type="string">
            <text:p>falc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685]-[.D68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ense</text:p>
          </table:table-cell>
          <table:table-cell office:value-type="string" calcext:value-type="string">
            <text:p>confian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86]-[.D686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ense</text:p>
          </table:table-cell>
          <table:table-cell office:value-type="string" calcext:value-type="string">
            <text:p>america 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687]-[.D687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ense</text:p>
          </table:table-cell>
          <table:table-cell office:value-type="string" calcext:value-type="string">
            <text:p>olimpic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688]-[.D688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ense</text:p>
          </table:table-cell>
          <table:table-cell office:value-type="string" calcext:value-type="string">
            <text:p>lagar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689]-[.D689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ense</text:p>
          </table:table-cell>
          <table:table-cell office:value-type="string" calcext:value-type="string">
            <text:p>atletico 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90]-[.D69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ense</text:p>
          </table:table-cell>
          <table:table-cell office:value-type="string" calcext:value-type="string">
            <text:p>sergi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91]-[.D691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ense</text:p>
          </table:table-cell>
          <table:table-cell office:value-type="string" calcext:value-type="string">
            <text:p>carmopol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692]-[.D692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ense</text:p>
          </table:table-cell>
          <table:table-cell office:value-type="string" calcext:value-type="string">
            <text:p>itabaiana 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93]-[.D69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ense</text:p>
          </table:table-cell>
          <table:table-cell office:value-type="string" calcext:value-type="string">
            <text:p>itabaiana 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94]-[.D69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ense</text:p>
          </table:table-cell>
          <table:table-cell office:value-type="string" calcext:value-type="string">
            <text:p>itabaiana 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695]-[.D695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doren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696]-[.D696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lagar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97]-[.D69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olimpic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698]-[.D69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confian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99]-[.D69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atletico 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00]-[.D700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itabaiana 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01]-[.D701]" office:value-type="float" office:value="-4" calcext:value-type="float">
            <text:p>-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america s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702]-[.D70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sergi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03]-[.D703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carmopoli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04]-[.D70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lagart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05]-[.D70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lagar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06]-[.D70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viario ce</text:p>
          </table:table-cell>
          <table:table-cell office:value-type="string" calcext:value-type="string">
            <text:p>as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07]-[.D70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viario ce</text:p>
          </table:table-cell>
          <table:table-cell office:value-type="string" calcext:value-type="string">
            <text:p>flores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708]-[.D708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viario ce</text:p>
          </table:table-cell>
          <table:table-cell office:value-type="string" calcext:value-type="string">
            <text:p>atletico 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09]-[.D709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viario ce</text:p>
          </table:table-cell>
          <table:table-cell office:value-type="string" calcext:value-type="string">
            <text:p>cauca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10]-[.D710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viario ce</text:p>
          </table:table-cell>
          <table:table-cell office:value-type="string" calcext:value-type="string">
            <text:p>fortalez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11]-[.D71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viario ce</text:p>
          </table:table-cell>
          <table:table-cell office:value-type="string" calcext:value-type="string">
            <text:p>maracan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12]-[.D71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viario ce</text:p>
          </table:table-cell>
          <table:table-cell office:value-type="string" calcext:value-type="string">
            <text:p>iguat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13]-[.D71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viario ce</text:p>
          </table:table-cell>
          <table:table-cell office:value-type="string" calcext:value-type="string">
            <text:p>maranha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14]-[.D714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viario ce</text:p>
          </table:table-cell>
          <table:table-cell office:value-type="string" calcext:value-type="string">
            <text:p>iguat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15]-[.D715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viario ce</text:p>
          </table:table-cell>
          <table:table-cell office:value-type="string" calcext:value-type="string">
            <text:p>cea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716]-[.D716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viario ce</text:p>
          </table:table-cell>
          <table:table-cell office:value-type="string" calcext:value-type="string">
            <text:p>sampaio correa 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17]-[.D71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viario ce</text:p>
          </table:table-cell>
          <table:table-cell office:value-type="string" calcext:value-type="string">
            <text:p>cear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18]-[.D71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viario ce</text:p>
          </table:table-cell>
          <table:table-cell office:value-type="string" calcext:value-type="string">
            <text:p>figueiren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19]-[.D71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br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viario ce</text:p>
          </table:table-cell>
          <table:table-cell office:value-type="string" calcext:value-type="string">
            <text:p>aparecidens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720]-[.D72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 </text:p>
          </table:table-cell>
          <table:table-cell office:value-type="string" calcext:value-type="string">
            <text:p>abri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viario ce</text:p>
          </table:table-cell>
          <table:table-cell office:value-type="string" calcext:value-type="string">
            <text:p>são bernardo sp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721]-[.D721]" office:value-type="float" office:value="-5" calcext:value-type="float">
            <text:p>-5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viario ce</text:p>
          </table:table-cell>
          <table:table-cell office:value-type="string" calcext:value-type="string">
            <text:p>ab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722]-[.D722]" office:value-type="float" office:value="-4" calcext:value-type="float">
            <text:p>-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viario ce</text:p>
          </table:table-cell>
          <table:table-cell office:value-type="string" calcext:value-type="string">
            <text:p>flore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23]-[.D723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viario ce</text:p>
          </table:table-cell>
          <table:table-cell office:value-type="string" calcext:value-type="string">
            <text:p>londri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24]-[.D724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viario ce</text:p>
          </table:table-cell>
          <table:table-cell office:value-type="string" calcext:value-type="string">
            <text:p>botafogo pb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flamengo pe</text:p>
          </table:table-cell>
          <table:table-cell table:style-name="ce7" office:value-type="string" calcext:value-type="string">
            <text:p>nautico p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726]-[.D726]" office:value-type="float" office:value="-2" calcext:value-type="float">
            <text:p>-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flamengo pe</text:p>
          </table:table-cell>
          <table:table-cell table:style-name="ce7" office:value-type="string" calcext:value-type="string">
            <text:p>santa cruz p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727]-[.D727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flamengo p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C728]-[.D728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flamengo pe</text:p>
          </table:table-cell>
          <table:table-cell table:style-name="ce7" office:value-type="string" calcext:value-type="string">
            <text:p>porto p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729]-[.D729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flamengo pe</text:p>
          </table:table-cell>
          <table:table-cell table:style-name="ce7" office:value-type="string" calcext:value-type="string">
            <text:p>petrolin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730]-[.D730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flamengo pe</text:p>
          </table:table-cell>
          <table:table-cell table:style-name="ce7" office:value-type="string" calcext:value-type="string">
            <text:p>sport p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C731]-[.D731]" office:value-type="float" office:value="-3" calcext:value-type="float">
            <text:p>-3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flamengo pe</text:p>
          </table:table-cell>
          <table:table-cell table:style-name="ce7" office:value-type="string" calcext:value-type="string">
            <text:p>afogados da ingazeir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C732]-[.D732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flamengo pe</text:p>
          </table:table-cell>
          <table:table-cell table:style-name="ce7" office:value-type="string" calcext:value-type="string">
            <text:p>magua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[.C733]-[.D733]" office:value-type="float" office:value="-4" calcext:value-type="float">
            <text:p>-4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flamengo pe</text:p>
          </table:table-cell>
          <table:table-cell table:style-name="ce7" office:value-type="string" calcext:value-type="string">
            <text:p>retr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734]-[.D734]" office:value-type="float" office:value="-4" calcext:value-type="float">
            <text:p>-4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uminense pi</text:p>
          </table:table-cell>
          <table:table-cell office:value-type="string" calcext:value-type="string">
            <text:p>parnahyb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35]-[.D735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uminense pi</text:p>
          </table:table-cell>
          <table:table-cell office:value-type="string" calcext:value-type="string">
            <text:p>corissab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36]-[.D73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uminense pi</text:p>
          </table:table-cell>
          <table:table-cell office:value-type="string" calcext:value-type="string">
            <text:p>oeiren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37]-[.D73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uminense pi</text:p>
          </table:table-cell>
          <table:table-cell office:value-type="string" calcext:value-type="string">
            <text:p>parnahyb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38]-[.D73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uminense pi</text:p>
          </table:table-cell>
          <table:table-cell office:value-type="string" calcext:value-type="string">
            <text:p>corissab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739]-[.D739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uminense pi</text:p>
          </table:table-cell>
          <table:table-cell office:value-type="string" calcext:value-type="string">
            <text:p>oeiren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40]-[.D74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uminense pi</text:p>
          </table:table-cell>
          <table:table-cell office:value-type="string" calcext:value-type="string">
            <text:p>alto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741]-[.D741]" office:value-type="float" office:value="-3" calcext:value-type="float">
            <text:p>-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uminense pi</text:p>
          </table:table-cell>
          <table:table-cell office:value-type="string" calcext:value-type="string">
            <text:p>al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42]-[.D74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uminense pi</text:p>
          </table:table-cell>
          <table:table-cell office:value-type="string" calcext:value-type="string">
            <text:p>fortalez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743]-[.D743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uminense pi</text:p>
          </table:table-cell>
          <table:table-cell office:value-type="string" calcext:value-type="string">
            <text:p>maranha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44]-[.D744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abril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uminense pi</text:p>
          </table:table-cell>
          <table:table-cell office:value-type="string" calcext:value-type="string">
            <text:p>aguia de marab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45]-[.D74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uminense pi</text:p>
          </table:table-cell>
          <table:table-cell office:value-type="string" calcext:value-type="string">
            <text:p>tocantinopol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46]-[.D746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uminense pi</text:p>
          </table:table-cell>
          <table:table-cell office:value-type="string" calcext:value-type="string">
            <text:p>river p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747]-[.D747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uminense pi</text:p>
          </table:table-cell>
          <table:table-cell office:value-type="string" calcext:value-type="string">
            <text:p>alto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748]-[.D748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uminense pi</text:p>
          </table:table-cell>
          <table:table-cell office:value-type="string" calcext:value-type="string">
            <text:p>moto clu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749]-[.D74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uminense pi</text:p>
          </table:table-cell>
          <table:table-cell office:value-type="string" calcext:value-type="string">
            <text:p>cameta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ferroviario 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51]-[.D751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cea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52]-[.D75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horizon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753]-[.D753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barbalh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54]-[.D75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iguat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55]-[.D755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maraca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56]-[.D756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maraca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757]-[.D757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botafogo p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58]-[.D758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br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volta redon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59]-[.D75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bril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ferroviaria s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760]-[.D760]" office:value-type="float" office:value="-3" calcext:value-type="float">
            <text:p>-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re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61]-[.D761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figueiren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762]-[.D762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ferroviario 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63]-[.D763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a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64]-[.D764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confianca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ca e luz</text:p>
          </table:table-cell>
          <table:table-cell office:value-type="string" calcext:value-type="string">
            <text:p>baraun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766]-[.D766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ca e luz</text:p>
          </table:table-cell>
          <table:table-cell office:value-type="string" calcext:value-type="string">
            <text:p>ab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767]-[.D767]" office:value-type="float" office:value="-6" calcext:value-type="float">
            <text:p>-6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ca e luz</text:p>
          </table:table-cell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68]-[.D76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ca e luz</text:p>
          </table:table-cell>
          <table:table-cell office:value-type="string" calcext:value-type="string">
            <text:p>potiguar de mossor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769]-[.D769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ca e luz</text:p>
          </table:table-cell>
          <table:table-cell office:value-type="string" calcext:value-type="string">
            <text:p>potiguar de mosso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70]-[.D77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ca e luz</text:p>
          </table:table-cell>
          <table:table-cell office:value-type="string" calcext:value-type="string">
            <text:p>baraun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71]-[.D771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ca e luz</text:p>
          </table:table-cell>
          <table:table-cell office:value-type="string" calcext:value-type="string">
            <text:p>glob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72]-[.D77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marc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ca e luz</text:p>
          </table:table-cell>
          <table:table-cell office:value-type="string" calcext:value-type="string">
            <text:p>santa cruz r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73]-[.D773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ca e luz</text:p>
          </table:table-cell>
          <table:table-cell office:value-type="string" calcext:value-type="string">
            <text:p>america r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774]-[.D774]" office:value-type="float" office:value="-3" calcext:value-type="float">
            <text:p>-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marco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ca e luz</text:p>
          </table:table-cell>
          <table:table-cell office:value-type="string" calcext:value-type="string">
            <text:p>potyguar seridoen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75]-[.D77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abri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horizon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776]-[.D776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barbalh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777]-[.D777]" office:value-type="float" office:value="5" calcext:value-type="float">
            <text:p>5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iguat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78]-[.D778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america r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79]-[.D77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ferroviario 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80]-[.D78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cr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81]-[.D781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river p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82]-[.D782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cear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783]-[.D78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sport p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84]-[.D78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fluminense p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85]-[.D785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botafogo p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86]-[.D78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maracan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87]-[.D78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marc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retr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88]-[.D78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maraca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89]-[.D789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marc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cea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90]-[.D790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vitoria de salvad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91]-[.D791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maranha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792]-[.D79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cear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93]-[.D79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marc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sportivo trinidense p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794]-[.D794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ulamericana</text:p>
          </table:table-cell>
          <table:table-cell office:value-type="string" calcext:value-type="string">
            <text:p>abri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cear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95]-[.D79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abri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nacional potosi bo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796]-[.D796]" office:value-type="float" office:value="5" calcext:value-type="float">
            <text:p>5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ulamericana</text:p>
          </table:table-cell>
          <table:table-cell office:value-type="string" calcext:value-type="string">
            <text:p>abri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são paulo s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97]-[.D797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abril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cruzeiro m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98]-[.D79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abril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alto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799]-[.D799]" office:value-type="float" office:value="5" calcext:value-type="float">
            <text:p>5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abri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boca juniors ar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800]-[.D800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ulamericana</text:p>
          </table:table-cell>
          <table:table-cell office:value-type="string" calcext:value-type="string">
            <text:p>abril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bragantino s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01]-[.D80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abril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vasc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02]-[.D80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io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corinthians s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03]-[.D803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mai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nacional potosi bo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804]-[.D804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ulamericana</text:p>
          </table:table-cell>
          <table:table-cell office:value-type="string" calcext:value-type="string">
            <text:p>mai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botafogo rj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05]-[.D80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maio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boca juniors ar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06]-[.D80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ulamericana</text:p>
          </table:table-cell>
          <table:table-cell office:value-type="string" calcext:value-type="string">
            <text:p>mai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vasco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807]-[.D80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i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sport p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808]-[.D808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i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sportivo trinidense p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809]-[.D80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ulamericana</text:p>
          </table:table-cell>
          <table:table-cell office:value-type="string" calcext:value-type="string">
            <text:p>maio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atletico p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10]-[.D81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junh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cr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11]-[.D811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unh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crb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copa do nordeste</text:p>
          </table:table-cell>
          <table:table-cell office:value-type="string" calcext:value-type="string">
            <text:p>junh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bahia de salvador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seria a</text:p>
          </table:table-cell>
          <table:table-cell office:value-type="string" calcext:value-type="string">
            <text:p>junh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o</text:p>
          </table:table-cell>
          <table:table-cell office:value-type="string" calcext:value-type="string">
            <text:p>potyguar seridoen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814]-[.D814]" office:value-type="float" office:value="-4" calcext:value-type="float">
            <text:p>-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o</text:p>
          </table:table-cell>
          <table:table-cell office:value-type="string" calcext:value-type="string">
            <text:p>santa cruz r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15]-[.D81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o</text:p>
          </table:table-cell>
          <table:table-cell office:value-type="string" calcext:value-type="string">
            <text:p>santa cruz r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816]-[.D816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o</text:p>
          </table:table-cell>
          <table:table-cell office:value-type="string" calcext:value-type="string">
            <text:p>america r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817]-[.D817]" office:value-type="float" office:value="-4" calcext:value-type="float">
            <text:p>-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o</text:p>
          </table:table-cell>
          <table:table-cell office:value-type="string" calcext:value-type="string">
            <text:p>america r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818]-[.D818]" office:value-type="float" office:value="-7" calcext:value-type="float">
            <text:p>-7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o</text:p>
          </table:table-cell>
          <table:table-cell office:value-type="string" calcext:value-type="string">
            <text:p>potyguar seridoen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819]-[.D81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o</text:p>
          </table:table-cell>
          <table:table-cell office:value-type="string" calcext:value-type="string">
            <text:p>forca e luz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20]-[.D82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marc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o</text:p>
          </table:table-cell>
          <table:table-cell office:value-type="string" calcext:value-type="string">
            <text:p>potiguar de mosso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21]-[.D821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o</text:p>
          </table:table-cell>
          <table:table-cell office:value-type="string" calcext:value-type="string">
            <text:p>barauna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822]-[.D822]" office:value-type="float" office:value="-4" calcext:value-type="float">
            <text:p>-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marc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o</text:p>
          </table:table-cell>
          <table:table-cell office:value-type="string" calcext:value-type="string">
            <text:p>ab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23]-[.D823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abri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izonte</text:p>
          </table:table-cell>
          <table:table-cell office:value-type="string" calcext:value-type="string">
            <text:p>fortalez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824]-[.D824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izonte</text:p>
          </table:table-cell>
          <table:table-cell office:value-type="string" calcext:value-type="string">
            <text:p>maracana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825]-[.D825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janeir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izonte</text:p>
          </table:table-cell>
          <table:table-cell office:value-type="string" calcext:value-type="string">
            <text:p>flores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826]-[.D826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izonte</text:p>
          </table:table-cell>
          <table:table-cell office:value-type="string" calcext:value-type="string">
            <text:p>atletico 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27]-[.D82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izonte</text:p>
          </table:table-cell>
          <table:table-cell office:value-type="string" calcext:value-type="string">
            <text:p>cauca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28]-[.D828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izonte</text:p>
          </table:table-cell>
          <table:table-cell office:value-type="string" calcext:value-type="string">
            <text:p>barbalh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29]-[.D829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izonte</text:p>
          </table:table-cell>
          <table:table-cell office:value-type="string" calcext:value-type="string">
            <text:p>atletico 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830]-[.D83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izonte</text:p>
          </table:table-cell>
          <table:table-cell office:value-type="string" calcext:value-type="string">
            <text:p>caucai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31]-[.D83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izonte</text:p>
          </table:table-cell>
          <table:table-cell office:value-type="string" calcext:value-type="string">
            <text:p>caucai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32]-[.D83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marc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izonte</text:p>
          </table:table-cell>
          <table:table-cell office:value-type="string" calcext:value-type="string">
            <text:p>atletico 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33]-[.D833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marc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izonte</text:p>
          </table:table-cell>
          <table:table-cell office:value-type="string" calcext:value-type="string">
            <text:p>barbalh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834]-[.D834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marc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uatu</text:p>
          </table:table-cell>
          <table:table-cell office:value-type="string" calcext:value-type="string">
            <text:p>cs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35]-[.D83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uatu</text:p>
          </table:table-cell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36]-[.D83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uatu</text:p>
          </table:table-cell>
          <table:table-cell office:value-type="string" calcext:value-type="string">
            <text:p>atletico 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37]-[.D837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uatu</text:p>
          </table:table-cell>
          <table:table-cell office:value-type="string" calcext:value-type="string">
            <text:p>cauca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38]-[.D83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uatu</text:p>
          </table:table-cell>
          <table:table-cell office:value-type="string" calcext:value-type="string">
            <text:p>fortale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839]-[.D839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uatu</text:p>
          </table:table-cell>
          <table:table-cell office:value-type="string" calcext:value-type="string">
            <text:p>maraca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840]-[.D84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uatu</text:p>
          </table:table-cell>
          <table:table-cell office:value-type="string" calcext:value-type="string">
            <text:p>flore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41]-[.D84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uatu</text:p>
          </table:table-cell>
          <table:table-cell office:value-type="string" calcext:value-type="string">
            <text:p>ferroviario 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42]-[.D84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uatu</text:p>
          </table:table-cell>
          <table:table-cell office:value-type="string" calcext:value-type="string">
            <text:p>juventude r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43]-[.D84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uatu</text:p>
          </table:table-cell>
          <table:table-cell office:value-type="string" calcext:value-type="string">
            <text:p>ferroviario 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844]-[.D844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uatu</text:p>
          </table:table-cell>
          <table:table-cell office:value-type="string" calcext:value-type="string">
            <text:p>sous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45]-[.D84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abril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uatu</text:p>
          </table:table-cell>
          <table:table-cell office:value-type="string" calcext:value-type="string">
            <text:p>santa cruz r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46]-[.D846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uatu</text:p>
          </table:table-cell>
          <table:table-cell office:value-type="string" calcext:value-type="string">
            <text:p>atletico 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47]-[.D84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uatu</text:p>
          </table:table-cell>
          <table:table-cell office:value-type="string" calcext:value-type="string">
            <text:p>trez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48]-[.D848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uatu</text:p>
          </table:table-cell>
          <table:table-cell office:value-type="string" calcext:value-type="string">
            <text:p>maraca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849]-[.D849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uatu</text:p>
          </table:table-cell>
          <table:table-cell office:value-type="string" calcext:value-type="string">
            <text:p>potiguar de mosso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50]-[.D850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uatu</text:p>
          </table:table-cell>
          <table:table-cell office:value-type="string" calcext:value-type="string">
            <text:p>america rn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eratriz ma</text:p>
          </table:table-cell>
          <table:table-cell office:value-type="string" calcext:value-type="string">
            <text:p>tuntu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52]-[.D85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eratriz ma</text:p>
          </table:table-cell>
          <table:table-cell office:value-type="string" calcext:value-type="string">
            <text:p>moto clu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53]-[.D853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eratriz ma</text:p>
          </table:table-cell>
          <table:table-cell office:value-type="string" calcext:value-type="string">
            <text:p>cordino 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54]-[.D854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eratriz ma</text:p>
          </table:table-cell>
          <table:table-cell office:value-type="string" calcext:value-type="string">
            <text:p>pinheiro m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855]-[.D85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eratriz ma</text:p>
          </table:table-cell>
          <table:table-cell office:value-type="string" calcext:value-type="string">
            <text:p>chapadinha 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56]-[.D85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eratriz ma</text:p>
          </table:table-cell>
          <table:table-cell office:value-type="string" calcext:value-type="string">
            <text:p>maranh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57]-[.D85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eratriz ma</text:p>
          </table:table-cell>
          <table:table-cell office:value-type="string" calcext:value-type="string">
            <text:p>sampaio correa 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58]-[.D85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eratriz ma</text:p>
          </table:table-cell>
          <table:table-cell office:value-type="string" calcext:value-type="string">
            <text:p>tunt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59]-[.D859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eratriz ma</text:p>
          </table:table-cell>
          <table:table-cell office:value-type="string" calcext:value-type="string">
            <text:p>moto clu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60]-[.D860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fevereiro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eratriz ma</text:p>
          </table:table-cell>
          <table:table-cell office:value-type="string" calcext:value-type="string">
            <text:p>cordino m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861]-[.D861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eratriz ma</text:p>
          </table:table-cell>
          <table:table-cell office:value-type="string" calcext:value-type="string">
            <text:p>pinheiro 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862]-[.D862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eratriz ma</text:p>
          </table:table-cell>
          <table:table-cell office:value-type="string" calcext:value-type="string">
            <text:p>chapadinha 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63]-[.D86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eratriz ma</text:p>
          </table:table-cell>
          <table:table-cell office:value-type="string" calcext:value-type="string">
            <text:p>maranha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64]-[.D86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eratriz ma</text:p>
          </table:table-cell>
          <table:table-cell office:value-type="string" calcext:value-type="string">
            <text:p>sampaio correa m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65]-[.D86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abri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eratriz ma</text:p>
          </table:table-cell>
          <table:table-cell office:value-type="string" calcext:value-type="string">
            <text:p>sampaio correa 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866]-[.D866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abri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eratriz ma</text:p>
          </table:table-cell>
          <table:table-cell office:value-type="string" calcext:value-type="string">
            <text:p>sampaio correa 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867]-[.D867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abri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carmopol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868]-[.D868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olimpic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869]-[.D869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sergi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870]-[.D870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atletico 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871]-[.D871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cr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872]-[.D872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america 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73]-[.D873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america r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874]-[.D874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sport 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875]-[.D87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falc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876]-[.D876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brasilien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77]-[.D87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river p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78]-[.D87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confian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79]-[.D879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vitoria de salvad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880]-[.D880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lagarto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881]-[.D88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doren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82]-[.D88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doren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83]-[.D883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maranha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884]-[.D884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botafogo p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85]-[.D88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cea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886]-[.D886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doren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87]-[.D887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confianc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888]-[.D88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abri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confian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89]-[.D889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abri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juazeiren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90]-[.D89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abril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c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91]-[.D891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petroli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92]-[.D892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ret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893]-[.D893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sergip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94]-[.D89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 </text:p>
          </table:table-cell>
          <table:table-cell office:value-type="string" calcext:value-type="string">
            <text:p>maio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jacuipen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95]-[.D895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aiana se</text:p>
          </table:table-cell>
          <table:table-cell office:value-type="string" calcext:value-type="string">
            <text:p>asa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una</text:p>
          </table:table-cell>
          <table:table-cell office:value-type="string" calcext:value-type="string">
            <text:p>atletico b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897]-[.D89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janeir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una</text:p>
          </table:table-cell>
          <table:table-cell office:value-type="string" calcext:value-type="string">
            <text:p>jacobin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98]-[.D89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janeir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buna</text:p>
          </table:table-cell>
          <table:table-cell office:value-type="string" calcext:value-type="string">
            <text:p>bahia de feira de santan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99]-[.D89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janeiro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una</text:p>
          </table:table-cell>
          <table:table-cell office:value-type="string" calcext:value-type="string">
            <text:p>jacuipen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00]-[.D900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janeiro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una</text:p>
          </table:table-cell>
          <table:table-cell office:value-type="string" calcext:value-type="string">
            <text:p>juazeiren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01]-[.D90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fevereiro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una</text:p>
          </table:table-cell>
          <table:table-cell office:value-type="string" calcext:value-type="string">
            <text:p>bahia de salvado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902]-[.D902]" office:value-type="float" office:value="-5" calcext:value-type="float">
            <text:p>-5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una</text:p>
          </table:table-cell>
          <table:table-cell office:value-type="string" calcext:value-type="string">
            <text:p>barcelona de ilhe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03]-[.D903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fevereir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una</text:p>
          </table:table-cell>
          <table:table-cell office:value-type="string" calcext:value-type="string">
            <text:p>jequ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04]-[.D904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fevereir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una</text:p>
          </table:table-cell>
          <table:table-cell office:value-type="string" calcext:value-type="string">
            <text:p>nova iguaç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905]-[.D905]" office:value-type="float" office:value="-8" calcext:value-type="float">
            <text:p>-8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una</text:p>
          </table:table-cell>
          <table:table-cell office:value-type="string" calcext:value-type="string">
            <text:p>vitoria de salvad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06]-[.D906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una</text:p>
          </table:table-cell>
          <table:table-cell office:value-type="string" calcext:value-type="string">
            <text:p>real noroes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07]-[.D90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abril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una</text:p>
          </table:table-cell>
          <table:table-cell office:value-type="string" calcext:value-type="string">
            <text:p>ipating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908]-[.D908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una</text:p>
          </table:table-cell>
          <table:table-cell office:value-type="string" calcext:value-type="string">
            <text:p>audax rj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09]-[.D90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una</text:p>
          </table:table-cell>
          <table:table-cell office:value-type="string" calcext:value-type="string">
            <text:p>portuguesa rj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10]-[.D91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una</text:p>
          </table:table-cell>
          <table:table-cell office:value-type="string" calcext:value-type="string">
            <text:p>nova iguaçu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11]-[.D91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una</text:p>
          </table:table-cell>
          <table:table-cell office:value-type="string" calcext:value-type="string">
            <text:p>serra 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12]-[.D912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buna</text:p>
          </table:table-cell>
          <table:table-cell office:value-type="string" calcext:value-type="string">
            <text:p>democrata de sete lagoas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obina</text:p>
          </table:table-cell>
          <table:table-cell office:value-type="string" calcext:value-type="string">
            <text:p>bahia de feira de santan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914]-[.D914]" office:value-type="float" office:value="-5" calcext:value-type="float">
            <text:p>-5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janeir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obina</text:p>
          </table:table-cell>
          <table:table-cell office:value-type="string" calcext:value-type="string">
            <text:p>itabun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15]-[.D91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janeir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obina</text:p>
          </table:table-cell>
          <table:table-cell office:value-type="string" calcext:value-type="string">
            <text:p>bahia de salvado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916]-[.D916]" office:value-type="float" office:value="-5" calcext:value-type="float">
            <text:p>-5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obina</text:p>
          </table:table-cell>
          <table:table-cell office:value-type="string" calcext:value-type="string">
            <text:p>barcelona de ilhe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17]-[.D91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obina</text:p>
          </table:table-cell>
          <table:table-cell office:value-type="string" calcext:value-type="string">
            <text:p>atletico 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18]-[.D918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fever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obina</text:p>
          </table:table-cell>
          <table:table-cell office:value-type="string" calcext:value-type="string">
            <text:p>vitoria de salvado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19]-[.D91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obina</text:p>
          </table:table-cell>
          <table:table-cell office:value-type="string" calcext:value-type="string">
            <text:p>juazeiren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20]-[.D92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obina</text:p>
          </table:table-cell>
          <table:table-cell office:value-type="string" calcext:value-type="string">
            <text:p>jacuipen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921]-[.D921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obina</text:p>
          </table:table-cell>
          <table:table-cell office:value-type="string" calcext:value-type="string">
            <text:p>jequi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22]-[.D92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uipense</text:p>
          </table:table-cell>
          <table:table-cell office:value-type="string" calcext:value-type="string">
            <text:p>botafogo pb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23]-[.D923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uipense</text:p>
          </table:table-cell>
          <table:table-cell office:value-type="string" calcext:value-type="string">
            <text:p>vitoria de salvad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24]-[.D924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janeir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uipense</text:p>
          </table:table-cell>
          <table:table-cell office:value-type="string" calcext:value-type="string">
            <text:p>juazeiren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25]-[.D925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uipense</text:p>
          </table:table-cell>
          <table:table-cell office:value-type="string" calcext:value-type="string">
            <text:p>atletico b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926]-[.D926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uipense</text:p>
          </table:table-cell>
          <table:table-cell office:value-type="string" calcext:value-type="string">
            <text:p>itabu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927]-[.D927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janeir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uipense</text:p>
          </table:table-cell>
          <table:table-cell office:value-type="string" calcext:value-type="string">
            <text:p>bahia de feira de santa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28]-[.D92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feverei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uipense</text:p>
          </table:table-cell>
          <table:table-cell office:value-type="string" calcext:value-type="string">
            <text:p>barcelona de ilhe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29]-[.D92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uipense</text:p>
          </table:table-cell>
          <table:table-cell office:value-type="string" calcext:value-type="string">
            <text:p>jequi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30]-[.D93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uipense</text:p>
          </table:table-cell>
          <table:table-cell office:value-type="string" calcext:value-type="string">
            <text:p>jacobi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31]-[.D931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uipense</text:p>
          </table:table-cell>
          <table:table-cell office:value-type="string" calcext:value-type="string">
            <text:p>agua san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32]-[.D93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uipense</text:p>
          </table:table-cell>
          <table:table-cell office:value-type="string" calcext:value-type="string">
            <text:p>bahia de salvad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33]-[.D933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uipense</text:p>
          </table:table-cell>
          <table:table-cell office:value-type="string" calcext:value-type="string">
            <text:p>petrolin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34]-[.D93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abril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uipense</text:p>
          </table:table-cell>
          <table:table-cell office:value-type="string" calcext:value-type="string">
            <text:p>sergip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35]-[.D93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uipense</text:p>
          </table:table-cell>
          <table:table-cell office:value-type="string" calcext:value-type="string">
            <text:p>juazeiren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936]-[.D936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uipense</text:p>
          </table:table-cell>
          <table:table-cell office:value-type="string" calcext:value-type="string">
            <text:p>as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37]-[.D937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uipense</text:p>
          </table:table-cell>
          <table:table-cell office:value-type="string" calcext:value-type="string">
            <text:p>c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938]-[.D938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uipense</text:p>
          </table:table-cell>
          <table:table-cell office:value-type="string" calcext:value-type="string">
            <text:p>itabaiana 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39]-[.D93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uipense</text:p>
          </table:table-cell>
          <table:table-cell office:value-type="string" calcext:value-type="string">
            <text:p>retro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quie</text:p>
          </table:table-cell>
          <table:table-cell office:value-type="string" calcext:value-type="string">
            <text:p>bahia de salvad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41]-[.D941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janeir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quie</text:p>
          </table:table-cell>
          <table:table-cell office:value-type="string" calcext:value-type="string">
            <text:p>barcelona de ilheu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42]-[.D942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quie</text:p>
          </table:table-cell>
          <table:table-cell office:value-type="string" calcext:value-type="string">
            <text:p>juazeiren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43]-[.D943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quie</text:p>
          </table:table-cell>
          <table:table-cell office:value-type="string" calcext:value-type="string">
            <text:p>atletico b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944]-[.D944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quie</text:p>
          </table:table-cell>
          <table:table-cell office:value-type="string" calcext:value-type="string">
            <text:p>vitoria de salvad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45]-[.D945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quie</text:p>
          </table:table-cell>
          <table:table-cell office:value-type="string" calcext:value-type="string">
            <text:p>bahia de feira de santan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946]-[.D94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quie</text:p>
          </table:table-cell>
          <table:table-cell office:value-type="string" calcext:value-type="string">
            <text:p>jacuipen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47]-[.D94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quie</text:p>
          </table:table-cell>
          <table:table-cell office:value-type="string" calcext:value-type="string">
            <text:p>itabu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948]-[.D94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fevereir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quie</text:p>
          </table:table-cell>
          <table:table-cell office:value-type="string" calcext:value-type="string">
            <text:p>jacobin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49]-[.D949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quie</text:p>
          </table:table-cell>
          <table:table-cell office:value-type="string" calcext:value-type="string">
            <text:p>bahia de salvad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50]-[.D950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quie</text:p>
          </table:table-cell>
          <table:table-cell office:value-type="string" calcext:value-type="string">
            <text:p>bahia de salvad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951]-[.D951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moto clu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52]-[.D95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ret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53]-[.D953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barcelona de ilheu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54]-[.D95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janeiro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jacuipen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955]-[.D955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jequi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956]-[.D956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vitoria de salvad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957]-[.D957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itabun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58]-[.D95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fevereiro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cea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59]-[.D959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atletico b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960]-[.D960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botafogo p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61]-[.D961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vitoria de salvad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962]-[.D962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jacobi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963]-[.D96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maranha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64]-[.D964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bahia de salvad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65]-[.D96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bahia de feira de santa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966]-[.D966]" office:value-type="float" office:value="-4" calcext:value-type="float">
            <text:p>-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baiano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america r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67]-[.D96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cr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968]-[.D968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river 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969]-[.D969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sport 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970]-[.D970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itabaiana 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71]-[.D97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abril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ret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72]-[.D97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jacuipen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73]-[.D97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c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74]-[.D974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as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75]-[.D97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petrolin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76]-[.D97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zeirense</text:p>
          </table:table-cell>
          <table:table-cell office:value-type="string" calcext:value-type="string">
            <text:p>sergipe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garto</text:p>
          </table:table-cell>
          <table:table-cell office:value-type="string" calcext:value-type="string">
            <text:p>america 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978]-[.D978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garto</text:p>
          </table:table-cell>
          <table:table-cell office:value-type="string" calcext:value-type="string">
            <text:p>falc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79]-[.D97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garto</text:p>
          </table:table-cell>
          <table:table-cell office:value-type="string" calcext:value-type="string">
            <text:p>atletico 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980]-[.D98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garto</text:p>
          </table:table-cell>
          <table:table-cell office:value-type="string" calcext:value-type="string">
            <text:p>sergip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81]-[.D98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garto</text:p>
          </table:table-cell>
          <table:table-cell office:value-type="string" calcext:value-type="string">
            <text:p>doren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82]-[.D982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garto</text:p>
          </table:table-cell>
          <table:table-cell office:value-type="string" calcext:value-type="string">
            <text:p>olimpic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83]-[.D983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garto</text:p>
          </table:table-cell>
          <table:table-cell office:value-type="string" calcext:value-type="string">
            <text:p>carmopoli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984]-[.D984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garto</text:p>
          </table:table-cell>
          <table:table-cell office:value-type="string" calcext:value-type="string">
            <text:p>itabaiana s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985]-[.D98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garto</text:p>
          </table:table-cell>
          <table:table-cell office:value-type="string" calcext:value-type="string">
            <text:p>confianc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86]-[.D986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garto</text:p>
          </table:table-cell>
          <table:table-cell office:value-type="string" calcext:value-type="string">
            <text:p>falc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87]-[.D98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garto</text:p>
          </table:table-cell>
          <table:table-cell office:value-type="string" calcext:value-type="string">
            <text:p>falc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88]-[.D98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garto</text:p>
          </table:table-cell>
          <table:table-cell office:value-type="string" calcext:value-type="string">
            <text:p>sergip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89]-[.D98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garto</text:p>
          </table:table-cell>
          <table:table-cell office:value-type="string" calcext:value-type="string">
            <text:p>sergip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90]-[.D99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abri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uary</text:p>
          </table:table-cell>
          <table:table-cell office:value-type="string" calcext:value-type="string">
            <text:p>santa cruz 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991]-[.D991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uary</text:p>
          </table:table-cell>
          <table:table-cell office:value-type="string" calcext:value-type="string">
            <text:p>petrolin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92]-[.D99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uary</text:p>
          </table:table-cell>
          <table:table-cell office:value-type="string" calcext:value-type="string">
            <text:p>nautico p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93]-[.D993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uary</text:p>
          </table:table-cell>
          <table:table-cell office:value-type="string" calcext:value-type="string">
            <text:p>sport 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94]-[.D994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uary</text:p>
          </table:table-cell>
          <table:table-cell office:value-type="string" calcext:value-type="string">
            <text:p>porto p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95]-[.D995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uary</text:p>
          </table:table-cell>
          <table:table-cell office:value-type="string" calcext:value-type="string">
            <text:p>centr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96]-[.D99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uary</text:p>
          </table:table-cell>
          <table:table-cell office:value-type="string" calcext:value-type="string">
            <text:p>retr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97]-[.D99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uary</text:p>
          </table:table-cell>
          <table:table-cell office:value-type="string" calcext:value-type="string">
            <text:p>flamengo p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998]-[.D998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uary</text:p>
          </table:table-cell>
          <table:table-cell office:value-type="string" calcext:value-type="string">
            <text:p>afogados da ingazei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999]-[.D99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ara</text:p>
          </table:table-cell>
          <table:table-cell office:value-type="string" calcext:value-type="string">
            <text:p>mana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00]-[.D1000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ara</text:p>
          </table:table-cell>
          <table:table-cell office:value-type="string" calcext:value-type="string">
            <text:p>nacional a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01]-[.D100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ara</text:p>
          </table:table-cell>
          <table:table-cell office:value-type="string" calcext:value-type="string">
            <text:p>mana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002]-[.D100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ara</text:p>
          </table:table-cell>
          <table:table-cell office:value-type="string" calcext:value-type="string">
            <text:p>operario 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03]-[.D100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ara</text:p>
          </table:table-cell>
          <table:table-cell office:value-type="string" calcext:value-type="string">
            <text:p>unidos do alvorad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004]-[.D1004]" office:value-type="float" office:value="5" calcext:value-type="float">
            <text:p>5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ara</text:p>
          </table:table-cell>
          <table:table-cell office:value-type="string" calcext:value-type="string">
            <text:p>são raimundo 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005]-[.D100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ara</text:p>
          </table:table-cell>
          <table:table-cell office:value-type="string" calcext:value-type="string">
            <text:p>ret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006]-[.D1006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ara</text:p>
          </table:table-cell>
          <table:table-cell office:value-type="string" calcext:value-type="string">
            <text:p>tocantinopoli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007]-[.D1007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fevereir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ara</text:p>
          </table:table-cell>
          <table:table-cell office:value-type="string" calcext:value-type="string">
            <text:p>princesa do solimo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08]-[.D100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ara</text:p>
          </table:table-cell>
          <table:table-cell office:value-type="string" calcext:value-type="string">
            <text:p>parintin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09]-[.D1009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ara</text:p>
          </table:table-cell>
          <table:table-cell office:value-type="string" calcext:value-type="string">
            <text:p>rio negro a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010]-[.D1010]" office:value-type="float" office:value="8" calcext:value-type="float">
            <text:p>8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ara</text:p>
          </table:table-cell>
          <table:table-cell office:value-type="string" calcext:value-type="string">
            <text:p>são raimundo 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11]-[.D1011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ara</text:p>
          </table:table-cell>
          <table:table-cell office:value-type="string" calcext:value-type="string">
            <text:p>nacional 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12]-[.D1012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ara</text:p>
          </table:table-cell>
          <table:table-cell office:value-type="string" calcext:value-type="string">
            <text:p>parinti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013]-[.D1013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abr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ara</text:p>
          </table:table-cell>
          <table:table-cell office:value-type="string" calcext:value-type="string">
            <text:p>rio branco a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14]-[.D1014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abril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ara</text:p>
          </table:table-cell>
          <table:table-cell office:value-type="string" calcext:value-type="string">
            <text:p>são raimundo r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15]-[.D101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ara</text:p>
          </table:table-cell>
          <table:table-cell office:value-type="string" calcext:value-type="string">
            <text:p>porto velho 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16]-[.D1016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ara</text:p>
          </table:table-cell>
          <table:table-cell office:value-type="string" calcext:value-type="string">
            <text:p>princesa do solimo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17]-[.D1017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ara</text:p>
          </table:table-cell>
          <table:table-cell office:value-type="string" calcext:value-type="string">
            <text:p>manau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018]-[.D1018]" office:value-type="float" office:value="4" calcext:value-type="float">
            <text:p>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ara</text:p>
          </table:table-cell>
          <table:table-cell office:value-type="string" calcext:value-type="string">
            <text:p>humaita a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019]-[.D1019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ara</text:p>
          </table:table-cell>
          <table:table-cell office:value-type="string" calcext:value-type="string">
            <text:p>trem ap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rio negro a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21]-[.D102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são raimundo a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22]-[.D102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manaua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23]-[.D102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princesa do solimo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24]-[.D1024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parint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25]-[.D102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nacional 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26]-[.D1026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unidos do alvora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027]-[.D1027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tocantinopol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28]-[.D102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amazona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29]-[.D1029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nacional a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30]-[.D103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paysan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31]-[.D103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marc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paysand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1032]-[.D1032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marc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operario 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033]-[.D1033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são raimundo a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034]-[.D1034]" office:value-type="float" office:value="5" calcext:value-type="float">
            <text:p>5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unidos do alvorad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035]-[.D1035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abri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parinti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36]-[.D1036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abri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amazona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37]-[.D103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abril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trem a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38]-[.D103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abril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humaita a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39]-[.D103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princesa do solimoe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040]-[.D104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porto velho 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041]-[.D1041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manau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1042]-[.D1042]" office:value-type="float" office:value="-4" calcext:value-type="float">
            <text:p>-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são raimundo r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43]-[.D1043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rio branco ac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cana</text:p>
          </table:table-cell>
          <table:table-cell office:value-type="string" calcext:value-type="string">
            <text:p>cear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45]-[.D104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cana</text:p>
          </table:table-cell>
          <table:table-cell office:value-type="string" calcext:value-type="string">
            <text:p>horizon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46]-[.D1046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janeir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cana</text:p>
          </table:table-cell>
          <table:table-cell office:value-type="string" calcext:value-type="string">
            <text:p>barbalh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47]-[.D1047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cana</text:p>
          </table:table-cell>
          <table:table-cell office:value-type="string" calcext:value-type="string">
            <text:p>iguatu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048]-[.D104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cana</text:p>
          </table:table-cell>
          <table:table-cell office:value-type="string" calcext:value-type="string">
            <text:p>ferroviario c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49]-[.D1049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cana</text:p>
          </table:table-cell>
          <table:table-cell office:value-type="string" calcext:value-type="string">
            <text:p>flores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50]-[.D105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cana</text:p>
          </table:table-cell>
          <table:table-cell office:value-type="string" calcext:value-type="string">
            <text:p>flores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051]-[.D1051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marc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cana</text:p>
          </table:table-cell>
          <table:table-cell office:value-type="string" calcext:value-type="string">
            <text:p>fortalez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52]-[.D105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marc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cana</text:p>
          </table:table-cell>
          <table:table-cell office:value-type="string" calcext:value-type="string">
            <text:p>fortalez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1053]-[.D1053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earense</text:p>
          </table:table-cell>
          <table:table-cell office:value-type="string" calcext:value-type="string">
            <text:p>marc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cana</text:p>
          </table:table-cell>
          <table:table-cell office:value-type="string" calcext:value-type="string">
            <text:p>america r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54]-[.D105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abril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cana</text:p>
          </table:table-cell>
          <table:table-cell office:value-type="string" calcext:value-type="string">
            <text:p>potiguar de mosso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55]-[.D105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cana</text:p>
          </table:table-cell>
          <table:table-cell office:value-type="string" calcext:value-type="string">
            <text:p>trez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1056]-[.D1056]" office:value-type="float" office:value="-4" calcext:value-type="float">
            <text:p>-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cana</text:p>
          </table:table-cell>
          <table:table-cell office:value-type="string" calcext:value-type="string">
            <text:p>atletico 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57]-[.D1057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cana</text:p>
          </table:table-cell>
          <table:table-cell office:value-type="string" calcext:value-type="string">
            <text:p>iguatu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058]-[.D105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cana</text:p>
          </table:table-cell>
          <table:table-cell office:value-type="string" calcext:value-type="string">
            <text:p>santa cruz r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59]-[.D105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cana</text:p>
          </table:table-cell>
          <table:table-cell office:value-type="string" calcext:value-type="string">
            <text:p>sousa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chapadinha 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061]-[.D1061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tuntu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062]-[.D1062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pinheiro m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063]-[.D1063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cordino 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64]-[.D1064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sampaio correa m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065]-[.D1065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imperatriz 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66]-[.D106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ab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067]-[.D106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moto clu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068]-[.D1068]" office:value-type="float" office:value="4" calcext:value-type="float">
            <text:p>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nautico 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069]-[.D1069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alto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70]-[.D107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chapadinha 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71]-[.D107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juazeiren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72]-[.D1072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tuntu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073]-[.D1073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ferroviario 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074]-[.D1074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pinheiro 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075]-[.D1075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trez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76]-[.D1076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cordino 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077]-[.D1077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sampaio correa m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078]-[.D107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itabaiana 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1079]-[.D1079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bahia de salvad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80]-[.D108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fortalez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81]-[.D108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imperatriz m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82]-[.D108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moto club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83]-[.D108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abri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tunt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84]-[.D1084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abri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tuntu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85]-[.D1085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abri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sampaio correa m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086]-[.D108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abri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moto clu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87]-[.D1087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abri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fluminense 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88]-[.D1088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abril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river 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89]-[.D108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moto clu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90]-[.D109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i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moto clu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091]-[.D1091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aguia de marab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092]-[.D1092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came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093]-[.D1093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sampaio correa 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94]-[.D1094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i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tocantinopol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95]-[.D109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hao</text:p>
          </table:table-cell>
          <table:table-cell office:value-type="string" calcext:value-type="string">
            <text:p>altos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juazeiren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97]-[.D109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pinheiro 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98]-[.D109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imperatriz 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099]-[.D1099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chapadinha m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1100]-[.D1100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tuntu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101]-[.D1101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cordino 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02]-[.D110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sampaio correa 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103]-[.D1103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fevereir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maranha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1104]-[.D1104]" office:value-type="float" office:value="-4" calcext:value-type="float">
            <text:p>-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bahia de salvado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1105]-[.D1105]" office:value-type="float" office:value="-4" calcext:value-type="float">
            <text:p>-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pinheiro m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106]-[.D110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imperatriz 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07]-[.D110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fevereir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chapadinha 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08]-[.D1108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tuntu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09]-[.D110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cordino 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110]-[.D111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sampaio correa 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11]-[.D111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maranha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12]-[.D111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abri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maranh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13]-[.D1113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abril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tocantinopoli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114]-[.D111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abril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alt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115]-[.D111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maranha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16]-[.D111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i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maranha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117]-[.D111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came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1118]-[.D1118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aguia de marab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19]-[.D111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alto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120]-[.D112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 club</text:p>
          </table:table-cell>
          <table:table-cell office:value-type="string" calcext:value-type="string">
            <text:p>river pi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ici</text:p>
          </table:table-cell>
          <table:table-cell office:value-type="string" calcext:value-type="string">
            <text:p>c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122]-[.D1122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ici</text:p>
          </table:table-cell>
          <table:table-cell office:value-type="string" calcext:value-type="string">
            <text:p>cr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23]-[.D112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ici</text:p>
          </table:table-cell>
          <table:table-cell office:value-type="string" calcext:value-type="string">
            <text:p>c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124]-[.D1124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ici</text:p>
          </table:table-cell>
          <table:table-cell office:value-type="string" calcext:value-type="string">
            <text:p>cruzeiro 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125]-[.D1125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ici</text:p>
          </table:table-cell>
          <table:table-cell office:value-type="string" calcext:value-type="string">
            <text:p>dimensao saud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126]-[.D1126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ici</text:p>
          </table:table-cell>
          <table:table-cell office:value-type="string" calcext:value-type="string">
            <text:p>corurip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27]-[.D112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ici</text:p>
          </table:table-cell>
          <table:table-cell office:value-type="string" calcext:value-type="string">
            <text:p>cruzeiro 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28]-[.D1128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ici</text:p>
          </table:table-cell>
          <table:table-cell office:value-type="string" calcext:value-type="string">
            <text:p>cs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29]-[.D112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ici</text:p>
          </table:table-cell>
          <table:table-cell office:value-type="string" calcext:value-type="string">
            <text:p>corurip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30]-[.D113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ici</text:p>
          </table:table-cell>
          <table:table-cell office:value-type="string" calcext:value-type="string">
            <text:p>as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131]-[.D113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ici</text:p>
          </table:table-cell>
          <table:table-cell office:value-type="string" calcext:value-type="string">
            <text:p>confian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132]-[.D1132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ici</text:p>
          </table:table-cell>
          <table:table-cell office:value-type="string" calcext:value-type="string">
            <text:p>peneden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33]-[.D113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ici</text:p>
          </table:table-cell>
          <table:table-cell office:value-type="string" calcext:value-type="string">
            <text:p>peneden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34]-[.D113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ici</text:p>
          </table:table-cell>
          <table:table-cell office:value-type="string" calcext:value-type="string">
            <text:p>cr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135]-[.D113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ici</text:p>
          </table:table-cell>
          <table:table-cell office:value-type="string" calcext:value-type="string">
            <text:p>sport p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36]-[.D113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ici</text:p>
          </table:table-cell>
          <table:table-cell office:value-type="string" calcext:value-type="string">
            <text:p>crb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1137]-[.D1137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ici</text:p>
          </table:table-cell>
          <table:table-cell office:value-type="string" calcext:value-type="string">
            <text:p>cr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138]-[.D1138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ici</text:p>
          </table:table-cell>
          <table:table-cell office:value-type="string" calcext:value-type="string">
            <text:p>cs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139]-[.D1139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ici</text:p>
          </table:table-cell>
          <table:table-cell office:value-type="string" calcext:value-type="string">
            <text:p>cs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1140]-[.D1140]" office:value-type="float" office:value="-3" calcext:value-type="float">
            <text:p>-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ional am</text:p>
          </table:table-cell>
          <table:table-cell office:value-type="string" calcext:value-type="string">
            <text:p>são raimundo am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141]-[.D114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ional am</text:p>
          </table:table-cell>
          <table:table-cell office:value-type="string" calcext:value-type="string">
            <text:p>manauar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42]-[.D114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ional am</text:p>
          </table:table-cell>
          <table:table-cell office:value-type="string" calcext:value-type="string">
            <text:p>princesa do solimo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43]-[.D114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ional am</text:p>
          </table:table-cell>
          <table:table-cell office:value-type="string" calcext:value-type="string">
            <text:p>parintin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44]-[.D114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ional am</text:p>
          </table:table-cell>
          <table:table-cell office:value-type="string" calcext:value-type="string">
            <text:p>rio negro 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45]-[.D114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ional am</text:p>
          </table:table-cell>
          <table:table-cell office:value-type="string" calcext:value-type="string">
            <text:p>man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46]-[.D114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ional am</text:p>
          </table:table-cell>
          <table:table-cell office:value-type="string" calcext:value-type="string">
            <text:p>amazon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147]-[.D1147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ional am</text:p>
          </table:table-cell>
          <table:table-cell office:value-type="string" calcext:value-type="string">
            <text:p>amazona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48]-[.D114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ional am</text:p>
          </table:table-cell>
          <table:table-cell office:value-type="string" calcext:value-type="string">
            <text:p>mana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49]-[.D114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ional am</text:p>
          </table:table-cell>
          <table:table-cell office:value-type="string" calcext:value-type="string">
            <text:p>unidos do alvorad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50]-[.D115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ional am</text:p>
          </table:table-cell>
          <table:table-cell office:value-type="string" calcext:value-type="string">
            <text:p>operario am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151]-[.D115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ional am</text:p>
          </table:table-cell>
          <table:table-cell office:value-type="string" calcext:value-type="string">
            <text:p>manaua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52]-[.D115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ional de patos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53]-[.D115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ional de patos</text:p>
          </table:table-cell>
          <table:table-cell office:value-type="string" calcext:value-type="string">
            <text:p>tre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154]-[.D1154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ional de patos</text:p>
          </table:table-cell>
          <table:table-cell office:value-type="string" calcext:value-type="string">
            <text:p>são paulo crys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55]-[.D115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feverei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ional de patos</text:p>
          </table:table-cell>
          <table:table-cell office:value-type="string" calcext:value-type="string">
            <text:p>atletico p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156]-[.D1156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ional de patos</text:p>
          </table:table-cell>
          <table:table-cell office:value-type="string" calcext:value-type="string">
            <text:p>botafogo p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157]-[.D1157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fevereir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ional de patos</text:p>
          </table:table-cell>
          <table:table-cell office:value-type="string" calcext:value-type="string">
            <text:p>serra branc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58]-[.D115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ional de patos</text:p>
          </table:table-cell>
          <table:table-cell office:value-type="string" calcext:value-type="string">
            <text:p>campinen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59]-[.D115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fevereir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ional de patos</text:p>
          </table:table-cell>
          <table:table-cell office:value-type="string" calcext:value-type="string">
            <text:p>pomb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60]-[.D1160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marc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ional de patos</text:p>
          </table:table-cell>
          <table:table-cell office:value-type="string" calcext:value-type="string">
            <text:p>cs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161]-[.D1161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flamengo p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162]-[.D1162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afogados da ingaz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63]-[.D1163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maguar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64]-[.D116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central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165]-[.D116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santa cruz 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166]-[.D116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petroli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67]-[.D116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botafogo p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68]-[.D1168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porto 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169]-[.D1169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maranha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170]-[.D1170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cear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71]-[.D117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ret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72]-[.D117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vitoria de salvado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73]-[.D1173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sport 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74]-[.D1174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afogados da ingazei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175]-[.D1175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river p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76]-[.D1176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ret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77]-[.D117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marc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ret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78]-[.D117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marc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sport p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179]-[.D1179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cr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80]-[.D118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america r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81]-[.D1181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sport 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182]-[.D1182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marco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sport p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83]-[.D1183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abri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bahia de salvad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1184]-[.D1184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abri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são bernardo s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85]-[.D118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bril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ab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186]-[.D1186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bril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ferroviaria s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187]-[.D1187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volta redon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188]-[.D118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rem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189]-[.D1189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são jose 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190]-[.D1190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tico pe</text:p>
          </table:table-cell>
          <table:table-cell office:value-type="string" calcext:value-type="string">
            <text:p>caxias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eirense</text:p>
          </table:table-cell>
          <table:table-cell office:value-type="string" calcext:value-type="string">
            <text:p>corissa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92]-[.D1192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eirense</text:p>
          </table:table-cell>
          <table:table-cell office:value-type="string" calcext:value-type="string">
            <text:p>parnahy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93]-[.D119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eirense</text:p>
          </table:table-cell>
          <table:table-cell office:value-type="string" calcext:value-type="string">
            <text:p>fluminense 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94]-[.D1194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eirense</text:p>
          </table:table-cell>
          <table:table-cell office:value-type="string" calcext:value-type="string">
            <text:p>corissab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195]-[.D1195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eirense</text:p>
          </table:table-cell>
          <table:table-cell office:value-type="string" calcext:value-type="string">
            <text:p>parnahyb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96]-[.D1196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eirense</text:p>
          </table:table-cell>
          <table:table-cell office:value-type="string" calcext:value-type="string">
            <text:p>fluminense p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97]-[.D119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eirense</text:p>
          </table:table-cell>
          <table:table-cell office:value-type="string" calcext:value-type="string">
            <text:p>pico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198]-[.D1198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eirense</text:p>
          </table:table-cell>
          <table:table-cell office:value-type="string" calcext:value-type="string">
            <text:p>pico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199]-[.D1199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eirense</text:p>
          </table:table-cell>
          <table:table-cell office:value-type="string" calcext:value-type="string">
            <text:p>alto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00]-[.D120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marc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eirense</text:p>
          </table:table-cell>
          <table:table-cell office:value-type="string" calcext:value-type="string">
            <text:p>alto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01]-[.D120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mpico</text:p>
          </table:table-cell>
          <table:table-cell office:value-type="string" calcext:value-type="string">
            <text:p>confianc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202]-[.D1202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mpico</text:p>
          </table:table-cell>
          <table:table-cell office:value-type="string" calcext:value-type="string">
            <text:p>itabaiana 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03]-[.D1203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mpico</text:p>
          </table:table-cell>
          <table:table-cell office:value-type="string" calcext:value-type="string">
            <text:p>falc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204]-[.D1204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mpico</text:p>
          </table:table-cell>
          <table:table-cell office:value-type="string" calcext:value-type="string">
            <text:p>doren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205]-[.D120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mpico</text:p>
          </table:table-cell>
          <table:table-cell office:value-type="string" calcext:value-type="string">
            <text:p>carmopoli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06]-[.D120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mpico</text:p>
          </table:table-cell>
          <table:table-cell office:value-type="string" calcext:value-type="string">
            <text:p>lagar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207]-[.D1207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mpico</text:p>
          </table:table-cell>
          <table:table-cell office:value-type="string" calcext:value-type="string">
            <text:p>atletico 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08]-[.D120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mpico</text:p>
          </table:table-cell>
          <table:table-cell office:value-type="string" calcext:value-type="string">
            <text:p>america 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09]-[.D1209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mpico</text:p>
          </table:table-cell>
          <table:table-cell office:value-type="string" calcext:value-type="string">
            <text:p>sergi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10]-[.D1210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mpico</text:p>
          </table:table-cell>
          <table:table-cell office:value-type="string" calcext:value-type="string">
            <text:p>carmopoli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1211]-[.D1211]" office:value-type="float" office:value="-3" calcext:value-type="float">
            <text:p>-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mpico</text:p>
          </table:table-cell>
          <table:table-cell office:value-type="string" calcext:value-type="string">
            <text:p>carmopol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12]-[.D1212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gipano</text:p>
          </table:table-cell>
          <table:table-cell office:value-type="string" calcext:value-type="string">
            <text:p>marco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am</text:p>
          </table:table-cell>
          <table:table-cell office:value-type="string" calcext:value-type="string">
            <text:p>parintin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213]-[.D1213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am</text:p>
          </table:table-cell>
          <table:table-cell office:value-type="string" calcext:value-type="string">
            <text:p>rio negro 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214]-[.D1214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am</text:p>
          </table:table-cell>
          <table:table-cell office:value-type="string" calcext:value-type="string">
            <text:p>são raimundo 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15]-[.D121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am</text:p>
          </table:table-cell>
          <table:table-cell office:value-type="string" calcext:value-type="string">
            <text:p>manaua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216]-[.D1216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am</text:p>
          </table:table-cell>
          <table:table-cell office:value-type="string" calcext:value-type="string">
            <text:p>princesa do solimo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217]-[.D121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am</text:p>
          </table:table-cell>
          <table:table-cell office:value-type="string" calcext:value-type="string">
            <text:p>amazona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1218]-[.D1218]" office:value-type="float" office:value="-4" calcext:value-type="float">
            <text:p>-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am</text:p>
          </table:table-cell>
          <table:table-cell office:value-type="string" calcext:value-type="string">
            <text:p>unidos do alvora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1219]-[.D1219]" office:value-type="float" office:value="-3" calcext:value-type="float">
            <text:p>-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am</text:p>
          </table:table-cell>
          <table:table-cell office:value-type="string" calcext:value-type="string">
            <text:p>amazon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220]-[.D1220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am</text:p>
          </table:table-cell>
          <table:table-cell office:value-type="string" calcext:value-type="string">
            <text:p>nacional am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221]-[.D122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rio am</text:p>
          </table:table-cell>
          <table:table-cell office:value-type="string" calcext:value-type="string">
            <text:p>manau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1222]-[.D1222]" office:value-type="float" office:value="-4" calcext:value-type="float">
            <text:p>-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parintins</text:p>
          </table:table-cell>
          <table:table-cell table:style-name="ce7" office:value-type="string" calcext:value-type="string">
            <text:p>operario a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formula="of:=[.C1223]-[.D1223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parintins</text:p>
          </table:table-cell>
          <table:table-cell table:style-name="ce7" office:value-type="string" calcext:value-type="string">
            <text:p>unidos do alvorad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formula="of:=[.C1224]-[.D1224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parintins</text:p>
          </table:table-cell>
          <table:table-cell table:style-name="ce7" office:value-type="string" calcext:value-type="string">
            <text:p>amazona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C1225]-[.D122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parintins</text:p>
          </table:table-cell>
          <table:table-cell table:style-name="ce7" office:value-type="string" calcext:value-type="string">
            <text:p>nacional am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C1226]-[.D122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parintins</text:p>
          </table:table-cell>
          <table:table-cell table:style-name="ce7" office:value-type="string" calcext:value-type="string">
            <text:p>manau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formula="of:=[.C1227]-[.D1227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parintins</text:p>
          </table:table-cell>
          <table:table-cell table:style-name="ce7" office:value-type="string" calcext:value-type="string">
            <text:p>princesa do solimoes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formula="of:=[.C1228]-[.D1228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parintins</text:p>
          </table:table-cell>
          <table:table-cell table:style-name="ce7" office:value-type="string" calcext:value-type="string">
            <text:p>são raimundo am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formula="of:=[.C1229]-[.D122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parintins</text:p>
          </table:table-cell>
          <table:table-cell table:style-name="ce7" office:value-type="string" calcext:value-type="string">
            <text:p>são raimundo a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formula="of:=[.C1230]-[.D1230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parintins</text:p>
          </table:table-cell>
          <table:table-cell table:style-name="ce7" office:value-type="string" calcext:value-type="string">
            <text:p>manauar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formula="of:=[.C1231]-[.D123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parintins</text:p>
          </table:table-cell>
          <table:table-cell table:style-name="ce7" office:value-type="string" calcext:value-type="string">
            <text:p>princesa do solimo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formula="of:=[.C1232]-[.D123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parintins</text:p>
          </table:table-cell>
          <table:table-cell table:style-name="ce7" office:value-type="string" calcext:value-type="string">
            <text:p>rio negro am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formula="of:=[.C1233]-[.D1233]" office:value-type="float" office:value="7" calcext:value-type="float">
            <text:p>7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parintins</text:p>
          </table:table-cell>
          <table:table-cell table:style-name="ce7" office:value-type="string" calcext:value-type="string">
            <text:p>amazonas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formula="of:=[.C1234]-[.D1234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parintins</text:p>
          </table:table-cell>
          <table:table-cell table:style-name="ce7" office:value-type="string" calcext:value-type="string">
            <text:p>manauar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[.C1235]-[.D123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abri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parintins</text:p>
          </table:table-cell>
          <table:table-cell table:style-name="ce7" office:value-type="string" calcext:value-type="string">
            <text:p>manau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formula="of:=[.C1236]-[.D1236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abri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rnahyba</text:p>
          </table:table-cell>
          <table:table-cell table:style-name="ce12" office:value-type="string" calcext:value-type="string">
            <text:p>fluminense p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formula="of:=[.C1237]-[.D123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rnahyba</text:p>
          </table:table-cell>
          <table:table-cell table:style-name="ce12" office:value-type="string" calcext:value-type="string">
            <text:p>oeirens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formula="of:=[.C1238]-[.D123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rnahyba</text:p>
          </table:table-cell>
          <table:table-cell table:style-name="ce12" office:value-type="string" calcext:value-type="string">
            <text:p>corissab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formula="of:=[.C1239]-[.D1239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rnahyba</text:p>
          </table:table-cell>
          <table:table-cell table:style-name="ce12" office:value-type="string" calcext:value-type="string">
            <text:p>fluminense p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C1240]-[.D124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rnahyba</text:p>
          </table:table-cell>
          <table:table-cell table:style-name="ce12" office:value-type="string" calcext:value-type="string">
            <text:p>oeiren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formula="of:=[.C1241]-[.D124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rnahyba</text:p>
          </table:table-cell>
          <table:table-cell table:style-name="ce12" office:value-type="string" calcext:value-type="string">
            <text:p>corissab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C1242]-[.D124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rnahyba</text:p>
          </table:table-cell>
          <table:table-cell table:style-name="ce12" office:value-type="string" calcext:value-type="string">
            <text:p>quatro de julho pi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formula="of:=[.C1243]-[.D1243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rnahyba</text:p>
          </table:table-cell>
          <table:table-cell table:style-name="ce12" office:value-type="string" calcext:value-type="string">
            <text:p>quatro de julho pi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formula="of:=[.C1244]-[.D1244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marc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rnahyba</text:p>
          </table:table-cell>
          <table:table-cell table:style-name="ce12" office:value-type="string" calcext:value-type="string">
            <text:p>river p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C1245]-[.D124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rnahyba</text:p>
          </table:table-cell>
          <table:table-cell table:style-name="ce12" office:value-type="string" calcext:value-type="string">
            <text:p>river p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C1246]-[.D124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rnahyba</text:p>
          </table:table-cell>
          <table:table-cell table:style-name="ce12" office:value-type="string" calcext:value-type="string">
            <text:p>alto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C1247]-[.D124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marc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rnahyba</text:p>
          </table:table-cell>
          <table:table-cell table:style-name="ce12" office:value-type="string" calcext:value-type="string">
            <text:p>alto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formula="of:=[.C1248]-[.D124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abri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santa rosa p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formula="of:=[.C1249]-[.D124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camet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formula="of:=[.C1250]-[.D1250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aguia de marab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formula="of:=[.C1251]-[.D1251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rem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formula="of:=[.C1252]-[.D125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bragantino p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[.C1253]-[.D125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camet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formula="of:=[.C1254]-[.D1254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canaa p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C1255]-[.D125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ji-parana r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formula="of:=[.C1256]-[.D125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castanhal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formula="of:=[.C1257]-[.D1257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rio branco a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formula="of:=[.C1258]-[.D1258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marc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bragantino p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formula="of:=[.C1259]-[.D1259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juventude r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formula="of:=[.C1260]-[.D1260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bragantino p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formula="of:=[.C1261]-[.D1261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manau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formula="of:=[.C1262]-[.D126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marc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manau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formula="of:=[.C1263]-[.D1263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marc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aguia de marab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C1264]-[.D126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aguia de marab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formula="of:=[.C1265]-[.D1265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rem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formula="of:=[.C1266]-[.D126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abri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rem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formula="of:=[.C1267]-[.D1267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abri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remo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C1268]-[.D126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abri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remo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C1269]-[.D126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abril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santos s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formula="of:=[.C1270]-[.D1270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abr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botafogo sp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C1271]-[.D127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abril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avai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formula="of:=[.C1272]-[.D127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mai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mirasso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formula="of:=[.C1273]-[.D127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b </text:p>
          </table:table-cell>
          <table:table-cell office:value-type="string" calcext:value-type="string">
            <text:p>mai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goia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C1274]-[.D127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mai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amazona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C1275]-[.D127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mai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vila nova g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formula="of:=[.C1276]-[.D1276]" office:value-type="float" office:value="6" calcext:value-type="float">
            <text:p>6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mai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guarani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formula="of:=[.C1277]-[.D127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mai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vila nova g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formula="of:=[.C1278]-[.D1278]" office:value-type="float" office:value="4" calcext:value-type="float">
            <text:p>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maio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america m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formula="of:=[.C1279]-[.D1279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b</text:p>
          </table:table-cell>
          <table:table-cell office:value-type="string" calcext:value-type="string">
            <text:p>junh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aysandu</text:p>
          </table:table-cell>
          <table:table-cell table:style-name="ce12" office:value-type="string" calcext:value-type="string">
            <text:p>sport pe</text:p>
          </table:table-cell>
          <table:table-cell table:style-name="ce7" table:number-columns-repeated="2"/>
          <table:table-cell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serie b</text:p>
          </table:table-cell>
          <table:table-cell office:value-type="string" calcext:value-type="string">
            <text:p>junh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nedense</text:p>
          </table:table-cell>
          <table:table-cell table:style-name="ce12" office:value-type="string" calcext:value-type="string">
            <text:p>cr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formula="of:=[.C1281]-[.D1281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nedense</text:p>
          </table:table-cell>
          <table:table-cell table:style-name="ce12" office:value-type="string" calcext:value-type="string">
            <text:p>corurip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formula="of:=[.C1282]-[.D128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nedense</text:p>
          </table:table-cell>
          <table:table-cell table:style-name="ce12" office:value-type="string" calcext:value-type="string">
            <text:p>c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C1283]-[.D128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nedense</text:p>
          </table:table-cell>
          <table:table-cell table:style-name="ce12" office:value-type="string" calcext:value-type="string">
            <text:p>ce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formula="of:=[.C1284]-[.D1284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nedense</text:p>
          </table:table-cell>
          <table:table-cell table:style-name="ce12" office:value-type="string" calcext:value-type="string">
            <text:p>zumb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formula="of:=[.C1285]-[.D1285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nedense</text:p>
          </table:table-cell>
          <table:table-cell table:style-name="ce12" office:value-type="string" calcext:value-type="string">
            <text:p>cruzeiro a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formula="of:=[.C1286]-[.D128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nedense</text:p>
          </table:table-cell>
          <table:table-cell table:style-name="ce12" office:value-type="string" calcext:value-type="string">
            <text:p>cs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[.C1287]-[.D128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nedense</text:p>
          </table:table-cell>
          <table:table-cell table:style-name="ce12" office:value-type="string" calcext:value-type="string">
            <text:p>as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formula="of:=[.C1288]-[.D1288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nedense</text:p>
          </table:table-cell>
          <table:table-cell table:style-name="ce12" office:value-type="string" calcext:value-type="string">
            <text:p>as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formula="of:=[.C1289]-[.D1289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nedense</text:p>
          </table:table-cell>
          <table:table-cell table:style-name="ce12" office:value-type="string" calcext:value-type="string">
            <text:p>cs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C1290]-[.D129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nedense</text:p>
          </table:table-cell>
          <table:table-cell table:style-name="ce12" office:value-type="string" calcext:value-type="string">
            <text:p>murici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formula="of:=[.C1291]-[.D129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lagoano</text:p>
          </table:table-cell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nedense</text:p>
          </table:table-cell>
          <table:table-cell table:style-name="ce12" office:value-type="string" calcext:value-type="string">
            <text:p>murici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formula="of:=[.C1292]-[.D129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nedense</text:p>
          </table:table-cell>
          <table:table-cell table:style-name="ce12" office:value-type="string" calcext:value-type="string">
            <text:p>desportivo alianc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formula="of:=[.C1293]-[.D1293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nedense</text:p>
          </table:table-cell>
          <table:table-cell table:style-name="ce12" office:value-type="string" calcext:value-type="string">
            <text:p>corurip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formula="of:=[.C1294]-[.D129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nedense</text:p>
          </table:table-cell>
          <table:table-cell table:style-name="ce12" office:value-type="string" calcext:value-type="string">
            <text:p>corurip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formula="of:=[.C1295]-[.D1295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nedense</text:p>
          </table:table-cell>
          <table:table-cell table:style-name="ce12" office:value-type="string" calcext:value-type="string">
            <text:p>cs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C1296]-[.D129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marco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nedense</text:p>
          </table:table-cell>
          <table:table-cell table:style-name="ce12" office:value-type="string" calcext:value-type="string">
            <text:p>cs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formula="of:=[.C1297]-[.D129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abr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trolina</text:p>
          </table:table-cell>
          <table:table-cell table:style-name="ce12" office:value-type="string" calcext:value-type="string">
            <text:p>sport p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formula="of:=[.C1298]-[.D1298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trolina</text:p>
          </table:table-cell>
          <table:table-cell table:style-name="ce12" office:value-type="string" calcext:value-type="string">
            <text:p>magua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C1299]-[.D1299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trolina</text:p>
          </table:table-cell>
          <table:table-cell table:style-name="ce12" office:value-type="string" calcext:value-type="string">
            <text:p>retr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formula="of:=[.C1300]-[.D1300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trolina</text:p>
          </table:table-cell>
          <table:table-cell table:style-name="ce12" office:value-type="string" calcext:value-type="string">
            <text:p>afogados da ingazeira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formula="of:=[.C1301]-[.D130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trolina</text:p>
          </table:table-cell>
          <table:table-cell table:style-name="ce12" office:value-type="string" calcext:value-type="string">
            <text:p>flamengo p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C1302]-[.D130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trolina</text:p>
          </table:table-cell>
          <table:table-cell table:style-name="ce12" office:value-type="string" calcext:value-type="string">
            <text:p>nautico p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formula="of:=[.C1303]-[.D130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trolina</text:p>
          </table:table-cell>
          <table:table-cell table:style-name="ce12" office:value-type="string" calcext:value-type="string">
            <text:p>santa cruz p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formula="of:=[.C1304]-[.D1304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trolina</text:p>
          </table:table-cell>
          <table:table-cell table:style-name="ce12" office:value-type="string" calcext:value-type="string">
            <text:p>central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C1305]-[.D130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trolina</text:p>
          </table:table-cell>
          <table:table-cell table:style-name="ce12" office:value-type="string" calcext:value-type="string">
            <text:p>porto p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[.C1306]-[.D130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trolina</text:p>
          </table:table-cell>
          <table:table-cell table:style-name="ce12" office:value-type="string" calcext:value-type="string">
            <text:p>cascavel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formula="of:=[.C1307]-[.D130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trolina</text:p>
          </table:table-cell>
          <table:table-cell table:style-name="ce12" office:value-type="string" calcext:value-type="string">
            <text:p>sous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formula="of:=[.C1308]-[.D130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trolina</text:p>
          </table:table-cell>
          <table:table-cell table:style-name="ce12" office:value-type="string" calcext:value-type="string">
            <text:p>jacuipens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formula="of:=[.C1309]-[.D130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abril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trolina</text:p>
          </table:table-cell>
          <table:table-cell table:style-name="ce12" office:value-type="string" calcext:value-type="string">
            <text:p>as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formula="of:=[.C1310]-[.D131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trolina</text:p>
          </table:table-cell>
          <table:table-cell table:style-name="ce12" office:value-type="string" calcext:value-type="string">
            <text:p>itabaiana s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formula="of:=[.C1311]-[.D1311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trolina</text:p>
          </table:table-cell>
          <table:table-cell table:style-name="ce12" office:value-type="string" calcext:value-type="string">
            <text:p>sergip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formula="of:=[.C1312]-[.D1312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trolina</text:p>
          </table:table-cell>
          <table:table-cell table:style-name="ce12" office:value-type="string" calcext:value-type="string">
            <text:p>retr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formula="of:=[.C1313]-[.D1313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trolina</text:p>
          </table:table-cell>
          <table:table-cell table:style-name="ce12" office:value-type="string" calcext:value-type="string">
            <text:p>juazeirens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formula="of:=[.C1314]-[.D131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etrolina</text:p>
          </table:table-cell>
          <table:table-cell table:style-name="ce12" office:value-type="string" calcext:value-type="string">
            <text:p>cse</text:p>
          </table:table-cell>
          <table:table-cell table:style-name="ce7" table:number-columns-repeated="2"/>
          <table:table-cell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s</text:p>
          </table:table-cell>
          <table:table-cell office:value-type="string" calcext:value-type="string">
            <text:p>river p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1316]-[.D1316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s</text:p>
          </table:table-cell>
          <table:table-cell office:value-type="string" calcext:value-type="string">
            <text:p>quatro de julho p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17]-[.D1317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s</text:p>
          </table:table-cell>
          <table:table-cell office:value-type="string" calcext:value-type="string">
            <text:p>alto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18]-[.D131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s</text:p>
          </table:table-cell>
          <table:table-cell office:value-type="string" calcext:value-type="string">
            <text:p>river p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19]-[.D1319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s</text:p>
          </table:table-cell>
          <table:table-cell office:value-type="string" calcext:value-type="string">
            <text:p>quatro de julho p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320]-[.D132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s</text:p>
          </table:table-cell>
          <table:table-cell office:value-type="string" calcext:value-type="string">
            <text:p>alto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21]-[.D1321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s</text:p>
          </table:table-cell>
          <table:table-cell office:value-type="string" calcext:value-type="string">
            <text:p>oeiren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322]-[.D1322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s</text:p>
          </table:table-cell>
          <table:table-cell office:value-type="string" calcext:value-type="string">
            <text:p>oeirense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piauiense</text:p>
          </table:table-cell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heiro ma</text:p>
          </table:table-cell>
          <table:table-cell office:value-type="string" calcext:value-type="string">
            <text:p>moto club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24]-[.D132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heiro ma</text:p>
          </table:table-cell>
          <table:table-cell office:value-type="string" calcext:value-type="string">
            <text:p>sampaio correa 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25]-[.D132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heiro ma</text:p>
          </table:table-cell>
          <table:table-cell office:value-type="string" calcext:value-type="string">
            <text:p>maranhao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326]-[.D132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heiro ma</text:p>
          </table:table-cell>
          <table:table-cell office:value-type="string" calcext:value-type="string">
            <text:p>imperatriz m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327]-[.D132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heiro ma</text:p>
          </table:table-cell>
          <table:table-cell office:value-type="string" calcext:value-type="string">
            <text:p>tuntu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28]-[.D132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heiro ma</text:p>
          </table:table-cell>
          <table:table-cell office:value-type="string" calcext:value-type="string">
            <text:p>cordino 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29]-[.D1329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feverei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heiro ma</text:p>
          </table:table-cell>
          <table:table-cell office:value-type="string" calcext:value-type="string">
            <text:p>chapadinha m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30]-[.D133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fevereir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heiro ma</text:p>
          </table:table-cell>
          <table:table-cell office:value-type="string" calcext:value-type="string">
            <text:p>sampaio correa m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331]-[.D133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fevereiro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heiro ma</text:p>
          </table:table-cell>
          <table:table-cell office:value-type="string" calcext:value-type="string">
            <text:p>moto clu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332]-[.D1332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heiro ma</text:p>
          </table:table-cell>
          <table:table-cell office:value-type="string" calcext:value-type="string">
            <text:p>maranh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333]-[.D1333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heiro ma</text:p>
          </table:table-cell>
          <table:table-cell office:value-type="string" calcext:value-type="string">
            <text:p>imperatriz 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34]-[.D1334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heiro ma</text:p>
          </table:table-cell>
          <table:table-cell office:value-type="string" calcext:value-type="string">
            <text:p>tuntu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335]-[.D1335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heiro ma</text:p>
          </table:table-cell>
          <table:table-cell office:value-type="string" calcext:value-type="string">
            <text:p>cordino m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336]-[.D133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rc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heiro ma</text:p>
          </table:table-cell>
          <table:table-cell office:value-type="string" calcext:value-type="string">
            <text:p>chapadinha m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37]-[.D133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abri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office:value-type="string" calcext:value-type="string">
            <text:p>campinen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338]-[.D133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janeiro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office:value-type="string" calcext:value-type="string">
            <text:p>atletico p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39]-[.D1339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office:value-type="string" calcext:value-type="string">
            <text:p>serra branc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340]-[.D134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feverei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office:value-type="string" calcext:value-type="string">
            <text:p>são paulo crys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41]-[.D1341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office:value-type="string" calcext:value-type="string">
            <text:p>cs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342]-[.D1342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feverei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office:value-type="string" calcext:value-type="string">
            <text:p>botafogo p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343]-[.D1343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office:value-type="string" calcext:value-type="string">
            <text:p>trez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1344]-[.D1344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office:value-type="string" calcext:value-type="string">
            <text:p>nacional de pat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45]-[.D1345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marc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office:value-type="string" calcext:value-type="string">
            <text:p>sous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46]-[.D134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ibano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o pe</text:p>
          </table:table-cell>
          <table:table-cell office:value-type="string" calcext:value-type="string">
            <text:p>retrô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1347]-[.D1347]" office:value-type="float" office:value="-4" calcext:value-type="float">
            <text:p>-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o pe</text:p>
          </table:table-cell>
          <table:table-cell office:value-type="string" calcext:value-type="string">
            <text:p>cent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348]-[.D1348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o pe</text:p>
          </table:table-cell>
          <table:table-cell office:value-type="string" calcext:value-type="string">
            <text:p>afogados da ingazei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349]-[.D134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o pe</text:p>
          </table:table-cell>
          <table:table-cell office:value-type="string" calcext:value-type="string">
            <text:p>flamengo 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350]-[.D135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o pe</text:p>
          </table:table-cell>
          <table:table-cell office:value-type="string" calcext:value-type="string">
            <text:p>magua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351]-[.D1351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o pe</text:p>
          </table:table-cell>
          <table:table-cell office:value-type="string" calcext:value-type="string">
            <text:p>santa cruz 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352]-[.D1352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o pe</text:p>
          </table:table-cell>
          <table:table-cell office:value-type="string" calcext:value-type="string">
            <text:p>nautico 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1353]-[.D1353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o pe</text:p>
          </table:table-cell>
          <table:table-cell office:value-type="string" calcext:value-type="string">
            <text:p>sport 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54]-[.D1354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o pe</text:p>
          </table:table-cell>
          <table:table-cell office:value-type="string" calcext:value-type="string">
            <text:p>petroli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55]-[.D135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iguar de mossoro</text:p>
          </table:table-cell>
          <table:table-cell office:value-type="string" calcext:value-type="string">
            <text:p>sampaio correa m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356]-[.D135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iguar de mossoro</text:p>
          </table:table-cell>
          <table:table-cell office:value-type="string" calcext:value-type="string">
            <text:p>botafogo p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57]-[.D135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iguar de mossoro</text:p>
          </table:table-cell>
          <table:table-cell office:value-type="string" calcext:value-type="string">
            <text:p>baraun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58]-[.D1358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iguar de mossoro</text:p>
          </table:table-cell>
          <table:table-cell office:value-type="string" calcext:value-type="string">
            <text:p>baraun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359]-[.D1359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iguar de mossoro</text:p>
          </table:table-cell>
          <table:table-cell office:value-type="string" calcext:value-type="string">
            <text:p>forca e lu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360]-[.D1360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iguar de mossoro</text:p>
          </table:table-cell>
          <table:table-cell office:value-type="string" calcext:value-type="string">
            <text:p>ab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361]-[.D1361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iguar de mossoro</text:p>
          </table:table-cell>
          <table:table-cell office:value-type="string" calcext:value-type="string">
            <text:p>forca e lu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62]-[.D136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iguar de mossoro</text:p>
          </table:table-cell>
          <table:table-cell office:value-type="string" calcext:value-type="string">
            <text:p>a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63]-[.D1363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iguar de mossoro</text:p>
          </table:table-cell>
          <table:table-cell office:value-type="string" calcext:value-type="string">
            <text:p>santa cruz r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364]-[.D1364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iguar de mossoro</text:p>
          </table:table-cell>
          <table:table-cell office:value-type="string" calcext:value-type="string">
            <text:p>gl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365]-[.D1365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iguar de mossoro</text:p>
          </table:table-cell>
          <table:table-cell office:value-type="string" calcext:value-type="string">
            <text:p>potyguar seridoen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66]-[.D1366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marco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iguar de mossoro</text:p>
          </table:table-cell>
          <table:table-cell office:value-type="string" calcext:value-type="string">
            <text:p>america r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67]-[.D136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abri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iguar de mossoro</text:p>
          </table:table-cell>
          <table:table-cell office:value-type="string" calcext:value-type="string">
            <text:p>america r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368]-[.D1368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abri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iguar de mossoro</text:p>
          </table:table-cell>
          <table:table-cell office:value-type="string" calcext:value-type="string">
            <text:p>atletico 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369]-[.D1369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abril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iguar de mossoro</text:p>
          </table:table-cell>
          <table:table-cell office:value-type="string" calcext:value-type="string">
            <text:p>maraca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70]-[.D1370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iguar de mossoro</text:p>
          </table:table-cell>
          <table:table-cell office:value-type="string" calcext:value-type="string">
            <text:p>sous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71]-[.D1371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iguar de mossoro</text:p>
          </table:table-cell>
          <table:table-cell office:value-type="string" calcext:value-type="string">
            <text:p>america r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372]-[.D1372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iguar de mossoro</text:p>
          </table:table-cell>
          <table:table-cell office:value-type="string" calcext:value-type="string">
            <text:p>santa cruz r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73]-[.D1373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iguar de mossoro</text:p>
          </table:table-cell>
          <table:table-cell office:value-type="string" calcext:value-type="string">
            <text:p>iguat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374]-[.D1374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iguar de mossoro</text:p>
          </table:table-cell>
          <table:table-cell office:value-type="string" calcext:value-type="string">
            <text:p>treze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yguar seridoense</text:p>
          </table:table-cell>
          <table:table-cell office:value-type="string" calcext:value-type="string">
            <text:p>glob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376]-[.D1376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yguar seridoense</text:p>
          </table:table-cell>
          <table:table-cell office:value-type="string" calcext:value-type="string">
            <text:p>america r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77]-[.D1377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yguar seridoense</text:p>
          </table:table-cell>
          <table:table-cell office:value-type="string" calcext:value-type="string">
            <text:p>america r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78]-[.D1378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yguar seridoense</text:p>
          </table:table-cell>
          <table:table-cell office:value-type="string" calcext:value-type="string">
            <text:p>santa cruz r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79]-[.D1379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yguar seridoense</text:p>
          </table:table-cell>
          <table:table-cell office:value-type="string" calcext:value-type="string">
            <text:p>santa cruz r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1380]-[.D1380]" office:value-type="float" office:value="-4" calcext:value-type="float">
            <text:p>-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feverei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yguar seridoense</text:p>
          </table:table-cell>
          <table:table-cell office:value-type="string" calcext:value-type="string">
            <text:p>glob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81]-[.D1381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yguar seridoense</text:p>
          </table:table-cell>
          <table:table-cell office:value-type="string" calcext:value-type="string">
            <text:p>ab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382]-[.D138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yguar seridoense</text:p>
          </table:table-cell>
          <table:table-cell office:value-type="string" calcext:value-type="string">
            <text:p>barauna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383]-[.D1383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yguar seridoense</text:p>
          </table:table-cell>
          <table:table-cell office:value-type="string" calcext:value-type="string">
            <text:p>potiguar de moss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384]-[.D1384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marco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yguar seridoense</text:p>
          </table:table-cell>
          <table:table-cell office:value-type="string" calcext:value-type="string">
            <text:p>forca e luz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85]-[.D138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otiguar</text:p>
          </table:table-cell>
          <table:table-cell office:value-type="string" calcext:value-type="string">
            <text:p>abri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esa do solimoes</text:p>
          </table:table-cell>
          <table:table-cell office:value-type="string" calcext:value-type="string">
            <text:p>unidos do alvora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86]-[.D1386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esa do solimoes</text:p>
          </table:table-cell>
          <table:table-cell office:value-type="string" calcext:value-type="string">
            <text:p>amazona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87]-[.D138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esa do solimoes</text:p>
          </table:table-cell>
          <table:table-cell office:value-type="string" calcext:value-type="string">
            <text:p>nacional a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88]-[.D138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esa do solimoes</text:p>
          </table:table-cell>
          <table:table-cell office:value-type="string" calcext:value-type="string">
            <text:p>mana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389]-[.D1389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esa do solimoes</text:p>
          </table:table-cell>
          <table:table-cell office:value-type="string" calcext:value-type="string">
            <text:p>operario a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90]-[.D139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esa do solimoes</text:p>
          </table:table-cell>
          <table:table-cell office:value-type="string" calcext:value-type="string">
            <text:p>parinti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1391]-[.D1391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esa do solimoes</text:p>
          </table:table-cell>
          <table:table-cell office:value-type="string" calcext:value-type="string">
            <text:p>manauar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92]-[.D139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esa do solimoes</text:p>
          </table:table-cell>
          <table:table-cell office:value-type="string" calcext:value-type="string">
            <text:p>parinti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393]-[.D139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esa do solimoes</text:p>
          </table:table-cell>
          <table:table-cell office:value-type="string" calcext:value-type="string">
            <text:p>são raimundo a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94]-[.D139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esa do solimoes</text:p>
          </table:table-cell>
          <table:table-cell office:value-type="string" calcext:value-type="string">
            <text:p>rio negro 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395]-[.D1395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esa do solimoes</text:p>
          </table:table-cell>
          <table:table-cell office:value-type="string" calcext:value-type="string">
            <text:p>unidos do alvora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1396]-[.D1396]" office:value-type="float" office:value="-3" calcext:value-type="float">
            <text:p>-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esa do solimoes</text:p>
          </table:table-cell>
          <table:table-cell office:value-type="string" calcext:value-type="string">
            <text:p>são raimundo r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97]-[.D1397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abril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esa do solimoes</text:p>
          </table:table-cell>
          <table:table-cell office:value-type="string" calcext:value-type="string">
            <text:p>rio branco a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98]-[.D139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esa do solimoes</text:p>
          </table:table-cell>
          <table:table-cell office:value-type="string" calcext:value-type="string">
            <text:p>manau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399]-[.D139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esa do solimoes</text:p>
          </table:table-cell>
          <table:table-cell office:value-type="string" calcext:value-type="string">
            <text:p>manaua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400]-[.D1400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esa do solimoes</text:p>
          </table:table-cell>
          <table:table-cell office:value-type="string" calcext:value-type="string">
            <text:p>porto velho 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01]-[.D1401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esa do solimoes</text:p>
          </table:table-cell>
          <table:table-cell office:value-type="string" calcext:value-type="string">
            <text:p>trem a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402]-[.D1402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esa do solimoes</text:p>
          </table:table-cell>
          <table:table-cell office:value-type="string" calcext:value-type="string">
            <text:p>humaita ac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quatro de julho pi</text:p>
          </table:table-cell>
          <table:table-cell table:style-name="ce4" office:value-type="string" calcext:value-type="string">
            <text:p>alto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1404]-[.D1404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iauiens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quatro de julho pi</text:p>
          </table:table-cell>
          <table:table-cell table:style-name="ce4" office:value-type="string" calcext:value-type="string">
            <text:p>pico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1405]-[.D1405]" office:value-type="float" office:value="1" calcext:value-type="float">
            <text:p>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iauiens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quatro de julho pi</text:p>
          </table:table-cell>
          <table:table-cell table:style-name="ce4" office:value-type="string" calcext:value-type="string">
            <text:p>river pi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1406]-[.D1406]" office:value-type="float" office:value="-1" calcext:value-type="float">
            <text:p>-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iauiens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quatro de julho pi</text:p>
          </table:table-cell>
          <table:table-cell table:style-name="ce4" office:value-type="string" calcext:value-type="string">
            <text:p>alto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1407]-[.D1407]" office:value-type="float" office:value="-1" calcext:value-type="float">
            <text:p>-1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iauiense</text:p>
          </table:table-cell>
          <table:table-cell table:style-name="ce4" office:value-type="string" calcext:value-type="string">
            <text:p>janeiro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quatro de julho pi</text:p>
          </table:table-cell>
          <table:table-cell table:style-name="ce4" office:value-type="string" calcext:value-type="string">
            <text:p>pico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1408]-[.D1408]" office:value-type="float" office:value="1" calcext:value-type="float">
            <text:p>1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piaui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quatro de julho pi</text:p>
          </table:table-cell>
          <table:table-cell table:style-name="ce4" office:value-type="string" calcext:value-type="string">
            <text:p>river pi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C1409]-[.D1409]" office:value-type="float" office:value="0" calcext:value-type="float">
            <text:p>0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iaui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quatro de julho pi</text:p>
          </table:table-cell>
          <table:table-cell table:style-name="ce4" office:value-type="string" calcext:value-type="string">
            <text:p>parnahyba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C1410]-[.D1410]" office:value-type="float" office:value="0" calcext:value-type="float">
            <text:p>0</text:p>
          </table:table-cell>
          <table:table-cell table:style-name="ce4" office:value-type="string" calcext:value-type="string">
            <text:p>mandante</text:p>
          </table:table-cell>
          <table:table-cell table:style-name="ce4" office:value-type="string" calcext:value-type="string">
            <text:p>empate</text:p>
          </table:table-cell>
          <table:table-cell table:style-name="ce4" office:value-type="string" calcext:value-type="string">
            <text:p>piauiense</text:p>
          </table:table-cell>
          <table:table-cell table:style-name="ce4" office:value-type="string" calcext:value-type="string">
            <text:p>fevereiro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quatro de julho pi</text:p>
          </table:table-cell>
          <table:table-cell table:style-name="ce4" office:value-type="string" calcext:value-type="string">
            <text:p>parnahyb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1411]-[.D1411]" office:value-type="float" office:value="-2" calcext:value-type="float">
            <text:p>-2</text:p>
          </table:table-cell>
          <table:table-cell table:style-name="ce4" office:value-type="string" calcext:value-type="string">
            <text:p>visitante</text:p>
          </table:table-cell>
          <table:table-cell table:style-name="ce4" office:value-type="string" calcext:value-type="string">
            <text:p>derrota</text:p>
          </table:table-cell>
          <table:table-cell table:style-name="ce4" office:value-type="string" calcext:value-type="string">
            <text:p>piauiense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canaa p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412]-[.D1412]" office:value-type="float" office:value="5" calcext:value-type="float">
            <text:p>5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castanh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13]-[.D1413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janeir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paysandu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14]-[.D1414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tuna lus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415]-[.D141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tapajo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416]-[.D1416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porto velho 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17]-[.D1417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aguia de marab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418]-[.D1418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são francisco p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19]-[.D141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fevereiro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bragantino p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20]-[.D142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trem a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421]-[.D1421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marc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santa rosa p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422]-[.D1422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santa rosa p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423]-[.D1423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amazon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424]-[.D1424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marc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amazona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425]-[.D142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marco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tuna lus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426]-[.D1426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tuna lus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427]-[.D1427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rco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paysandu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28]-[.D142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abri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paysand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429]-[.D1429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abri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paysan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30]-[.D143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verde</text:p>
          </table:table-cell>
          <table:table-cell office:value-type="string" calcext:value-type="string">
            <text:p>abri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paysan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31]-[.D143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abril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volta redon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432]-[.D1432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br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athletic m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433]-[.D1433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bril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botafogo p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34]-[.D1434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flore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35]-[.D1435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tomben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36]-[.D143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nautico p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1437]-[.D1437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sampaio correa 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438]-[.D1438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</text:p>
          </table:table-cell>
          <table:table-cell office:value-type="string" calcext:value-type="string">
            <text:p>são bernardo sp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confianc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40]-[.D144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porto p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441]-[.D1441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juazeiren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1442]-[.D1442]" office:value-type="float" office:value="-4" calcext:value-type="float">
            <text:p>-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sport p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1443]-[.D1443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petroli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44]-[.D1444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centr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445]-[.D1445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afogados da ingaze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46]-[.D1446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maguar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47]-[.D144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santa cruz p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48]-[.D1448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nautico 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49]-[.D144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manaua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450]-[.D1450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flamengo p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451]-[.D1451]" office:value-type="float" office:value="4" calcext:value-type="float">
            <text:p>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nautico 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52]-[.D1452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marc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fortalez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53]-[.D1453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nautico 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54]-[.D1454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marc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c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55]-[.D145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abril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juazeiren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56]-[.D1456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sergip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457]-[.D1457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itabaiana 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458]-[.D1458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petroli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459]-[.D1459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as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60]-[.D146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</text:p>
          </table:table-cell>
          <table:table-cell office:value-type="string" calcext:value-type="string">
            <text:p>jacuipense</text:p>
          </table:table-cell>
          <table:table-cell table:number-columns-repeated="3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o negro am</text:p>
          </table:table-cell>
          <table:table-cell office:value-type="string" calcext:value-type="string">
            <text:p>manau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62]-[.D146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o negro am</text:p>
          </table:table-cell>
          <table:table-cell office:value-type="string" calcext:value-type="string">
            <text:p>operario 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463]-[.D1463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o negro am</text:p>
          </table:table-cell>
          <table:table-cell office:value-type="string" calcext:value-type="string">
            <text:p>unidos do alvorad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64]-[.D146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janeir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o negro am</text:p>
          </table:table-cell>
          <table:table-cell office:value-type="string" calcext:value-type="string">
            <text:p>amazon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465]-[.D1465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o negro am</text:p>
          </table:table-cell>
          <table:table-cell office:value-type="string" calcext:value-type="string">
            <text:p>nacional 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66]-[.D1466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o negro am</text:p>
          </table:table-cell>
          <table:table-cell office:value-type="string" calcext:value-type="string">
            <text:p>são raimundo a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467]-[.D1467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o negro am</text:p>
          </table:table-cell>
          <table:table-cell office:value-type="string" calcext:value-type="string">
            <text:p>manau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C1468]-[.D1468]" office:value-type="float" office:value="-8" calcext:value-type="float">
            <text:p>-8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o negro am</text:p>
          </table:table-cell>
          <table:table-cell office:value-type="string" calcext:value-type="string">
            <text:p>parintin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C1469]-[.D1469]" office:value-type="float" office:value="-7" calcext:value-type="float">
            <text:p>-7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o negro am</text:p>
          </table:table-cell>
          <table:table-cell office:value-type="string" calcext:value-type="string">
            <text:p>princesa do solimo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1470]-[.D1470]" office:value-type="float" office:value="-3" calcext:value-type="float">
            <text:p>-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pic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471]-[.D1471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alt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472]-[.D1472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quatro de julho 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73]-[.D1473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pic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474]-[.D1474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janeiro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tre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75]-[.D1475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alto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476]-[.D1476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bahia de salvad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77]-[.D147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fortale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478]-[.D1478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quatro de julho p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79]-[.D147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ypiranga r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80]-[.D1480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corissab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481]-[.D1481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fevereir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itabaiana 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82]-[.D1482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corissab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483]-[.D1483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marc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nautico 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84]-[.D1484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parnahyb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85]-[.D148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parnahyb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86]-[.D148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iauiense</text:p>
          </table:table-cell>
          <table:table-cell office:value-type="string" calcext:value-type="string">
            <text:p>marc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alto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87]-[.D1487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juazeirens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1488]-[.D1488]" office:value-type="float" office:value="-3" calcext:value-type="float">
            <text:p>-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a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89]-[.D1489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aguia de marab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490]-[.D1490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abril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maranh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91]-[.D1491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alto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92]-[.D149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fluminense p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493]-[.D1493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tocantinopoli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494]-[.D1494]" office:value-type="float" office:value="5" calcext:value-type="float">
            <text:p>5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maio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came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495]-[.D1495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pi</text:p>
          </table:table-cell>
          <table:table-cell office:value-type="string" calcext:value-type="string">
            <text:p>moto club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serie d</text:p>
          </table:table-cell>
          <table:table-cell office:value-type="string" calcext:value-type="string">
            <text:p>junh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mpaio correa ma</text:p>
          </table:table-cell>
          <table:table-cell table:style-name="ce7" office:value-type="string" calcext:value-type="string">
            <text:p>potiguar de mossoro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[.C1497]-[.D1497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mpaio correa ma</text:p>
          </table:table-cell>
          <table:table-cell table:style-name="ce7" office:value-type="string" calcext:value-type="string">
            <text:p>cordino m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498]-[.D1498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mpaio correa ma</text:p>
          </table:table-cell>
          <table:table-cell table:style-name="ce7" office:value-type="string" calcext:value-type="string">
            <text:p>pinheiro m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499]-[.D1499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mpaio correa ma</text:p>
          </table:table-cell>
          <table:table-cell table:style-name="ce7" office:value-type="string" calcext:value-type="string">
            <text:p>tuntu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00]-[.D1500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mpaio correa ma</text:p>
          </table:table-cell>
          <table:table-cell table:style-name="ce7" office:value-type="string" calcext:value-type="string">
            <text:p>chapadinha m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01]-[.D1501]" office:value-type="float" office:value="2" calcext:value-type="float">
            <text:p>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mpaio correa ma</text:p>
          </table:table-cell>
          <table:table-cell table:style-name="ce7" office:value-type="string" calcext:value-type="string">
            <text:p>maranha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C1502]-[.D1502]" office:value-type="float" office:value="-3" calcext:value-type="float">
            <text:p>-3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mpaio correa ma</text:p>
          </table:table-cell>
          <table:table-cell table:style-name="ce7" office:value-type="string" calcext:value-type="string">
            <text:p>moto club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03]-[.D1503]" office:value-type="float" office:value="2" calcext:value-type="float">
            <text:p>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mpaio correa ma</text:p>
          </table:table-cell>
          <table:table-cell table:style-name="ce7" office:value-type="string" calcext:value-type="string">
            <text:p>imperatriz m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504]-[.D1504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mpaio correa ma</text:p>
          </table:table-cell>
          <table:table-cell table:style-name="ce7" office:value-type="string" calcext:value-type="string">
            <text:p>cordino m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505]-[.D1505]" office:value-type="float" office:value="3" calcext:value-type="float">
            <text:p>3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mpaio correa ma</text:p>
          </table:table-cell>
          <table:table-cell table:style-name="ce7" office:value-type="string" calcext:value-type="string">
            <text:p>pinheiro ma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[.C1506]-[.D1506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mpaio correa ma</text:p>
          </table:table-cell>
          <table:table-cell table:style-name="ce7" office:value-type="string" calcext:value-type="string">
            <text:p>humaita ac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507]-[.D1507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copa do brasil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mpaio correa ma</text:p>
          </table:table-cell>
          <table:table-cell table:style-name="ce7" office:value-type="string" calcext:value-type="string">
            <text:p>tunt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08]-[.D1508]" office:value-type="float" office:value="2" calcext:value-type="float">
            <text:p>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mpaio correa ma</text:p>
          </table:table-cell>
          <table:table-cell table:style-name="ce7" office:value-type="string" calcext:value-type="string">
            <text:p>ferroviario c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509]-[.D1509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copa do brasil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mpaio correa ma</text:p>
          </table:table-cell>
          <table:table-cell table:style-name="ce7" office:value-type="string" calcext:value-type="string">
            <text:p>maranhao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[.C1510]-[.D1510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mpaio correa ma</text:p>
          </table:table-cell>
          <table:table-cell table:style-name="ce7" office:value-type="string" calcext:value-type="string">
            <text:p>moto club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511]-[.D1511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mpaio correa ma</text:p>
          </table:table-cell>
          <table:table-cell table:style-name="ce7" office:value-type="string" calcext:value-type="string">
            <text:p>chapadinha m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12]-[.D1512]" office:value-type="float" office:value="3" calcext:value-type="float">
            <text:p>3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mpaio correa ma</text:p>
          </table:table-cell>
          <table:table-cell table:style-name="ce7" office:value-type="string" calcext:value-type="string">
            <text:p>imperatriz m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513]-[.D1513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mpaio correa ma</text:p>
          </table:table-cell>
          <table:table-cell table:style-name="ce7" office:value-type="string" calcext:value-type="string">
            <text:p>imperatriz m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14]-[.D1514]" office:value-type="float" office:value="2" calcext:value-type="float">
            <text:p>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mpaio correa ma</text:p>
          </table:table-cell>
          <table:table-cell table:style-name="ce7" office:value-type="string" calcext:value-type="string">
            <text:p>imperatriz m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15]-[.D1515]" office:value-type="float" office:value="3" calcext:value-type="float">
            <text:p>3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aio correa ma</text:p>
          </table:table-cell>
          <table:table-cell office:value-type="string" calcext:value-type="string">
            <text:p>maranhao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table:formula="of:=[.C1516]-[.D1516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abri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aio correa ma</text:p>
          </table:table-cell>
          <table:table-cell office:value-type="string" calcext:value-type="string">
            <text:p>apareciden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table:formula="of:=[.C1517]-[.D1517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br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aio correa ma</text:p>
          </table:table-cell>
          <table:table-cell office:value-type="string" calcext:value-type="string">
            <text:p>figueirens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formula="of:=[.C1518]-[.D1518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abril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aio correa ma</text:p>
          </table:table-cell>
          <table:table-cell office:value-type="string" calcext:value-type="string">
            <text:p>fluminense rj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table:formula="of:=[.C1519]-[.D1519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aio correa ma</text:p>
          </table:table-cell>
          <table:table-cell office:value-type="string" calcext:value-type="string">
            <text:p>tomben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[.C1520]-[.D152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aio correa ma</text:p>
          </table:table-cell>
          <table:table-cell office:value-type="string" calcext:value-type="string">
            <text:p>cs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[.C1521]-[.D152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aio correa ma</text:p>
          </table:table-cell>
          <table:table-cell office:value-type="string" calcext:value-type="string">
            <text:p>fluminense rj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table:formula="of:=[.C1522]-[.D1522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i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aio correa ma</text:p>
          </table:table-cell>
          <table:table-cell office:value-type="string" calcext:value-type="string">
            <text:p>botafogo p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[.C1523]-[.D1523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mai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aio correa ma</text:p>
          </table:table-cell>
          <table:table-cell office:value-type="string" calcext:value-type="string">
            <text:p>maranha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[.C1524]-[.D1524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maranhense</text:p>
          </table:table-cell>
          <table:table-cell office:value-type="string" calcext:value-type="string">
            <text:p>maio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aio correa ma</text:p>
          </table:table-cell>
          <table:table-cell office:value-type="string" calcext:value-type="string">
            <text:p>rem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table:formula="of:=[.C1525]-[.D1525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aio correa ma</text:p>
          </table:table-cell>
          <table:table-cell office:value-type="string" calcext:value-type="string">
            <text:p>londrina</text:p>
          </table:table-cell>
          <table:table-cell table:number-columns-repeated="2"/>
          <table:table-cell table:style-name="ce7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aio correa ma</text:p>
          </table:table-cell>
          <table:table-cell office:value-type="string" calcext:value-type="string">
            <text:p>caxias</text:p>
          </table:table-cell>
          <table:table-cell table:number-columns-repeated="2"/>
          <table:table-cell table:style-name="ce7"/>
          <table:table-cell office:value-type="string" calcext:value-type="string">
            <text:p>mandante</text:p>
          </table:table-cell>
          <table:table-cell/>
          <table:table-cell office:value-type="string" calcext:value-type="string">
            <text:p>serie c</text:p>
          </table:table-cell>
          <table:table-cell office:value-type="string" calcext:value-type="string">
            <text:p>junh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pe</text:p>
          </table:table-cell>
          <table:table-cell table:style-name="ce7" office:value-type="string" calcext:value-type="string">
            <text:p>altos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[.C1528]-[.D1528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pe</text:p>
          </table:table-cell>
          <table:table-cell table:style-name="ce7" office:value-type="string" calcext:value-type="string">
            <text:p>magua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29]-[.D1529]" office:value-type="float" office:value="2" calcext:value-type="float">
            <text:p>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pe</text:p>
          </table:table-cell>
          <table:table-cell table:style-name="ce7" office:value-type="string" calcext:value-type="string">
            <text:p>flamengo p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30]-[.D1530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pe</text:p>
          </table:table-cell>
          <table:table-cell table:style-name="ce7" office:value-type="string" calcext:value-type="string">
            <text:p>sport p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531]-[.D1531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pe</text:p>
          </table:table-cell>
          <table:table-cell table:style-name="ce7" office:value-type="string" calcext:value-type="string">
            <text:p>nautico p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532]-[.D1532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pe</text:p>
          </table:table-cell>
          <table:table-cell table:style-name="ce7" office:value-type="string" calcext:value-type="string">
            <text:p>porto p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533]-[.D1533]" office:value-type="float" office:value="2" calcext:value-type="float">
            <text:p>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pe</text:p>
          </table:table-cell>
          <table:table-cell table:style-name="ce7" office:value-type="string" calcext:value-type="string">
            <text:p>petroli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534]-[.D1534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pe</text:p>
          </table:table-cell>
          <table:table-cell table:style-name="ce7" office:value-type="string" calcext:value-type="string">
            <text:p>retr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535]-[.D1535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pe</text:p>
          </table:table-cell>
          <table:table-cell table:style-name="ce7" office:value-type="string" calcext:value-type="string">
            <text:p>afogados da ingazeir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536]-[.D1536]" office:value-type="float" office:value="4" calcext:value-type="float">
            <text:p>4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p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37]-[.D1537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p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38]-[.D1538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pe</text:p>
          </table:table-cell>
          <table:table-cell table:style-name="ce7" office:value-type="string" calcext:value-type="string">
            <text:p>sport p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539]-[.D1539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pe</text:p>
          </table:table-cell>
          <table:table-cell table:style-name="ce7" office:value-type="string" calcext:value-type="string">
            <text:p>sport p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540]-[.D1540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rn</text:p>
          </table:table-cell>
          <table:table-cell table:style-name="ce7" office:value-type="string" calcext:value-type="string">
            <text:p>america rn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541]-[.D1541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otiguar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rn</text:p>
          </table:table-cell>
          <table:table-cell table:style-name="ce7" office:value-type="string" calcext:value-type="string">
            <text:p>globo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542]-[.D1542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otiguar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rn</text:p>
          </table:table-cell>
          <table:table-cell table:style-name="ce7" office:value-type="string" calcext:value-type="string">
            <text:p>glob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43]-[.D1543]" office:value-type="float" office:value="2" calcext:value-type="float">
            <text:p>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otiguar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rn</text:p>
          </table:table-cell>
          <table:table-cell table:style-name="ce7" office:value-type="string" calcext:value-type="string">
            <text:p>potyguar seridoen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44]-[.D1544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otiguar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rn</text:p>
          </table:table-cell>
          <table:table-cell table:style-name="ce7" office:value-type="string" calcext:value-type="string">
            <text:p>potyguar seridoens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45]-[.D1545]" office:value-type="float" office:value="4" calcext:value-type="float">
            <text:p>4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otiguar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rn</text:p>
          </table:table-cell>
          <table:table-cell table:style-name="ce7" office:value-type="string" calcext:value-type="string">
            <text:p>america rn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[.C1546]-[.D1546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otiguar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rn</text:p>
          </table:table-cell>
          <table:table-cell table:style-name="ce7" office:value-type="string" calcext:value-type="string">
            <text:p>abc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[.C1547]-[.D1547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otiguar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rn</text:p>
          </table:table-cell>
          <table:table-cell table:style-name="ce7" office:value-type="string" calcext:value-type="string">
            <text:p>potiguar de mossor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C1548]-[.D1548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otiguar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rn</text:p>
          </table:table-cell>
          <table:table-cell table:style-name="ce7" office:value-type="string" calcext:value-type="string">
            <text:p>forca e luz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549]-[.D1549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otiguar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rn</text:p>
          </table:table-cell>
          <table:table-cell table:style-name="ce7" office:value-type="string" calcext:value-type="string">
            <text:p>ab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50]-[.D1550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otiguar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rn</text:p>
          </table:table-cell>
          <table:table-cell table:style-name="ce7" office:value-type="string" calcext:value-type="string">
            <text:p>barauna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551]-[.D1551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otiguar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rn</text:p>
          </table:table-cell>
          <table:table-cell table:style-name="ce7" office:value-type="string" calcext:value-type="string">
            <text:p>abc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52]-[.D1552]" office:value-type="float" office:value="2" calcext:value-type="float">
            <text:p>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otiguar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rn</text:p>
          </table:table-cell>
          <table:table-cell table:style-name="ce7" office:value-type="string" calcext:value-type="string">
            <text:p>america r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553]-[.D1553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otiguar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rn</text:p>
          </table:table-cell>
          <table:table-cell table:style-name="ce7" office:value-type="string" calcext:value-type="string">
            <text:p>trez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1554]-[.D1554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rn</text:p>
          </table:table-cell>
          <table:table-cell table:style-name="ce7" office:value-type="string" calcext:value-type="string">
            <text:p>iguatu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555]-[.D1555]" office:value-type="float" office:value="-2" calcext:value-type="float">
            <text:p>-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rn</text:p>
          </table:table-cell>
          <table:table-cell table:style-name="ce7" office:value-type="string" calcext:value-type="string">
            <text:p>america r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556]-[.D1556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rn</text:p>
          </table:table-cell>
          <table:table-cell table:style-name="ce7" office:value-type="string" calcext:value-type="string">
            <text:p>sous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57]-[.D1557]" office:value-type="float" office:value="2" calcext:value-type="float">
            <text:p>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rn</text:p>
          </table:table-cell>
          <table:table-cell table:style-name="ce7" office:value-type="string" calcext:value-type="string">
            <text:p>potiguar de mossor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558]-[.D1558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rn</text:p>
          </table:table-cell>
          <table:table-cell table:style-name="ce7" office:value-type="string" calcext:value-type="string">
            <text:p>maracan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59]-[.D1559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junh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cruz rn</text:p>
          </table:table-cell>
          <table:table-cell table:style-name="ce7" office:value-type="string" calcext:value-type="string">
            <text:p>atletico ce</text:p>
          </table:table-cell>
          <table:table-cell table:style-name="ce7" table:number-columns-repeated="3"/>
          <table:table-cell table:style-name="ce7" office:value-type="string" calcext:value-type="string">
            <text:p>visitante</text:p>
          </table:table-cell>
          <table:table-cell table:style-name="ce7"/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junho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rosa pa</text:p>
          </table:table-cell>
          <table:table-cell table:style-name="ce7" office:value-type="string" calcext:value-type="string">
            <text:p>paysandu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561]-[.D1561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rosa pa</text:p>
          </table:table-cell>
          <table:table-cell table:style-name="ce7" office:value-type="string" calcext:value-type="string">
            <text:p>são francisco p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562]-[.D1562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rosa pa</text:p>
          </table:table-cell>
          <table:table-cell table:style-name="ce7" office:value-type="string" calcext:value-type="string">
            <text:p>castanha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63]-[.D1563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rosa pa</text:p>
          </table:table-cell>
          <table:table-cell table:style-name="ce7" office:value-type="string" calcext:value-type="string">
            <text:p>aguia de marab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564]-[.D1564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rosa pa</text:p>
          </table:table-cell>
          <table:table-cell table:style-name="ce7" office:value-type="string" calcext:value-type="string">
            <text:p>canaa p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565]-[.D1565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rosa pa</text:p>
          </table:table-cell>
          <table:table-cell table:style-name="ce7" office:value-type="string" calcext:value-type="string">
            <text:p>bragantino p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566]-[.D1566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rosa pa</text:p>
          </table:table-cell>
          <table:table-cell table:style-name="ce7" office:value-type="string" calcext:value-type="string">
            <text:p>tuna lus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1567]-[.D1567]" office:value-type="float" office:value="-4" calcext:value-type="float">
            <text:p>-4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rosa pa</text:p>
          </table:table-cell>
          <table:table-cell table:style-name="ce7" office:value-type="string" calcext:value-type="string">
            <text:p>tapajo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68]-[.D1568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rosa pa</text:p>
          </table:table-cell>
          <table:table-cell table:style-name="ce7" office:value-type="string" calcext:value-type="string">
            <text:p>rem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C1569]-[.D1569]" office:value-type="float" office:value="-3" calcext:value-type="float">
            <text:p>-3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rosa pa</text:p>
          </table:table-cell>
          <table:table-cell table:style-name="ce7" office:value-type="string" calcext:value-type="string">
            <text:p>rem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570]-[.D1570]" office:value-type="float" office:value="-2" calcext:value-type="float">
            <text:p>-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rosa pa</text:p>
          </table:table-cell>
          <table:table-cell table:style-name="ce7" office:value-type="string" calcext:value-type="string">
            <text:p>caet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571]-[.D1571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anta rosa pa</text:p>
          </table:table-cell>
          <table:table-cell table:style-name="ce7" office:value-type="string" calcext:value-type="string">
            <text:p>tuna lus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572]-[.D1572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francisco pa</text:p>
          </table:table-cell>
          <table:table-cell table:style-name="ce7" office:value-type="string" calcext:value-type="string">
            <text:p>caet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573]-[.D1573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francisco pa</text:p>
          </table:table-cell>
          <table:table-cell table:style-name="ce7" office:value-type="string" calcext:value-type="string">
            <text:p>santa rosa p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74]-[.D1574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francisco pa</text:p>
          </table:table-cell>
          <table:table-cell table:style-name="ce7" office:value-type="string" calcext:value-type="string">
            <text:p>bragantino p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575]-[.D1575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francisco pa</text:p>
          </table:table-cell>
          <table:table-cell table:style-name="ce7" office:value-type="string" calcext:value-type="string">
            <text:p>camet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576]-[.D1576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francisco pa</text:p>
          </table:table-cell>
          <table:table-cell table:style-name="ce7" office:value-type="string" calcext:value-type="string">
            <text:p>aguia de marab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577]-[.D1577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francisco pa</text:p>
          </table:table-cell>
          <table:table-cell table:style-name="ce7" office:value-type="string" calcext:value-type="string">
            <text:p>castanhal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578]-[.D1578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francisco pa</text:p>
          </table:table-cell>
          <table:table-cell table:style-name="ce7" office:value-type="string" calcext:value-type="string">
            <text:p>remo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579]-[.D1579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francisco pa</text:p>
          </table:table-cell>
          <table:table-cell table:style-name="ce7" office:value-type="string" calcext:value-type="string">
            <text:p>canaa p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80]-[.D1580]" office:value-type="float" office:value="2" calcext:value-type="float">
            <text:p>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francisco pa</text:p>
          </table:table-cell>
          <table:table-cell table:style-name="ce7" office:value-type="string" calcext:value-type="string">
            <text:p>tuna lus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81]-[.D1581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francisco pa</text:p>
          </table:table-cell>
          <table:table-cell table:style-name="ce7" office:value-type="string" calcext:value-type="string">
            <text:p>tuna lus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582]-[.D1582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francisco pa</text:p>
          </table:table-cell>
          <table:table-cell table:style-name="ce7" office:value-type="string" calcext:value-type="string">
            <text:p>bragantino p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1583]-[.D1583]" office:value-type="float" office:value="2" calcext:value-type="float">
            <text:p>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francisco pa</text:p>
          </table:table-cell>
          <table:table-cell table:style-name="ce7" office:value-type="string" calcext:value-type="string">
            <text:p>aguia de marab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84]-[.D1584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francisco pa</text:p>
          </table:table-cell>
          <table:table-cell table:style-name="ce7" office:value-type="string" calcext:value-type="string">
            <text:p>tuna lus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585]-[.D1585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paulo crystal</text:p>
          </table:table-cell>
          <table:table-cell table:style-name="ce7" office:value-type="string" calcext:value-type="string">
            <text:p>botafogo pb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C1586]-[.D1586]" office:value-type="float" office:value="-4" calcext:value-type="float">
            <text:p>-4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paulo crystal</text:p>
          </table:table-cell>
          <table:table-cell table:style-name="ce7" office:value-type="string" calcext:value-type="string">
            <text:p>campinens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587]-[.D1587]" office:value-type="float" office:value="-2" calcext:value-type="float">
            <text:p>-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paulo crystal</text:p>
          </table:table-cell>
          <table:table-cell table:style-name="ce7" office:value-type="string" calcext:value-type="string">
            <text:p>nacional de pato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588]-[.D1588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paulo crystal</text:p>
          </table:table-cell>
          <table:table-cell table:style-name="ce7" office:value-type="string" calcext:value-type="string">
            <text:p>pomba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89]-[.D1589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paulo crystal</text:p>
          </table:table-cell>
          <table:table-cell table:style-name="ce7" office:value-type="string" calcext:value-type="string">
            <text:p>trez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C1590]-[.D1590]" office:value-type="float" office:value="-2" calcext:value-type="float">
            <text:p>-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paulo crystal</text:p>
          </table:table-cell>
          <table:table-cell table:style-name="ce7" office:value-type="string" calcext:value-type="string">
            <text:p>atletico pb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591]-[.D1591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paulo crystal</text:p>
          </table:table-cell>
          <table:table-cell table:style-name="ce7" office:value-type="string" calcext:value-type="string">
            <text:p>cs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C1592]-[.D1592]" office:value-type="float" office:value="-3" calcext:value-type="float">
            <text:p>-3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paulo crystal</text:p>
          </table:table-cell>
          <table:table-cell table:style-name="ce7" office:value-type="string" calcext:value-type="string">
            <text:p>sous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1593]-[.D1593]" office:value-type="float" office:value="-4" calcext:value-type="float">
            <text:p>-4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paulo crystal</text:p>
          </table:table-cell>
          <table:table-cell table:style-name="ce7" office:value-type="string" calcext:value-type="string">
            <text:p>serra branc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C1594]-[.D1594]" office:value-type="float" office:value="-3" calcext:value-type="float">
            <text:p>-3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raimundo am</text:p>
          </table:table-cell>
          <table:table-cell table:style-name="ce7" office:value-type="string" calcext:value-type="string">
            <text:p>nacional am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[.C1595]-[.D1595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amazon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raimundo am</text:p>
          </table:table-cell>
          <table:table-cell table:style-name="ce7" office:value-type="string" calcext:value-type="string">
            <text:p>manau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596]-[.D1596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amazon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raimundo am</text:p>
          </table:table-cell>
          <table:table-cell table:style-name="ce7" office:value-type="string" calcext:value-type="string">
            <text:p>operario a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97]-[.D1597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amazon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raimundo am</text:p>
          </table:table-cell>
          <table:table-cell table:style-name="ce7" office:value-type="string" calcext:value-type="string">
            <text:p>unidos do alvorad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598]-[.D1598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amazon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raimundo am</text:p>
          </table:table-cell>
          <table:table-cell table:style-name="ce7" office:value-type="string" calcext:value-type="string">
            <text:p>amazon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C1599]-[.D1599]" office:value-type="float" office:value="-3" calcext:value-type="float">
            <text:p>-3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amazon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raimundo am</text:p>
          </table:table-cell>
          <table:table-cell table:style-name="ce7" office:value-type="string" calcext:value-type="string">
            <text:p>manauar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600]-[.D1600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amazon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raimundo am</text:p>
          </table:table-cell>
          <table:table-cell table:style-name="ce7" office:value-type="string" calcext:value-type="string">
            <text:p>parintin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601]-[.D1601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amazon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raimundo am</text:p>
          </table:table-cell>
          <table:table-cell table:style-name="ce7" office:value-type="string" calcext:value-type="string">
            <text:p>amazon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602]-[.D1602]" office:value-type="float" office:value="-2" calcext:value-type="float">
            <text:p>-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amazon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raimundo am</text:p>
          </table:table-cell>
          <table:table-cell table:style-name="ce7" office:value-type="string" calcext:value-type="string">
            <text:p>parintin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603]-[.D1603]" office:value-type="float" office:value="-2" calcext:value-type="float">
            <text:p>-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amazon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raimundo am</text:p>
          </table:table-cell>
          <table:table-cell table:style-name="ce7" office:value-type="string" calcext:value-type="string">
            <text:p>rio negro am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604]-[.D1604]" office:value-type="float" office:value="2" calcext:value-type="float">
            <text:p>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amazon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raimundo am</text:p>
          </table:table-cell>
          <table:table-cell table:style-name="ce7" office:value-type="string" calcext:value-type="string">
            <text:p>princesa do solimoe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605]-[.D1605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amazon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raimundo am</text:p>
          </table:table-cell>
          <table:table-cell table:style-name="ce7" office:value-type="string" calcext:value-type="string">
            <text:p>manauar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606]-[.D1606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amazon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ão raimundo am</text:p>
          </table:table-cell>
          <table:table-cell table:style-name="ce7" office:value-type="string" calcext:value-type="string">
            <text:p>manau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C1607]-[.D1607]" office:value-type="float" office:value="-5" calcext:value-type="float">
            <text:p>-5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amazon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gipe</text:p>
          </table:table-cell>
          <table:table-cell table:style-name="ce7" office:value-type="string" calcext:value-type="string">
            <text:p>atletico s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608]-[.D1608]" office:value-type="float" office:value="3" calcext:value-type="float">
            <text:p>3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sergip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gipe</text:p>
          </table:table-cell>
          <table:table-cell table:style-name="ce7" office:value-type="string" calcext:value-type="string">
            <text:p>america 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609]-[.D1609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sergip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gipe</text:p>
          </table:table-cell>
          <table:table-cell table:style-name="ce7" office:value-type="string" calcext:value-type="string">
            <text:p>itabaiana 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10]-[.D1610]" office:value-type="float" office:value="2" calcext:value-type="float">
            <text:p>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sergip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gipe</text:p>
          </table:table-cell>
          <table:table-cell table:style-name="ce7" office:value-type="string" calcext:value-type="string">
            <text:p>lagart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611]-[.D1611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sergip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gipe</text:p>
          </table:table-cell>
          <table:table-cell table:style-name="ce7" office:value-type="string" calcext:value-type="string">
            <text:p>confianc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612]-[.D1612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sergip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gipe</text:p>
          </table:table-cell>
          <table:table-cell table:style-name="ce7" office:value-type="string" calcext:value-type="string">
            <text:p>carmopoli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13]-[.D1613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sergip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gipe</text:p>
          </table:table-cell>
          <table:table-cell table:style-name="ce7" office:value-type="string" calcext:value-type="string">
            <text:p>doren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14]-[.D1614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sergip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gipe</text:p>
          </table:table-cell>
          <table:table-cell table:style-name="ce7" office:value-type="string" calcext:value-type="string">
            <text:p>falco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615]-[.D1615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sergip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gipe</text:p>
          </table:table-cell>
          <table:table-cell table:style-name="ce7" office:value-type="string" calcext:value-type="string">
            <text:p>olimpic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16]-[.D1616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sergip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gipe</text:p>
          </table:table-cell>
          <table:table-cell table:style-name="ce7" office:value-type="string" calcext:value-type="string">
            <text:p>lagarto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617]-[.D1617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sergip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gipe</text:p>
          </table:table-cell>
          <table:table-cell table:style-name="ce7" office:value-type="string" calcext:value-type="string">
            <text:p>lagarto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618]-[.D1618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sergipano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gipe</text:p>
          </table:table-cell>
          <table:table-cell table:style-name="ce7" office:value-type="string" calcext:value-type="string">
            <text:p>confianc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619]-[.D1619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sergipano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gipe</text:p>
          </table:table-cell>
          <table:table-cell table:style-name="ce7" office:value-type="string" calcext:value-type="string">
            <text:p>confianc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620]-[.D1620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sergipano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gipe</text:p>
          </table:table-cell>
          <table:table-cell table:style-name="ce7" office:value-type="string" calcext:value-type="string">
            <text:p>as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C1621]-[.D1621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gipe</text:p>
          </table:table-cell>
          <table:table-cell table:style-name="ce7" office:value-type="string" calcext:value-type="string">
            <text:p>jacuipen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622]-[.D1622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gipe</text:p>
          </table:table-cell>
          <table:table-cell table:style-name="ce7" office:value-type="string" calcext:value-type="string">
            <text:p>retr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C1623]-[.D1623]" office:value-type="float" office:value="-2" calcext:value-type="float">
            <text:p>-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gipe</text:p>
          </table:table-cell>
          <table:table-cell table:style-name="ce7" office:value-type="string" calcext:value-type="string">
            <text:p>petrolin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624]-[.D1624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gipe</text:p>
          </table:table-cell>
          <table:table-cell table:style-name="ce7" office:value-type="string" calcext:value-type="string">
            <text:p>itabaiana s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625]-[.D1625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gipe</text:p>
          </table:table-cell>
          <table:table-cell table:style-name="ce7" office:value-type="string" calcext:value-type="string">
            <text:p>c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26]-[.D1626]" office:value-type="float" office:value="2" calcext:value-type="float">
            <text:p>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junh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gipe</text:p>
          </table:table-cell>
          <table:table-cell table:style-name="ce7" office:value-type="string" calcext:value-type="string">
            <text:p>juazeirense</text:p>
          </table:table-cell>
          <table:table-cell table:style-name="ce7" table:number-columns-repeated="3"/>
          <table:table-cell table:style-name="ce7" office:value-type="string" calcext:value-type="string">
            <text:p>visitante</text:p>
          </table:table-cell>
          <table:table-cell table:style-name="ce7"/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junho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ra branca</text:p>
          </table:table-cell>
          <table:table-cell table:style-name="ce7" office:value-type="string" calcext:value-type="string">
            <text:p>trez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28]-[.D1628]" office:value-type="float" office:value="2" calcext:value-type="float">
            <text:p>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ra branca</text:p>
          </table:table-cell>
          <table:table-cell table:style-name="ce7" office:value-type="string" calcext:value-type="string">
            <text:p>sous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629]-[.D1629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ra branca</text:p>
          </table:table-cell>
          <table:table-cell table:style-name="ce7" office:value-type="string" calcext:value-type="string">
            <text:p>pombal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630]-[.D1630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ra branca</text:p>
          </table:table-cell>
          <table:table-cell table:style-name="ce7" office:value-type="string" calcext:value-type="string">
            <text:p>campinen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631]-[.D1631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ra branca</text:p>
          </table:table-cell>
          <table:table-cell table:style-name="ce7" office:value-type="string" calcext:value-type="string">
            <text:p>atletico pb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32]-[.D1632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ra branca</text:p>
          </table:table-cell>
          <table:table-cell table:style-name="ce7" office:value-type="string" calcext:value-type="string">
            <text:p>nacional de pato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633]-[.D1633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ra branca</text:p>
          </table:table-cell>
          <table:table-cell table:style-name="ce7" office:value-type="string" calcext:value-type="string">
            <text:p>botafogo p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634]-[.D1634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ra branca</text:p>
          </table:table-cell>
          <table:table-cell table:style-name="ce7" office:value-type="string" calcext:value-type="string">
            <text:p>cs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35]-[.D1635]" office:value-type="float" office:value="2" calcext:value-type="float">
            <text:p>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ra branca</text:p>
          </table:table-cell>
          <table:table-cell table:style-name="ce7" office:value-type="string" calcext:value-type="string">
            <text:p>são paulo crystal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36]-[.D1636]" office:value-type="float" office:value="3" calcext:value-type="float">
            <text:p>3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ra branca</text:p>
          </table:table-cell>
          <table:table-cell table:style-name="ce7" office:value-type="string" calcext:value-type="string">
            <text:p>botafogo pb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637]-[.D1637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erra branca</text:p>
          </table:table-cell>
          <table:table-cell table:style-name="ce7" office:value-type="string" calcext:value-type="string">
            <text:p>botafogo pb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638]-[.D1638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ab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639]-[.D1639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nacional de pato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640]-[.D1640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serra branc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41]-[.D1641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cs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642]-[.D1642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campinens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43]-[.D1643]" office:value-type="float" office:value="3" calcext:value-type="float">
            <text:p>3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cruzeiro m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44]-[.D1644]" office:value-type="float" office:value="2" calcext:value-type="float">
            <text:p>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copa do brasil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trez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645]-[.D1645]" office:value-type="float" office:value="-2" calcext:value-type="float">
            <text:p>-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atletico pb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646]-[.D1646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marco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petrolin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47]-[.D1647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copa do brasil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botafogo pb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648]-[.D1648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são paulo crystal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49]-[.D1649]" office:value-type="float" office:value="4" calcext:value-type="float">
            <text:p>4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pombal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650]-[.D1650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trez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651]-[.D1651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trez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652]-[.D1652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botafogo pb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653]-[.D1653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botafogo pb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654]-[.D1654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iguatu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655]-[.D1655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bragantino sp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656]-[.D1656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copa do brasil</text:p>
          </table:table-cell>
          <table:table-cell table:style-name="ce7" office:value-type="string" calcext:value-type="string">
            <text:p>maio</text:p>
          </table:table-cell>
          <table:table-cell table:number-columns-repeated="3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trez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657]-[.D1657]" office:value-type="float" office:value="-2" calcext:value-type="float">
            <text:p>-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potiguar de mossor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58]-[.D1658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santa cruz r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659]-[.D1659]" office:value-type="float" office:value="-2" calcext:value-type="float">
            <text:p>-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bragantino s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C1660]-[.D1660]" office:value-type="float" office:value="-3" calcext:value-type="float">
            <text:p>-3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copa do brasil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america rn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661]-[.D1661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atletico c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C1662]-[.D1662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junh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ousa</text:p>
          </table:table-cell>
          <table:table-cell table:style-name="ce7" office:value-type="string" calcext:value-type="string">
            <text:p>maracana</text:p>
          </table:table-cell>
          <table:table-cell table:style-name="ce7" table:number-columns-repeated="3"/>
          <table:table-cell table:style-name="ce7" office:value-type="string" calcext:value-type="string">
            <text:p>visitante</text:p>
          </table:table-cell>
          <table:table-cell table:style-name="ce7"/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junho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petrolin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64]-[.D1664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retr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1665]-[.D1665]" office:value-type="float" office:value="-2" calcext:value-type="float">
            <text:p>-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santa cruz p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666]-[.D1666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maguar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67]-[.D1667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afogados da ingazeir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68]-[.D1668]" office:value-type="float" office:value="2" calcext:value-type="float">
            <text:p>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flamengo p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69]-[.D1669]" office:value-type="float" office:value="3" calcext:value-type="float">
            <text:p>3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bahia de salvad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670]-[.D1670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671]-[.D1671]" office:value-type="float" office:value="3" calcext:value-type="float">
            <text:p>3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trez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672]-[.D1672]" office:value-type="float" office:value="2" calcext:value-type="float">
            <text:p>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itabaiana 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673]-[.D1673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porto p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74]-[.D1674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fortalez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675]-[.D1675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nautico p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676]-[.D1676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trem a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77]-[.D1677]" office:value-type="float" office:value="4" calcext:value-type="float">
            <text:p>4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copa do brasil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alto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678]-[.D1678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santa cruz p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679]-[.D1679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muric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680]-[.D1680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copa do brasil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santa cruz p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681]-[.D1681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nautico pe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[.C1682]-[.D1682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abc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83]-[.D1683]" office:value-type="float" office:value="2" calcext:value-type="float">
            <text:p>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juazeirens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84]-[.D1684]" office:value-type="float" office:value="3" calcext:value-type="float">
            <text:p>3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nautico p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85]-[.D1685]" office:value-type="float" office:value="2" calcext:value-type="float">
            <text:p>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nautico p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686]-[.D1686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ernambucano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cear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687]-[.D1687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amazonas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688]-[.D1688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serie b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vila nova g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89]-[.D1689]" office:value-type="float" office:value="2" calcext:value-type="float">
            <text:p>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serie b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atletico mg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690]-[.D1690]" office:value-type="float" office:value="-2" calcext:value-type="float">
            <text:p>-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copa do brasil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coritib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91]-[.D1691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serie b</text:p>
          </table:table-cell>
          <table:table-cell table:style-name="ce7" office:value-type="string" calcext:value-type="string">
            <text:p>maio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brusqu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692]-[.D1692]" office:value-type="float" office:value="3" calcext:value-type="float">
            <text:p>3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serie b 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itua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693]-[.D1693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serie b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ava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694]-[.D1694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serie b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atletico m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695]-[.D1695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copa do brasil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fortalez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1696]-[.D1696]" office:value-type="float" office:value="-3" calcext:value-type="float">
            <text:p>-3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goi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C1697]-[.D1697]" office:value-type="float" office:value="-3" calcext:value-type="float">
            <text:p>-3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serie b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port pe</text:p>
          </table:table-cell>
          <table:table-cell table:style-name="ce7" office:value-type="string" calcext:value-type="string">
            <text:p>paysandu</text:p>
          </table:table-cell>
          <table:table-cell table:style-name="ce7" table:number-columns-repeated="3"/>
          <table:table-cell table:style-name="ce7" office:value-type="string" calcext:value-type="string">
            <text:p>mandante</text:p>
          </table:table-cell>
          <table:table-cell table:style-name="ce7"/>
          <table:table-cell table:style-name="ce7" office:value-type="string" calcext:value-type="string">
            <text:p>serie b</text:p>
          </table:table-cell>
          <table:table-cell table:style-name="ce7" office:value-type="string" calcext:value-type="string">
            <text:p>junho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apajos</text:p>
          </table:table-cell>
          <table:table-cell table:style-name="ce7" office:value-type="string" calcext:value-type="string">
            <text:p>bragantino p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699]-[.D1699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apajos</text:p>
          </table:table-cell>
          <table:table-cell table:style-name="ce7" office:value-type="string" calcext:value-type="string">
            <text:p>aguia de marab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700]-[.D1700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apajos</text:p>
          </table:table-cell>
          <table:table-cell table:style-name="ce7" office:value-type="string" calcext:value-type="string">
            <text:p>camet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701]-[.D1701]" office:value-type="float" office:value="-2" calcext:value-type="float">
            <text:p>-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apajos</text:p>
          </table:table-cell>
          <table:table-cell table:style-name="ce7" office:value-type="string" calcext:value-type="string">
            <text:p>canaa p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702]-[.D1702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apajos</text:p>
          </table:table-cell>
          <table:table-cell table:style-name="ce7" office:value-type="string" calcext:value-type="string">
            <text:p>rem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C1703]-[.D1703]" office:value-type="float" office:value="-2" calcext:value-type="float">
            <text:p>-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apajos</text:p>
          </table:table-cell>
          <table:table-cell table:style-name="ce7" office:value-type="string" calcext:value-type="string">
            <text:p>castanha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704]-[.D1704]" office:value-type="float" office:value="-2" calcext:value-type="float">
            <text:p>-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apajos</text:p>
          </table:table-cell>
          <table:table-cell table:style-name="ce7" office:value-type="string" calcext:value-type="string">
            <text:p>caet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705]-[.D1705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apajos</text:p>
          </table:table-cell>
          <table:table-cell table:style-name="ce7" office:value-type="string" calcext:value-type="string">
            <text:p>santa rosa p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706]-[.D1706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serra branc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707]-[.D1707]" office:value-type="float" office:value="-2" calcext:value-type="float">
            <text:p>-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nacional de pato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708]-[.D1708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atletico pb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09]-[.D1709]" office:value-type="float" office:value="2" calcext:value-type="float">
            <text:p>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river p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10]-[.D1710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fevereiro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sport p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C1711]-[.D1711]" office:value-type="float" office:value="-2" calcext:value-type="float">
            <text:p>-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crb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712]-[.D1712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são paulo crystal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713]-[.D1713]" office:value-type="float" office:value="2" calcext:value-type="float">
            <text:p>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abc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714]-[.D1714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copa do brasil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sous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15]-[.D1715]" office:value-type="float" office:value="2" calcext:value-type="float">
            <text:p>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america rn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[.C1716]-[.D1716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pombal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17]-[.D1717]" office:value-type="float" office:value="3" calcext:value-type="float">
            <text:p>3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marco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maranha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718]-[.D1718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cs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719]-[.D1719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botafogo pb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20]-[.D1720]" office:value-type="float" office:value="2" calcext:value-type="float">
            <text:p>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campinens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21]-[.D1721]" office:value-type="float" office:value="3" calcext:value-type="float">
            <text:p>3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botafogo pb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722]-[.D1722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cear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723]-[.D1723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vitoria de salvado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C1724]-[.D1724]" office:value-type="float" office:value="-3" calcext:value-type="float">
            <text:p>-3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sous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725]-[.D1725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sous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726]-[.D1726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araibano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santa cruz r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C1727]-[.D1727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sous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28]-[.D1728]" office:value-type="float" office:value="2" calcext:value-type="float">
            <text:p>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maracan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29]-[.D1729]" office:value-type="float" office:value="4" calcext:value-type="float">
            <text:p>4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iguatu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30]-[.D1730]" office:value-type="float" office:value="3" calcext:value-type="float">
            <text:p>3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atletico c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31]-[.D1731]" office:value-type="float" office:value="2" calcext:value-type="float">
            <text:p>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america rn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732]-[.D1732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junho</text:p>
          </table:table-cell>
          <table:table-cell table:number-columns-repeated="3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reze</text:p>
          </table:table-cell>
          <table:table-cell table:style-name="ce7" office:value-type="string" calcext:value-type="string">
            <text:p>potiguar de mossoro</text:p>
          </table:table-cell>
          <table:table-cell table:style-name="ce7" table:number-columns-repeated="3"/>
          <table:table-cell table:style-name="ce7" office:value-type="string" calcext:value-type="string">
            <text:p>visitante</text:p>
          </table:table-cell>
          <table:table-cell table:style-name="ce7"/>
          <table:table-cell table:style-name="ce7" office:value-type="string" calcext:value-type="string">
            <text:p>serie d</text:p>
          </table:table-cell>
          <table:table-cell table:style-name="ce7" office:value-type="string" calcext:value-type="string">
            <text:p>junho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a luso</text:p>
          </table:table-cell>
          <table:table-cell table:style-name="ce7" office:value-type="string" calcext:value-type="string">
            <text:p>aguia de marab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734]-[.D1734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a luso</text:p>
          </table:table-cell>
          <table:table-cell table:style-name="ce7" office:value-type="string" calcext:value-type="string">
            <text:p>bragantino pa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[.C1735]-[.D1735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a luso</text:p>
          </table:table-cell>
          <table:table-cell table:style-name="ce7" office:value-type="string" calcext:value-type="string">
            <text:p>camet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36]-[.D1736]" office:value-type="float" office:value="3" calcext:value-type="float">
            <text:p>3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a luso</text:p>
          </table:table-cell>
          <table:table-cell table:style-name="ce7" office:value-type="string" calcext:value-type="string">
            <text:p>castanhal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[.C1737]-[.D1737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a luso</text:p>
          </table:table-cell>
          <table:table-cell table:style-name="ce7" office:value-type="string" calcext:value-type="string">
            <text:p>rem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738]-[.D1738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a luso</text:p>
          </table:table-cell>
          <table:table-cell table:style-name="ce7" office:value-type="string" calcext:value-type="string">
            <text:p>canaa p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39]-[.D1739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a luso</text:p>
          </table:table-cell>
          <table:table-cell table:style-name="ce7" office:value-type="string" calcext:value-type="string">
            <text:p>santa rosa p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40]-[.D1740]" office:value-type="float" office:value="4" calcext:value-type="float">
            <text:p>4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a luso</text:p>
          </table:table-cell>
          <table:table-cell table:style-name="ce7" office:value-type="string" calcext:value-type="string">
            <text:p>caete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[.C1741]-[.D1741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a luso</text:p>
          </table:table-cell>
          <table:table-cell table:style-name="ce7" office:value-type="string" calcext:value-type="string">
            <text:p>são francisco p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742]-[.D1742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a luso</text:p>
          </table:table-cell>
          <table:table-cell table:style-name="ce7" office:value-type="string" calcext:value-type="string">
            <text:p>são francisco p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743]-[.D1743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a luso</text:p>
          </table:table-cell>
          <table:table-cell table:style-name="ce7" office:value-type="string" calcext:value-type="string">
            <text:p>rem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744]-[.D1744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a luso</text:p>
          </table:table-cell>
          <table:table-cell table:style-name="ce7" office:value-type="string" calcext:value-type="string">
            <text:p>rem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745]-[.D1745]" office:value-type="float" office:value="-2" calcext:value-type="float">
            <text:p>-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a luso</text:p>
          </table:table-cell>
          <table:table-cell table:style-name="ce7" office:value-type="string" calcext:value-type="string">
            <text:p>santa rosa p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46]-[.D1746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a luso</text:p>
          </table:table-cell>
          <table:table-cell table:style-name="ce7" office:value-type="string" calcext:value-type="string">
            <text:p>são francisco p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747]-[.D1747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paraense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tum</text:p>
          </table:table-cell>
          <table:table-cell table:style-name="ce7" office:value-type="string" calcext:value-type="string">
            <text:p>imperatriz m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748]-[.D1748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tum</text:p>
          </table:table-cell>
          <table:table-cell table:style-name="ce7" office:value-type="string" calcext:value-type="string">
            <text:p>maranha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1749]-[.D1749]" office:value-type="float" office:value="-4" calcext:value-type="float">
            <text:p>-4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tum</text:p>
          </table:table-cell>
          <table:table-cell table:style-name="ce7" office:value-type="string" calcext:value-type="string">
            <text:p>sampaio correa m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750]-[.D1750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tum</text:p>
          </table:table-cell>
          <table:table-cell table:style-name="ce7" office:value-type="string" calcext:value-type="string">
            <text:p>moto club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751]-[.D1751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tum</text:p>
          </table:table-cell>
          <table:table-cell table:style-name="ce7" office:value-type="string" calcext:value-type="string">
            <text:p>pinheiro m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752]-[.D1752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tum</text:p>
          </table:table-cell>
          <table:table-cell table:style-name="ce7" office:value-type="string" calcext:value-type="string">
            <text:p>chapadinha m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753]-[.D1753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tum</text:p>
          </table:table-cell>
          <table:table-cell table:style-name="ce7" office:value-type="string" calcext:value-type="string">
            <text:p>cordino ma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formula="of:=[.C1754]-[.D1754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tum</text:p>
          </table:table-cell>
          <table:table-cell table:style-name="ce7" office:value-type="string" calcext:value-type="string">
            <text:p>imperatriz m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55]-[.D1755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tum</text:p>
          </table:table-cell>
          <table:table-cell table:style-name="ce7" office:value-type="string" calcext:value-type="string">
            <text:p>maranha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56]-[.D1756]" office:value-type="float" office:value="2" calcext:value-type="float">
            <text:p>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tum</text:p>
          </table:table-cell>
          <table:table-cell table:style-name="ce7" office:value-type="string" calcext:value-type="string">
            <text:p>sampaio correa m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757]-[.D1757]" office:value-type="float" office:value="-2" calcext:value-type="float">
            <text:p>-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tum</text:p>
          </table:table-cell>
          <table:table-cell table:style-name="ce7" office:value-type="string" calcext:value-type="string">
            <text:p>moto club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758]-[.D1758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tum</text:p>
          </table:table-cell>
          <table:table-cell table:style-name="ce7" office:value-type="string" calcext:value-type="string">
            <text:p>pinheiro m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1759]-[.D1759]" office:value-type="float" office:value="-4" calcext:value-type="float">
            <text:p>-4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tum</text:p>
          </table:table-cell>
          <table:table-cell table:style-name="ce7" office:value-type="string" calcext:value-type="string">
            <text:p>chapadinha m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1760]-[.D1760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tum</text:p>
          </table:table-cell>
          <table:table-cell table:style-name="ce7" office:value-type="string" calcext:value-type="string">
            <text:p>cordino m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61]-[.D1761]" office:value-type="float" office:value="3" calcext:value-type="float">
            <text:p>3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tum</text:p>
          </table:table-cell>
          <table:table-cell table:style-name="ce7" office:value-type="string" calcext:value-type="string">
            <text:p>maranha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62]-[.D1762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untum</text:p>
          </table:table-cell>
          <table:table-cell table:style-name="ce7" office:value-type="string" calcext:value-type="string">
            <text:p>maranha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763]-[.D1763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maranhense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jacuipen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64]-[.D1764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bai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bahia de feira de santan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65]-[.D1765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bai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barcelona de ilheu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766]-[.D1766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bai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juazeirens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67]-[.D1767]" office:value-type="float" office:value="3" calcext:value-type="float">
            <text:p>3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bai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jequi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768]-[.D1768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baiano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alto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769]-[.D1769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jacobin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770]-[.D1770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bai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ab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771]-[.D1771]" office:value-type="float" office:value="2" calcext:value-type="float">
            <text:p>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juazeirens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772]-[.D1772]" office:value-type="float" office:value="-2" calcext:value-type="float">
            <text:p>-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bahia de salvado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773]-[.D1773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bai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nautico p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774]-[.D1774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atletico b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75]-[.D1775]" office:value-type="float" office:value="3" calcext:value-type="float">
            <text:p>3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baiano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itabu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76]-[.D1776]" office:value-type="float" office:value="2" calcext:value-type="float">
            <text:p>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baiano</text:p>
          </table:table-cell>
          <table:table-cell table:style-name="ce7" office:value-type="string" calcext:value-type="string">
            <text:p>marco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itabaiana s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777]-[.D1777]" office:value-type="float" office:value="2" calcext:value-type="float">
            <text:p>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barcelona de ilheu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78]-[.D1778]" office:value-type="float" office:value="2" calcext:value-type="float">
            <text:p>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bai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barcelona de ilheu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779]-[.D1779]" office:value-type="float" office:value="3" calcext:value-type="float">
            <text:p>3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bai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bahia de salvad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780]-[.D1780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fortalez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81]-[.D1781]" office:value-type="float" office:value="1" calcext:value-type="float">
            <text:p>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trez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782]-[.D1782]" office:value-type="float" office:value="3" calcext:value-type="float">
            <text:p>3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copa do nordeste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bahia de salvado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783]-[.D1783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baiano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bahia de salvador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784]-[.D1784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baiano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palmeiras sp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785]-[.D1785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serie a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bahia de salvador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[.C1786]-[.D1786]" office:value-type="float" office:value="0" calcext:value-type="float">
            <text:p>0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serie a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cruzeiro m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C1787]-[.D1787]" office:value-type="float" office:value="-2" calcext:value-type="float">
            <text:p>-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seria a</text:p>
          </table:table-cell>
          <table:table-cell table:style-name="ce7" office:value-type="string" calcext:value-type="string">
            <text:p>abril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botafogo rj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788]-[.D1788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copa do brasil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são paulo s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C1789]-[.D1789]" office:value-type="float" office:value="-2" calcext:value-type="float">
            <text:p>-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seria a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vasc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790]-[.D1790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serie a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botafogo rj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791]-[.D1791]" office:value-type="float" office:value="-1" calcext:value-type="float">
            <text:p>-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copa do brasil</text:p>
          </table:table-cell>
          <table:table-cell table:style-name="ce7" office:value-type="string" calcext:value-type="string">
            <text:p>maio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atletico g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792]-[.D1792]" office:value-type="float" office:value="-2" calcext:value-type="float">
            <text:p>-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serie a</text:p>
          </table:table-cell>
          <table:table-cell table:style-name="ce7" office:value-type="string" calcext:value-type="string">
            <text:p>junh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cuiab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793]-[.D1793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serie a</text:p>
          </table:table-cell>
          <table:table-cell table:style-name="ce7" office:value-type="string" calcext:value-type="string">
            <text:p>junho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vitoria de salvador</text:p>
          </table:table-cell>
          <table:table-cell table:style-name="ce7" office:value-type="string" calcext:value-type="string">
            <text:p>juventude rs</text:p>
          </table:table-cell>
          <table:table-cell table:style-name="ce7" table:number-columns-repeated="3"/>
          <table:table-cell table:style-name="ce7" office:value-type="string" calcext:value-type="string">
            <text:p>visitante</text:p>
          </table:table-cell>
          <table:table-cell table:style-name="ce7"/>
          <table:table-cell table:style-name="ce7" office:value-type="string" calcext:value-type="string">
            <text:p>serie a</text:p>
          </table:table-cell>
          <table:table-cell table:style-name="ce7" office:value-type="string" calcext:value-type="string">
            <text:p>junho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unidos do alvorada</text:p>
          </table:table-cell>
          <table:table-cell table:style-name="ce7" office:value-type="string" calcext:value-type="string">
            <text:p>princesa do solimoe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795]-[.D1795]" office:value-type="float" office:value="-2" calcext:value-type="float">
            <text:p>-2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amazon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unidos do alvorada</text:p>
          </table:table-cell>
          <table:table-cell table:style-name="ce7" office:value-type="string" calcext:value-type="string">
            <text:p>parintin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1796]-[.D1796]" office:value-type="float" office:value="-2" calcext:value-type="float">
            <text:p>-2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amazon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unidos do alvorada</text:p>
          </table:table-cell>
          <table:table-cell table:style-name="ce7" office:value-type="string" calcext:value-type="string">
            <text:p>rio negro am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[.C1797]-[.D1797]" office:value-type="float" office:value="0" calcext:value-type="float">
            <text:p>0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empate</text:p>
          </table:table-cell>
          <table:table-cell table:style-name="ce7" office:value-type="string" calcext:value-type="string">
            <text:p>amazonense</text:p>
          </table:table-cell>
          <table:table-cell table:style-name="ce7" office:value-type="string" calcext:value-type="string">
            <text:p>janeiro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dos do alvorada</text:p>
          </table:table-cell>
          <table:table-cell office:value-type="string" calcext:value-type="string">
            <text:p>são raimundo 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98]-[.D1798]" office:value-type="float" office:value="-1" calcext:value-type="float">
            <text:p>-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dos do alvorada</text:p>
          </table:table-cell>
          <table:table-cell office:value-type="string" calcext:value-type="string">
            <text:p>manau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1799]-[.D1799]" office:value-type="float" office:value="-5" calcext:value-type="float">
            <text:p>-5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fevereir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dos do alvorada</text:p>
          </table:table-cell>
          <table:table-cell office:value-type="string" calcext:value-type="string">
            <text:p>manau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800]-[.D1800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dos do alvorada</text:p>
          </table:table-cell>
          <table:table-cell office:value-type="string" calcext:value-type="string">
            <text:p>operario 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801]-[.D1801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dos do alvorada</text:p>
          </table:table-cell>
          <table:table-cell office:value-type="string" calcext:value-type="string">
            <text:p>nacional a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02]-[.D180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dos do alvorada</text:p>
          </table:table-cell>
          <table:table-cell office:value-type="string" calcext:value-type="string">
            <text:p>amazon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803]-[.D1803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dos do alvorada</text:p>
          </table:table-cell>
          <table:table-cell office:value-type="string" calcext:value-type="string">
            <text:p>princesa do solimo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804]-[.D1804]" office:value-type="float" office:value="3" calcext:value-type="float">
            <text:p>3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marco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dos do alvorada</text:p>
          </table:table-cell>
          <table:table-cell office:value-type="string" calcext:value-type="string">
            <text:p>manau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1805]-[.D1805]" office:value-type="float" office:value="-4" calcext:value-type="float">
            <text:p>-4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amazonense</text:p>
          </table:table-cell>
          <table:table-cell office:value-type="string" calcext:value-type="string">
            <text:p>abr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umbi</text:p>
          </table:table-cell>
          <table:table-cell office:value-type="string" calcext:value-type="string">
            <text:p>cruzeiro 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806]-[.D1806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janeiro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umbi</text:p>
          </table:table-cell>
          <table:table-cell office:value-type="string" calcext:value-type="string">
            <text:p>peneden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807]-[.D1807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alagoas</text:p>
          </table:table-cell>
          <table:table-cell office:value-type="string" calcext:value-type="string">
            <text:p>feverei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zumbi</text:p>
          </table:table-cell>
          <table:table-cell table:style-name="ce7" office:value-type="string" calcext:value-type="string">
            <text:p>cs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1808]-[.D1808]" office:value-type="float" office:value="-4" calcext:value-type="float">
            <text:p>-4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copa alagoas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zumbi</text:p>
          </table:table-cell>
          <table:table-cell table:style-name="ce7" office:value-type="string" calcext:value-type="string">
            <text:p>crb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809]-[.D1809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copa alagoas</text:p>
          </table:table-cell>
          <table:table-cell table:style-name="ce7" office:value-type="string" calcext:value-type="string">
            <text:p>fevereiro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zumbi</text:p>
          </table:table-cell>
          <table:table-cell table:style-name="ce7" office:value-type="string" calcext:value-type="string">
            <text:p>corurip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810]-[.D1810]" office:value-type="float" office:value="-1" calcext:value-type="float">
            <text:p>-1</text:p>
          </table:table-cell>
          <table:table-cell table:style-name="ce7" office:value-type="string" calcext:value-type="string">
            <text:p>visitante</text:p>
          </table:table-cell>
          <table:table-cell table:style-name="ce7" office:value-type="string" calcext:value-type="string">
            <text:p>derrota</text:p>
          </table:table-cell>
          <table:table-cell table:style-name="ce7" office:value-type="string" calcext:value-type="string">
            <text:p>copa alagoas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zumbi</text:p>
          </table:table-cell>
          <table:table-cell table:style-name="ce7" office:value-type="string" calcext:value-type="string">
            <text:p>dimensao saud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1811]-[.D1811]" office:value-type="float" office:value="1" calcext:value-type="float">
            <text:p>1</text:p>
          </table:table-cell>
          <table:table-cell table:style-name="ce7" office:value-type="string" calcext:value-type="string">
            <text:p>mandante</text:p>
          </table:table-cell>
          <table:table-cell table:style-name="ce7" office:value-type="string" calcext:value-type="string">
            <text:p>vitoria</text:p>
          </table:table-cell>
          <table:table-cell table:style-name="ce7" office:value-type="string" calcext:value-type="string">
            <text:p>copa alagoas</text:p>
          </table:table-cell>
          <table:table-cell table:style-name="ce7" office:value-type="string" calcext:value-type="string">
            <text:p>marco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'jogos dos times da serie C 2023'.A1:'jogos dos times da serie C 2023'.L1811" table:display-filter-buttons="tru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6T11:01:32.473388307</dc:date>
    <meta:editing-duration>P3DT22H27M10S</meta:editing-duration>
    <meta:editing-cycles>2167</meta:editing-cycles>
    <meta:generator>LibreOffice/7.3.7.2$Linux_X86_64 LibreOffice_project/30$Build-2</meta:generator>
    <meta:document-statistic meta:table-count="1" meta:cell-count="21540" meta:object-count="0"/>
  </office:meta>
</office:document-meta>
</file>